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NIP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17" xlink:type="simple">AAFIR Eddy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ddy.aafir@ensad.fr" xlink:type="simple">eddy.aafir@ensad.fr</text:a></text:p>
          </table:table-cell>
          <table:table-cell office:value-type="float" office:value="107617" calcext:value-type="float">
            <text:p>10761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3" xlink:type="simple">ABDELLATIF Amir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mira.abdellatif@ensad.fr" xlink:type="simple">amira.abdellatif@ensad.fr</text:a></text:p>
          </table:table-cell>
          <table:table-cell office:value-type="float" office:value="107783" calcext:value-type="float">
            <text:p>10778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83" xlink:type="simple">ABISAAB Gael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gaelle.abisaab@ensad.fr" xlink:type="simple">gaelle.abisaab@ensad.fr</text:a></text:p>
          </table:table-cell>
          <table:table-cell office:value-type="float" office:value="107683" calcext:value-type="float">
            <text:p>10768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0" xlink:type="simple">ABITBOL Ine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ines.abitbol@ensad.fr" xlink:type="simple">ines.abitbol@ensad.fr</text:a></text:p>
          </table:table-cell>
          <table:table-cell office:value-type="float" office:value="107960" calcext:value-type="float">
            <text:p>1079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92" xlink:type="simple">ABOU SAMRA Ayad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yad.abou@ensad.fr" xlink:type="simple">ayad.abou@ensad.fr</text:a></text:p>
          </table:table-cell>
          <table:table-cell office:value-type="float" office:value="107592" calcext:value-type="float">
            <text:p>10759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5" xlink:type="simple">ACHARD Mayli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aylis.achard@ensad.fr" xlink:type="simple">maylis.achard@ensad.fr</text:a></text:p>
          </table:table-cell>
          <table:table-cell office:value-type="float" office:value="107875" calcext:value-type="float">
            <text:p>10787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47" xlink:type="simple">ADAM Cyril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yril.adam@ensad.fr" xlink:type="simple">cyril.adam@ensad.fr</text:a></text:p>
          </table:table-cell>
          <table:table-cell office:value-type="float" office:value="107547" calcext:value-type="float">
            <text:p>10754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0" xlink:type="simple">ADAMIAK Ale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lex.adamiak@ensad.fr" xlink:type="simple">alex.adamiak@ensad.fr</text:a></text:p>
          </table:table-cell>
          <table:table-cell office:value-type="float" office:value="107510" calcext:value-type="float">
            <text:p>10751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55" xlink:type="simple">AGAFONOVAS Matias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tias.agafonovas@ensad.fr" xlink:type="simple">matias.agafonovas@ensad.fr</text:a></text:p>
          </table:table-cell>
          <table:table-cell office:value-type="float" office:value="106755" calcext:value-type="float">
            <text:p>1067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32" xlink:type="simple">AGHAJANBEYGLOO Asal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sal.aghajanbeygloo@ensad.fr" xlink:type="simple">asal.aghajanbeygloo@ensad.fr</text:a></text:p>
          </table:table-cell>
          <table:table-cell office:value-type="float" office:value="107932" calcext:value-type="float">
            <text:p>10793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0" xlink:type="simple">AGHITOAIE Stefa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tefan.aghitoaie@ensad.fr" xlink:type="simple">stefan.aghitoaie@ensad.fr</text:a></text:p>
          </table:table-cell>
          <table:table-cell office:value-type="float" office:value="107830" calcext:value-type="float">
            <text:p>10783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4" xlink:type="simple">AL SALEM Daniah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daniah.salem@ensad.fr" xlink:type="simple">daniah.salem@ensad.fr</text:a></text:p>
          </table:table-cell>
          <table:table-cell office:value-type="float" office:value="107964" calcext:value-type="float">
            <text:p>10796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1" xlink:type="simple">ALBOUY Mathild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thilde.albouy@ensad.fr" xlink:type="simple">mathilde.albouy@ensad.fr</text:a></text:p>
          </table:table-cell>
          <table:table-cell office:value-type="float" office:value="107671" calcext:value-type="float">
            <text:p>10767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3" xlink:type="simple">ALESSI Kim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kim.alessi@ensad.fr" xlink:type="simple">kim.alessi@ensad.fr</text:a></text:p>
          </table:table-cell>
          <table:table-cell office:value-type="float" office:value="107853" calcext:value-type="float">
            <text:p>1078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08" xlink:type="simple">ALLEAUME Ludiv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udivine.alleaume@ensad.fr" xlink:type="simple">ludivine.alleaume@ensad.fr</text:a></text:p>
          </table:table-cell>
          <table:table-cell office:value-type="float" office:value="107708" calcext:value-type="float">
            <text:p>1077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74" xlink:type="simple">ALLIO Margot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rgot.allio@ensad.fr" xlink:type="simple">margot.allio@ensad.fr</text:a></text:p>
          </table:table-cell>
          <table:table-cell office:value-type="float" office:value="107374" calcext:value-type="float">
            <text:p>10737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39" xlink:type="simple">ALSALKINI Zei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zeina.alsalkini@ensad.fr" xlink:type="simple">zeina.alsalkini@ensad.fr</text:a></text:p>
          </table:table-cell>
          <table:table-cell office:value-type="float" office:value="107739" calcext:value-type="float">
            <text:p>10773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36" xlink:type="simple">ALVAREZ Nin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ina.alvarez@ensad.fr" xlink:type="simple">nina.alvarez@ensad.fr</text:a></text:p>
          </table:table-cell>
          <table:table-cell office:value-type="float" office:value="106536" calcext:value-type="float">
            <text:p>10653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36" xlink:type="simple">AMMAR KHODJA Brice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brice.ammar@ensad.fr" xlink:type="simple">brice.ammar@ensad.fr</text:a></text:p>
          </table:table-cell>
          <table:table-cell office:value-type="float" office:value="107136" calcext:value-type="float">
            <text:p>10713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13" xlink:type="simple">AMOROSO Alic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lice.amoroso@ensad.fr" xlink:type="simple">alice.amoroso@ensad.fr</text:a></text:p>
          </table:table-cell>
          <table:table-cell office:value-type="float" office:value="107313" calcext:value-type="float">
            <text:p>10731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7" xlink:type="simple">ANDRÉ Flor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flore.andre@ensad.fr" xlink:type="simple">flore.andre@ensad.fr</text:a></text:p>
          </table:table-cell>
          <table:table-cell office:value-type="float" office:value="107787" calcext:value-type="float">
            <text:p>10778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91" xlink:type="simple">ANDREOTTI Ilari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ilaria.andreotti@ensad.fr" xlink:type="simple">ilaria.andreotti@ensad.fr</text:a></text:p>
          </table:table-cell>
          <table:table-cell office:value-type="float" office:value="107291" calcext:value-type="float">
            <text:p>10729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02" xlink:type="simple">ANNEREAU Charlo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harlotte.annereau@ensad.fr" xlink:type="simple">charlotte.annereau@ensad.fr</text:a></text:p>
          </table:table-cell>
          <table:table-cell office:value-type="float" office:value="107002" calcext:value-type="float">
            <text:p>1070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44" xlink:type="simple">ANTIBE Jean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eanne.antibe@ensad.fr" xlink:type="simple">jeanne.antibe@ensad.fr</text:a></text:p>
          </table:table-cell>
          <table:table-cell office:value-type="float" office:value="107644" calcext:value-type="float">
            <text:p>10764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09" xlink:type="simple">ARGENTO-PAILLET Eva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van.argento@ensad.fr" xlink:type="simple">evan.argento@ensad.fr</text:a></text:p>
          </table:table-cell>
          <table:table-cell office:value-type="float" office:value="107509" calcext:value-type="float">
            <text:p>1075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63" xlink:type="simple">ARMANI Mik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ika.armani@ensad.fr" xlink:type="simple">mika.armani@ensad.fr</text:a></text:p>
          </table:table-cell>
          <table:table-cell office:value-type="float" office:value="107563" calcext:value-type="float">
            <text:p>1075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63" xlink:type="simple">ARNAUD Zoé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zoe.arnaud@ensad.fr" xlink:type="simple">zoe.arnaud@ensad.fr</text:a></text:p>
          </table:table-cell>
          <table:table-cell office:value-type="float" office:value="107663" calcext:value-type="float">
            <text:p>1076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54" xlink:type="simple">ARNOUIL Yannis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yannis.arnouil@ensad.fr" xlink:type="simple">yannis.arnouil@ensad.fr</text:a></text:p>
          </table:table-cell>
          <table:table-cell office:value-type="float" office:value="107254" calcext:value-type="float">
            <text:p>1072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26" xlink:type="simple">ARNOULD Aud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ude.arnould@ensad.fr" xlink:type="simple">aude.arnould@ensad.fr</text:a></text:p>
          </table:table-cell>
          <table:table-cell office:value-type="float" office:value="107526" calcext:value-type="float">
            <text:p>10752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31" xlink:type="simple">ASTRUC Mariu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rius.astruc@ensad.fr" xlink:type="simple">marius.astruc@ensad.fr</text:a></text:p>
          </table:table-cell>
          <table:table-cell office:value-type="float" office:value="106531" calcext:value-type="float">
            <text:p>1065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14" xlink:type="simple">ATALLAH Cel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eline.atallah@ensad.fr" xlink:type="simple">celine.atallah@ensad.fr</text:a></text:p>
          </table:table-cell>
          <table:table-cell office:value-type="float" office:value="107114" calcext:value-type="float">
            <text:p>10711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08" xlink:type="simple">AUBRY Paul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pauline.aubry@ensad.fr" xlink:type="simple">pauline.aubry@ensad.fr</text:a></text:p>
          </table:table-cell>
          <table:table-cell office:value-type="float" office:value="107008" calcext:value-type="float">
            <text:p>1070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29" xlink:type="simple">AUGÉ Luci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ucia.auge@ensad.fr" xlink:type="simple">lucia.auge@ensad.fr</text:a></text:p>
          </table:table-cell>
          <table:table-cell office:value-type="float" office:value="107029" calcext:value-type="float">
            <text:p>10702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56" xlink:type="simple">AUGRY Adèl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dele.augry@ensad.fr" xlink:type="simple">adele.augry@ensad.fr</text:a></text:p>
          </table:table-cell>
          <table:table-cell office:value-type="float" office:value="107056" calcext:value-type="float">
            <text:p>10705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94" xlink:type="simple">AUPHAN Valent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valentine.auphan@ensad.fr" xlink:type="simple">valentine.auphan@ensad.fr</text:a></text:p>
          </table:table-cell>
          <table:table-cell office:value-type="float" office:value="106794" calcext:value-type="float">
            <text:p>10679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13" xlink:type="simple">AYRAULT Julie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uliette.ayrault@ensad.fr" xlink:type="simple">juliette.ayrault@ensad.fr</text:a></text:p>
          </table:table-cell>
          <table:table-cell office:value-type="float" office:value="107013" calcext:value-type="float">
            <text:p>10701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68" xlink:type="simple">AZÉMA DE CASTET LABOULBÈNE Mahaut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haut.azema@ensad.fr" xlink:type="simple">mahaut.azema@ensad.fr</text:a></text:p>
          </table:table-cell>
          <table:table-cell office:value-type="float" office:value="107568" calcext:value-type="float">
            <text:p>1075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459" xlink:type="simple">AZOULAY Ni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nina.azoulay@ensad.fr" xlink:type="simple">nina.azoulay@ensad.fr</text:a></text:p>
          </table:table-cell>
          <table:table-cell office:value-type="float" office:value="107459" calcext:value-type="float">
            <text:p>10745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55" xlink:type="simple">AZOUM Benjami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benjamin.azoum@ensad.fr" xlink:type="simple">benjamin.azoum@ensad.fr</text:a></text:p>
          </table:table-cell>
          <table:table-cell office:value-type="float" office:value="106855" calcext:value-type="float">
            <text:p>1068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4" xlink:type="simple">BACHMANN Lind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inda.bachmann@ensad.fr" xlink:type="simple">linda.bachmann@ensad.fr</text:a></text:p>
          </table:table-cell>
          <table:table-cell office:value-type="float" office:value="107974" calcext:value-type="float">
            <text:p>10797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4" xlink:type="simple">BACHMANN Antoine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antoine.bachmann@ensad.fr" xlink:type="simple">antoine.bachmann@ensad.fr</text:a></text:p>
          </table:table-cell>
          <table:table-cell office:value-type="float" office:value="107914" calcext:value-type="float">
            <text:p>10791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86" xlink:type="simple">BAGNI Maxim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xime.bagni@ensad.fr" xlink:type="simple">maxime.bagni@ensad.fr</text:a></text:p>
          </table:table-cell>
          <table:table-cell office:value-type="float" office:value="106486" calcext:value-type="float">
            <text:p>10648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43" xlink:type="simple">BAILAY Louis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ouise.bailay@ensad.fr" xlink:type="simple">louise.bailay@ensad.fr</text:a></text:p>
          </table:table-cell>
          <table:table-cell office:value-type="float" office:value="106843" calcext:value-type="float">
            <text:p>10684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08" xlink:type="simple">BAILLERGEAU Daphné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daphne.baillergeau@ensad.fr" xlink:type="simple">daphne.baillergeau@ensad.fr</text:a></text:p>
          </table:table-cell>
          <table:table-cell office:value-type="float" office:value="107308" calcext:value-type="float">
            <text:p>1073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57" xlink:type="simple">BARBAUT Léo-paul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eo-paul.barbaut@ensad.fr" xlink:type="simple">leo-paul.barbaut@ensad.fr</text:a></text:p>
          </table:table-cell>
          <table:table-cell office:value-type="float" office:value="106357" calcext:value-type="float">
            <text:p>1063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1" xlink:type="simple">BARBIER Ilon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ilona.barbier@ensad.fr" xlink:type="simple">ilona.barbier@ensad.fr</text:a></text:p>
          </table:table-cell>
          <table:table-cell office:value-type="float" office:value="107851" calcext:value-type="float">
            <text:p>10785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82" xlink:type="simple">BARDOU-JACQUET Alphons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lphonse.bardou@ensad.fr" xlink:type="simple">alphonse.bardou@ensad.fr</text:a></text:p>
          </table:table-cell>
          <table:table-cell office:value-type="float" office:value="106782" calcext:value-type="float">
            <text:p>10678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996" xlink:type="simple">BARTHELEMY Zoé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zoe.barthelemy@ensad.fr" xlink:type="simple">zoe.barthelemy@ensad.fr</text:a></text:p>
          </table:table-cell>
          <table:table-cell office:value-type="float" office:value="106996" calcext:value-type="float">
            <text:p>10699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79" xlink:type="simple">BARTIER Laur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aura.bartier@ensad.fr" xlink:type="simple">laura.bartier@ensad.fr</text:a></text:p>
          </table:table-cell>
          <table:table-cell office:value-type="float" office:value="106879" calcext:value-type="float">
            <text:p>1068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60" xlink:type="simple">BARTLETT Yve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yves.bartlett@ensad.fr" xlink:type="simple">yves.bartlett@ensad.fr</text:a></text:p>
          </table:table-cell>
          <table:table-cell office:value-type="float" office:value="106560" calcext:value-type="float">
            <text:p>1065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18" xlink:type="simple">BAS Gaëta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gaetan.bas@ensad.fr" xlink:type="simple">gaetan.bas@ensad.fr</text:a></text:p>
          </table:table-cell>
          <table:table-cell office:value-type="float" office:value="106518" calcext:value-type="float">
            <text:p>10651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78" xlink:type="simple">BASSETT Maxenc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xence.bassett@ensad.fr" xlink:type="simple">maxence.bassett@ensad.fr</text:a></text:p>
          </table:table-cell>
          <table:table-cell office:value-type="float" office:value="107278" calcext:value-type="float">
            <text:p>10727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5" xlink:type="simple">BASSIGNY Victor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victor.bassigny@ensad.fr" xlink:type="simple">victor.bassigny@ensad.fr</text:a></text:p>
          </table:table-cell>
          <table:table-cell office:value-type="float" office:value="107915" calcext:value-type="float">
            <text:p>10791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51" xlink:type="simple">BAT Mart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rta.bat@ensad.fr" xlink:type="simple">marta.bat@ensad.fr</text:a></text:p>
          </table:table-cell>
          <table:table-cell office:value-type="float" office:value="106551" calcext:value-type="float">
            <text:p>10655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26" xlink:type="simple">BAUDEVIN Irè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irene.baudevin@ensad.fr" xlink:type="simple">irene.baudevin@ensad.fr</text:a></text:p>
          </table:table-cell>
          <table:table-cell office:value-type="float" office:value="107026" calcext:value-type="float">
            <text:p>10702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84" xlink:type="simple">BAUDOIN Maria natalia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natalia.baudoin@ensad.fr" xlink:type="simple">natalia.baudoin@ensad.fr</text:a></text:p>
          </table:table-cell>
          <table:table-cell office:value-type="float" office:value="106884" calcext:value-type="float">
            <text:p>10688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49" xlink:type="simple">BAUDU Jul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ulie.baudu@ensad.fr" xlink:type="simple">julie.baudu@ensad.fr</text:a></text:p>
          </table:table-cell>
          <table:table-cell office:value-type="float" office:value="107349" calcext:value-type="float">
            <text:p>10734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117" xlink:type="simple">BAUZA Damien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damien.bauza@ensad.fr" xlink:type="simple">damien.bauza@ensad.fr</text:a></text:p>
          </table:table-cell>
          <table:table-cell office:value-type="float" office:value="106117" calcext:value-type="float">
            <text:p>10611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89" xlink:type="simple">BAYEURTE Leonard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eonard.bayeurte@ensad.fr" xlink:type="simple">leonard.bayeurte@ensad.fr</text:a></text:p>
          </table:table-cell>
          <table:table-cell office:value-type="float" office:value="107089" calcext:value-type="float">
            <text:p>1070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79" xlink:type="simple">BAZELAIRE-FERRÉ Paol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paola.bazelaire@ensad.fr" xlink:type="simple">paola.bazelaire@ensad.fr</text:a></text:p>
          </table:table-cell>
          <table:table-cell office:value-type="float" office:value="107579" calcext:value-type="float">
            <text:p>1075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28" xlink:type="simple">BAZIN Ali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lix.bazin@ensad.fr" xlink:type="simple">alix.bazin@ensad.fr</text:a></text:p>
          </table:table-cell>
          <table:table-cell office:value-type="float" office:value="107528" calcext:value-type="float">
            <text:p>10752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5" xlink:type="simple">BEAUNEE Lé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ea.beaunee@ensad.fr" xlink:type="simple">lea.beaunee@ensad.fr</text:a></text:p>
          </table:table-cell>
          <table:table-cell office:value-type="float" office:value="107855" calcext:value-type="float">
            <text:p>1078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1" xlink:type="simple">BECHER Vincent 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vincent.becher@ensad.fr" xlink:type="simple">vincent.becher@ensad.fr</text:a></text:p>
          </table:table-cell>
          <table:table-cell office:value-type="float" office:value="107981" calcext:value-type="float">
            <text:p>10798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8" xlink:type="simple">BECKER Gatie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gatien.becker@ensad.fr" xlink:type="simple">gatien.becker@ensad.fr</text:a></text:p>
          </table:table-cell>
          <table:table-cell office:value-type="float" office:value="107838" calcext:value-type="float">
            <text:p>10783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85" xlink:type="simple">BECRET Wilfried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wilfried.becret@ensad.fr" xlink:type="simple">wilfried.becret@ensad.fr</text:a></text:p>
          </table:table-cell>
          <table:table-cell office:value-type="float" office:value="107385" calcext:value-type="float">
            <text:p>1073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20" xlink:type="simple">BEHAGHEL Anto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ntoine.behaghel@ensad.fr" xlink:type="simple">antoine.behaghel@ensad.fr</text:a></text:p>
          </table:table-cell>
          <table:table-cell office:value-type="float" office:value="107220" calcext:value-type="float">
            <text:p>10722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92" xlink:type="simple">BEL MOKHTAR Ine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ines.bel-mokhtar@ensad.fr" xlink:type="simple">ines.bel-mokhtar@ensad.fr</text:a></text:p>
          </table:table-cell>
          <table:table-cell office:value-type="float" office:value="107092" calcext:value-type="float">
            <text:p>10709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1" xlink:type="simple">BELAÏD Lé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ea.belaid@ensad.fr" xlink:type="simple">lea.belaid@ensad.fr</text:a></text:p>
          </table:table-cell>
          <table:table-cell office:value-type="float" office:value="107951" calcext:value-type="float">
            <text:p>10795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7" xlink:type="simple">BELLAN Mari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arie.bellan@ensad.fr" xlink:type="simple">marie.bellan@ensad.fr</text:a></text:p>
          </table:table-cell>
          <table:table-cell office:value-type="float" office:value="107767" calcext:value-type="float">
            <text:p>1077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05" xlink:type="simple">BELLINTANI Loéli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oelia.bellintani@ensad.fr" xlink:type="simple">loelia.bellintani@ensad.fr</text:a></text:p>
          </table:table-cell>
          <table:table-cell office:value-type="float" office:value="107305" calcext:value-type="float">
            <text:p>1073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45" xlink:type="simple">BELLOIN Charles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harles.belloin@ensad.fr" xlink:type="simple">charles.belloin@ensad.fr</text:a></text:p>
          </table:table-cell>
          <table:table-cell office:value-type="float" office:value="107645" calcext:value-type="float">
            <text:p>10764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24" xlink:type="simple">BEN LAHCENE - AMIOT Cleo 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leo.ben-lahcene@ensad.fr" xlink:type="simple">cleo.ben-lahcene@ensad.fr</text:a></text:p>
          </table:table-cell>
          <table:table-cell office:value-type="float" office:value="107324" calcext:value-type="float">
            <text:p>10732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6" xlink:type="simple">BENHENNI KAWAKAMI Yani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yanis.benhenni@ensad.fr" xlink:type="simple">yanis.benhenni@ensad.fr</text:a></text:p>
          </table:table-cell>
          <table:table-cell office:value-type="float" office:value="107796" calcext:value-type="float">
            <text:p>10779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70" xlink:type="simple">BENKHICHAM Kenz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kenza.benkhicham@ensad.fr" xlink:type="simple">kenza.benkhicham@ensad.fr</text:a></text:p>
          </table:table-cell>
          <table:table-cell office:value-type="float" office:value="107070" calcext:value-type="float">
            <text:p>10707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3" xlink:type="simple">BENSIMON Love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oven.bensimon@ensad.fr" xlink:type="simple">loven.bensimon@ensad.fr</text:a></text:p>
          </table:table-cell>
          <table:table-cell office:value-type="float" office:value="107963" calcext:value-type="float">
            <text:p>1079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41" xlink:type="simple">BERA Alic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lice.bera@ensad.fr" xlink:type="simple">alice.bera@ensad.fr</text:a></text:p>
          </table:table-cell>
          <table:table-cell office:value-type="float" office:value="107641" calcext:value-type="float">
            <text:p>1076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46" xlink:type="simple">BERGBAUM Sian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siann.bergbaum@ensad.fr" xlink:type="simple">siann.bergbaum@ensad.fr</text:a></text:p>
          </table:table-cell>
          <table:table-cell office:value-type="float" office:value="107746" calcext:value-type="float">
            <text:p>10774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2" xlink:type="simple">BERGEN Ines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ines.bergen@ensad.fr" xlink:type="simple">ines.bergen@ensad.fr</text:a></text:p>
          </table:table-cell>
          <table:table-cell office:value-type="float" office:value="107982" calcext:value-type="float">
            <text:p>10798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31" xlink:type="simple">BERNARD Sach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sacha.bernard@ensad.fr" xlink:type="simple">sacha.bernard@ensad.fr</text:a></text:p>
          </table:table-cell>
          <table:table-cell office:value-type="float" office:value="107631" calcext:value-type="float">
            <text:p>1076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90" xlink:type="simple">BERNIGOLE Angèl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ngele.bernigole@ensad.fr" xlink:type="simple">angele.bernigole@ensad.fr</text:a></text:p>
          </table:table-cell>
          <table:table-cell office:value-type="float" office:value="107890" calcext:value-type="float">
            <text:p>1078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52" xlink:type="simple">BERSON Adèl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dele.berson@ensad.fr" xlink:type="simple">adele.berson@ensad.fr</text:a></text:p>
          </table:table-cell>
          <table:table-cell office:value-type="float" office:value="107752" calcext:value-type="float">
            <text:p>1077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86" xlink:type="simple">BERTANO Zoé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zoe.bertano@ensad.fr" xlink:type="simple">zoe.bertano@ensad.fr</text:a></text:p>
          </table:table-cell>
          <table:table-cell office:value-type="float" office:value="107686" calcext:value-type="float">
            <text:p>10768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67" xlink:type="simple">BERTHON Cloé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loe.berthon@ensad.fr" xlink:type="simple">cloe.berthon@ensad.fr</text:a></text:p>
          </table:table-cell>
          <table:table-cell office:value-type="float" office:value="107667" calcext:value-type="float">
            <text:p>1076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6" xlink:type="simple">BERTIN Adl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dlan.bertin@ensad.fr" xlink:type="simple">adlan.bertin@ensad.fr</text:a></text:p>
          </table:table-cell>
          <table:table-cell office:value-type="float" office:value="107906" calcext:value-type="float">
            <text:p>1079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59" xlink:type="simple">BERTRAND Basil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basile.bertrand@ensad.fr" xlink:type="simple">basile.bertrand@ensad.fr</text:a></text:p>
          </table:table-cell>
          <table:table-cell office:value-type="float" office:value="106859" calcext:value-type="float">
            <text:p>10685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3" xlink:type="simple">BERTSCHY Chloé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hloe.bertschy@ensad.fr" xlink:type="simple">chloe.bertschy@ensad.fr</text:a></text:p>
          </table:table-cell>
          <table:table-cell office:value-type="float" office:value="107553" calcext:value-type="float">
            <text:p>1075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50" xlink:type="simple">BESSON Axel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xel.besson@ensad.fr" xlink:type="simple">axel.besson@ensad.fr</text:a></text:p>
          </table:table-cell>
          <table:table-cell office:value-type="float" office:value="106750" calcext:value-type="float">
            <text:p>10675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44" xlink:type="simple">BEZY Sunny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unny.bezy@ensad.fr" xlink:type="simple">sunny.bezy@ensad.fr</text:a></text:p>
          </table:table-cell>
          <table:table-cell office:value-type="float" office:value="107844" calcext:value-type="float">
            <text:p>10784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78" xlink:type="simple">BIANCHI No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oa.bianchi@ensad.fr" xlink:type="simple">noa.bianchi@ensad.fr</text:a></text:p>
          </table:table-cell>
          <table:table-cell office:value-type="float" office:value="106878" calcext:value-type="float">
            <text:p>10687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77" xlink:type="simple">BIBARD Julie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uliette.bibard@ensad.fr" xlink:type="simple">juliette.bibard@ensad.fr</text:a></text:p>
          </table:table-cell>
          <table:table-cell office:value-type="float" office:value="107377" calcext:value-type="float">
            <text:p>10737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7" xlink:type="simple">BIDOU Tangui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tangui.bidou@ensad.fr" xlink:type="simple">tangui.bidou@ensad.fr</text:a></text:p>
          </table:table-cell>
          <table:table-cell office:value-type="float" office:value="107557" calcext:value-type="float">
            <text:p>1075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09" xlink:type="simple">BIHAN Guillaum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guillaume.bihan@ensad.fr" xlink:type="simple">guillaume.bihan@ensad.fr</text:a></text:p>
          </table:table-cell>
          <table:table-cell office:value-type="float" office:value="107109" calcext:value-type="float">
            <text:p>1071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09" xlink:type="simple">BIJAOUI Hug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hugo.bijaoui@ensad.fr" xlink:type="simple">hugo.bijaoui@ensad.fr</text:a></text:p>
          </table:table-cell>
          <table:table-cell office:value-type="float" office:value="107009" calcext:value-type="float">
            <text:p>1070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11" xlink:type="simple">BILLE Kar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karine.bille@ensad.fr" xlink:type="simple">karine.bille@ensad.fr</text:a></text:p>
          </table:table-cell>
          <table:table-cell office:value-type="float" office:value="107011" calcext:value-type="float">
            <text:p>10701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6" xlink:type="simple">BISWAS Aniruddh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niruddha.biswas@ensad.fr" xlink:type="simple">aniruddha.biswas@ensad.fr</text:a></text:p>
          </table:table-cell>
          <table:table-cell office:value-type="float" office:value="107766" calcext:value-type="float">
            <text:p>10776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52" xlink:type="simple">BITTAR MASSOUD Vaness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vanessa.bittar@ensad.fr" xlink:type="simple">vanessa.bittar@ensad.fr</text:a></text:p>
          </table:table-cell>
          <table:table-cell office:value-type="float" office:value="107252" calcext:value-type="float">
            <text:p>1072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18" xlink:type="simple">BLACHIER Garanc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garance.blachier@ensad.fr" xlink:type="simple">garance.blachier@ensad.fr</text:a></text:p>
          </table:table-cell>
          <table:table-cell office:value-type="float" office:value="106318" calcext:value-type="float">
            <text:p>10631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297" xlink:type="simple">BLANC Hugo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hugo.blanc@ensad.fr" xlink:type="simple">hugo.blanc@ensad.fr</text:a></text:p>
          </table:table-cell>
          <table:table-cell office:value-type="float" office:value="106297" calcext:value-type="float">
            <text:p>10629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639" xlink:type="simple">BLANC Julie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julie.blanc@ensad.fr" xlink:type="simple">julie.blanc@ensad.fr</text:a></text:p>
          </table:table-cell>
          <table:table-cell office:value-type="float" office:value="106639" calcext:value-type="float">
            <text:p>10663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51" xlink:type="simple">BLANCHARD Hoel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hoel.blanchard@ensad.fr" xlink:type="simple">hoel.blanchard@ensad.fr</text:a></text:p>
          </table:table-cell>
          <table:table-cell office:value-type="float" office:value="107351" calcext:value-type="float">
            <text:p>10735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64" xlink:type="simple">BLANCHOT Esther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sther.blanchot@ensad.fr" xlink:type="simple">esther.blanchot@ensad.fr</text:a></text:p>
          </table:table-cell>
          <table:table-cell office:value-type="float" office:value="106764" calcext:value-type="float">
            <text:p>10676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53" xlink:type="simple">BLANCO Daniel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daniel.blanco@ensad.fr" xlink:type="simple">daniel.blanco@ensad.fr</text:a></text:p>
          </table:table-cell>
          <table:table-cell office:value-type="float" office:value="106353" calcext:value-type="float">
            <text:p>1063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11" xlink:type="simple">BLAUVAC Shéryl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heryl.blauvac@ensad.fr" xlink:type="simple">sheryl.blauvac@ensad.fr</text:a></text:p>
          </table:table-cell>
          <table:table-cell office:value-type="float" office:value="107811" calcext:value-type="float">
            <text:p>10781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4" xlink:type="simple">BLONDEAU Maud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ud.blondeau@ensad.fr" xlink:type="simple">maud.blondeau@ensad.fr</text:a></text:p>
          </table:table-cell>
          <table:table-cell office:value-type="float" office:value="107954" calcext:value-type="float">
            <text:p>1079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29" xlink:type="simple">BOCAHU Mario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arion.bocahu@ensad.fr" xlink:type="simple">marion.bocahu@ensad.fr</text:a></text:p>
          </table:table-cell>
          <table:table-cell office:value-type="float" office:value="106329" calcext:value-type="float">
            <text:p>10632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6" xlink:type="simple">BOCQUET Luca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lucas.bocquet@ensad.fr" xlink:type="simple">lucas.bocquet@ensad.fr</text:a></text:p>
          </table:table-cell>
          <table:table-cell office:value-type="float" office:value="107776" calcext:value-type="float">
            <text:p>10777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21" xlink:type="simple">BOEKHOLT Liz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iz.boekholt@ensad.fr" xlink:type="simple">liz.boekholt@ensad.fr</text:a></text:p>
          </table:table-cell>
          <table:table-cell office:value-type="float" office:value="107821" calcext:value-type="float">
            <text:p>10782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41" xlink:type="simple">BONARDI Nin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nina.bonardi@ensad.fr" xlink:type="simple">nina.bonardi@ensad.fr</text:a></text:p>
          </table:table-cell>
          <table:table-cell office:value-type="float" office:value="106541" calcext:value-type="float">
            <text:p>1065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08" xlink:type="simple">BONCOMPAIN Clariss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larisse.boncompain@ensad.fr" xlink:type="simple">clarisse.boncompain@ensad.fr</text:a></text:p>
          </table:table-cell>
          <table:table-cell office:value-type="float" office:value="107108" calcext:value-type="float">
            <text:p>1071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2" xlink:type="simple">BÔNE Sixtine 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sixtine.bone@ensad.fr" xlink:type="simple">sixtine.bone@ensad.fr</text:a></text:p>
          </table:table-cell>
          <table:table-cell office:value-type="float" office:value="107962" calcext:value-type="float">
            <text:p>10796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53" xlink:type="simple">BONNAFOUS Margot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got.bonnafous@ensad.fr" xlink:type="simple">margot.bonnafous@ensad.fr</text:a></text:p>
          </table:table-cell>
          <table:table-cell office:value-type="float" office:value="107053" calcext:value-type="float">
            <text:p>1070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54" xlink:type="simple">BONNET Yoha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yohan.bonnet@ensad.fr" xlink:type="simple">yohan.bonnet@ensad.fr</text:a></text:p>
          </table:table-cell>
          <table:table-cell office:value-type="float" office:value="107354" calcext:value-type="float">
            <text:p>1073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35" xlink:type="simple">BONNEVILLE Paul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paul.bonneville@ensad.fr" xlink:type="simple">paul.bonneville@ensad.fr</text:a></text:p>
          </table:table-cell>
          <table:table-cell office:value-type="float" office:value="107035" calcext:value-type="float">
            <text:p>10703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39" xlink:type="simple">BOOS Céci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ecile.boos@ensad.fr" xlink:type="simple">cecile.boos@ensad.fr</text:a></text:p>
          </table:table-cell>
          <table:table-cell office:value-type="float" office:value="106539" calcext:value-type="float">
            <text:p>10653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80" xlink:type="simple">BORGIES Loreleï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orelei.borgies@ensad.fr" xlink:type="simple">lorelei.borgies@ensad.fr</text:a></text:p>
          </table:table-cell>
          <table:table-cell office:value-type="float" office:value="107680" calcext:value-type="float">
            <text:p>10768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55" xlink:type="simple">BORNE Emm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mma.borne@ensad.fr" xlink:type="simple">emma.borne@ensad.fr</text:a></text:p>
          </table:table-cell>
          <table:table-cell office:value-type="float" office:value="107755" calcext:value-type="float">
            <text:p>1077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01" xlink:type="simple">BOSC-DUCROS Nàt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nato.bosc@ensad.fr" xlink:type="simple">nato.bosc@ensad.fr</text:a></text:p>
          </table:table-cell>
          <table:table-cell office:value-type="float" office:value="107001" calcext:value-type="float">
            <text:p>10700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31" xlink:type="simple">BOUCHER Tsidjesi sik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ts.boucher@ensad.fr" xlink:type="simple">ts.boucher@ensad.fr</text:a></text:p>
          </table:table-cell>
          <table:table-cell office:value-type="float" office:value="107131" calcext:value-type="float">
            <text:p>1071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67" xlink:type="simple">BOUGOT Paul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pauline.bougot@ensad.fr" xlink:type="simple">pauline.bougot@ensad.fr</text:a></text:p>
          </table:table-cell>
          <table:table-cell office:value-type="float" office:value="107567" calcext:value-type="float">
            <text:p>1075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01" xlink:type="simple">BOUIGUE Paul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paul.bouigue@ensad.fr" xlink:type="simple">paul.bouigue@ensad.fr</text:a></text:p>
          </table:table-cell>
          <table:table-cell office:value-type="float" office:value="106801" calcext:value-type="float">
            <text:p>10680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51" xlink:type="simple">BOUKHARI Céli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elia.boukhari@ensad.fr" xlink:type="simple">celia.boukhari@ensad.fr</text:a></text:p>
          </table:table-cell>
          <table:table-cell office:value-type="float" office:value="106851" calcext:value-type="float">
            <text:p>10685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9" xlink:type="simple">BOULLY Antoin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ntoine.boully@ensad.fr" xlink:type="simple">antoine.boully@ensad.fr</text:a></text:p>
          </table:table-cell>
          <table:table-cell office:value-type="float" office:value="107879" calcext:value-type="float">
            <text:p>1078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4" xlink:type="simple">BOUNIORT Keziah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keziah.bouniort@ensad.fr" xlink:type="simple">keziah.bouniort@ensad.fr</text:a></text:p>
          </table:table-cell>
          <table:table-cell office:value-type="float" office:value="107804" calcext:value-type="float">
            <text:p>10780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5" xlink:type="simple">BOURDIER Aurégan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uregann.bourdier@ensad.fr" xlink:type="simple">auregann.bourdier@ensad.fr</text:a></text:p>
          </table:table-cell>
          <table:table-cell office:value-type="float" office:value="107775" calcext:value-type="float">
            <text:p>10777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80" xlink:type="simple">BOURREC Lori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ori.bourrec@ensad.fr" xlink:type="simple">lori.bourrec@ensad.fr</text:a></text:p>
          </table:table-cell>
          <table:table-cell office:value-type="float" office:value="107580" calcext:value-type="float">
            <text:p>10758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50" xlink:type="simple">BOUTANQUOI Mal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lo.boutanquoi@ensad.fr" xlink:type="simple">malo.boutanquoi@ensad.fr</text:a></text:p>
          </table:table-cell>
          <table:table-cell office:value-type="float" office:value="107350" calcext:value-type="float">
            <text:p>10735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09" xlink:type="simple">BOUVARD Tuan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tuana.bouvard@ensad.fr" xlink:type="simple">tuana.bouvard@ensad.fr</text:a></text:p>
          </table:table-cell>
          <table:table-cell office:value-type="float" office:value="106309" calcext:value-type="float">
            <text:p>1063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79" xlink:type="simple">BOUVIER Emm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mma.bouvier@ensad.fr" xlink:type="simple">emma.bouvier@ensad.fr</text:a></text:p>
          </table:table-cell>
          <table:table-cell office:value-type="float" office:value="106779" calcext:value-type="float">
            <text:p>1067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89" xlink:type="simple">BOYER Camill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amille.boyer@ensad.fr" xlink:type="simple">camille.boyer@ensad.fr</text:a></text:p>
          </table:table-cell>
          <table:table-cell office:value-type="float" office:value="106489" calcext:value-type="float">
            <text:p>1064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37" xlink:type="simple">BOYER Amand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mandine.boyer@ensad.fr" xlink:type="simple">amandine.boyer@ensad.fr</text:a></text:p>
          </table:table-cell>
          <table:table-cell office:value-type="float" office:value="106837" calcext:value-type="float">
            <text:p>10683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99" xlink:type="simple">BRABANT Tom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tom.brabant@ensad.fr" xlink:type="simple">tom.brabant@ensad.fr</text:a></text:p>
          </table:table-cell>
          <table:table-cell office:value-type="float" office:value="107299" calcext:value-type="float">
            <text:p>10729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13" xlink:type="simple">BRACAVAL Gabriel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gabriel.bracaval@ensad.fr" xlink:type="simple">gabriel.bracaval@ensad.fr</text:a></text:p>
          </table:table-cell>
          <table:table-cell office:value-type="float" office:value="107613" calcext:value-type="float">
            <text:p>10761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0" xlink:type="simple">BRANCHEREAU Sybil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sybile.branchereau@ensad.fr" xlink:type="simple">sybile.branchereau@ensad.fr</text:a></text:p>
          </table:table-cell>
          <table:table-cell office:value-type="float" office:value="107880" calcext:value-type="float">
            <text:p>10788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71" xlink:type="simple">BRAS Marian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ianne.bras@ensad.fr" xlink:type="simple">marianne.bras@ensad.fr</text:a></text:p>
          </table:table-cell>
          <table:table-cell office:value-type="float" office:value="107371" calcext:value-type="float">
            <text:p>10737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05" xlink:type="simple">BRATOS Matthia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atthias.bratos@ensad.fr" xlink:type="simple">matthias.bratos@ensad.fr</text:a></text:p>
          </table:table-cell>
          <table:table-cell office:value-type="float" office:value="106505" calcext:value-type="float">
            <text:p>1065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32" xlink:type="simple">BREIL Thoma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thomas.breil@ensad.fr" xlink:type="simple">thomas.breil@ensad.fr</text:a></text:p>
          </table:table-cell>
          <table:table-cell office:value-type="float" office:value="107332" calcext:value-type="float">
            <text:p>10733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30" xlink:type="simple">BREJON LAMARTINIERE Anna 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nna.brejon@ensad.fr" xlink:type="simple">anna.brejon@ensad.fr</text:a></text:p>
          </table:table-cell>
          <table:table-cell office:value-type="float" office:value="107030" calcext:value-type="float">
            <text:p>10703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24" xlink:type="simple">BRIAND Ev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ve.briand@ensad.fr" xlink:type="simple">eve.briand@ensad.fr</text:a></text:p>
          </table:table-cell>
          <table:table-cell office:value-type="float" office:value="107924" calcext:value-type="float">
            <text:p>10792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056" xlink:type="simple">BRIENT Théophil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theophile.brient@ensad.fr" xlink:type="simple">theophile.brient@ensad.fr</text:a></text:p>
          </table:table-cell>
          <table:table-cell office:value-type="float" office:value="106056" calcext:value-type="float">
            <text:p>10605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04" xlink:type="simple">BRIGNON Noé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noe.brignon@ensad.fr" xlink:type="simple">noe.brignon@ensad.fr</text:a></text:p>
          </table:table-cell>
          <table:table-cell office:value-type="float" office:value="107004" calcext:value-type="float">
            <text:p>10700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23" xlink:type="simple">BROCART Emmanuel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mmanuel.brocart@ensad.fr" xlink:type="simple">emmanuel.brocart@ensad.fr</text:a></text:p>
          </table:table-cell>
          <table:table-cell office:value-type="float" office:value="107523" calcext:value-type="float">
            <text:p>10752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1" xlink:type="simple">BROUSMICHE CRISEO Nicolas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nico.brousmiche@ensad.fr" xlink:type="simple">nico.brousmiche@ensad.fr</text:a></text:p>
          </table:table-cell>
          <table:table-cell office:value-type="float" office:value="107761" calcext:value-type="float">
            <text:p>1077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612" xlink:type="simple">BRUGNOLI Audrey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audrey.brugnoli@ensad.fr" xlink:type="simple">audrey.brugnoli@ensad.fr</text:a></text:p>
          </table:table-cell>
          <table:table-cell office:value-type="float" office:value="106612" calcext:value-type="float">
            <text:p>10661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30" xlink:type="simple">BRUN Benoît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benoit.brun@ensad.fr" xlink:type="simple">benoit.brun@ensad.fr</text:a></text:p>
          </table:table-cell>
          <table:table-cell office:value-type="float" office:value="106830" calcext:value-type="float">
            <text:p>10683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89" xlink:type="simple">BRUN Anto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ntoine.brun@ensad.fr" xlink:type="simple">antoine.brun@ensad.fr</text:a></text:p>
          </table:table-cell>
          <table:table-cell office:value-type="float" office:value="107689" calcext:value-type="float">
            <text:p>1076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82" xlink:type="simple">BRUNE Angèl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ngele.brune@ensad.fr" xlink:type="simple">angele.brune@ensad.fr</text:a></text:p>
          </table:table-cell>
          <table:table-cell office:value-type="float" office:value="106582" calcext:value-type="float">
            <text:p>10658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47" xlink:type="simple">BRY Yoan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yoann.bry@ensad.fr" xlink:type="simple">yoann.bry@ensad.fr</text:a></text:p>
          </table:table-cell>
          <table:table-cell office:value-type="float" office:value="107047" calcext:value-type="float">
            <text:p>10704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88" xlink:type="simple">BUET Clair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laire.buet@ensad.fr" xlink:type="simple">claire.buet@ensad.fr</text:a></text:p>
          </table:table-cell>
          <table:table-cell office:value-type="float" office:value="107088" calcext:value-type="float">
            <text:p>1070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5" xlink:type="simple">BUNZ Daria 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daria.bunz@ensad.fr" xlink:type="simple">daria.bunz@ensad.fr</text:a></text:p>
          </table:table-cell>
          <table:table-cell office:value-type="float" office:value="107955" calcext:value-type="float">
            <text:p>1079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33" xlink:type="simple">BURGUET Jean-baptist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b.burguet@ensad.fr" xlink:type="simple">jb.burguet@ensad.fr</text:a></text:p>
          </table:table-cell>
          <table:table-cell office:value-type="float" office:value="107333" calcext:value-type="float">
            <text:p>10733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68" xlink:type="simple">BURNIER Alisso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lisson.burnier@ensad.fr" xlink:type="simple">alisson.burnier@ensad.fr</text:a></text:p>
          </table:table-cell>
          <table:table-cell office:value-type="float" office:value="107068" calcext:value-type="float">
            <text:p>1070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53" xlink:type="simple">BURON Anouk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nouk.buron@ensad.fr" xlink:type="simple">anouk.buron@ensad.fr</text:a></text:p>
          </table:table-cell>
          <table:table-cell office:value-type="float" office:value="106553" calcext:value-type="float">
            <text:p>1065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69" xlink:type="simple">BUSCA Nadèg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adege.busca@ensad.fr" xlink:type="simple">nadege.busca@ensad.fr</text:a></text:p>
          </table:table-cell>
          <table:table-cell office:value-type="float" office:value="107069" calcext:value-type="float">
            <text:p>10706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46" xlink:type="simple">BUYUKODABAS Adrie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drien.buyukodabas@ensad.fr" xlink:type="simple">adrien.buyukodabas@ensad.fr</text:a></text:p>
          </table:table-cell>
          <table:table-cell office:value-type="float" office:value="106546" calcext:value-type="float">
            <text:p>10654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999" xlink:type="simple">CACHARD Othil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othilie.cachard@ensad.fr" xlink:type="simple">othilie.cachard@ensad.fr</text:a></text:p>
          </table:table-cell>
          <table:table-cell office:value-type="float" office:value="106999" calcext:value-type="float">
            <text:p>10699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6" xlink:type="simple">CALAIS Gabriel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gabriel.calais@ensad.fr" xlink:type="simple">gabriel.calais@ensad.fr</text:a></text:p>
          </table:table-cell>
          <table:table-cell office:value-type="float" office:value="107606" calcext:value-type="float">
            <text:p>1076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7" xlink:type="simple">CALLIOTTE Joseph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osephine.calliotte@ensad.fr" xlink:type="simple">josephine.calliotte@ensad.fr</text:a></text:p>
          </table:table-cell>
          <table:table-cell office:value-type="float" office:value="107987" calcext:value-type="float">
            <text:p>10798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26" xlink:type="simple">CAMPION Victor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victor.campion@ensad.fr" xlink:type="simple">victor.campion@ensad.fr</text:a></text:p>
          </table:table-cell>
          <table:table-cell office:value-type="float" office:value="106526" calcext:value-type="float">
            <text:p>10652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55" xlink:type="simple">CAMPION Léon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eonie.campion@ensad.fr" xlink:type="simple">leonie.campion@ensad.fr</text:a></text:p>
          </table:table-cell>
          <table:table-cell office:value-type="float" office:value="107055" calcext:value-type="float">
            <text:p>1070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64" xlink:type="simple">CAMPO Lexi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exia.campo@ensad.fr" xlink:type="simple">lexia.campo@ensad.fr</text:a></text:p>
          </table:table-cell>
          <table:table-cell office:value-type="float" office:value="107864" calcext:value-type="float">
            <text:p>10786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62" xlink:type="simple">CAMUS Maï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aia.camus@ensad.fr" xlink:type="simple">maia.camus@ensad.fr</text:a></text:p>
          </table:table-cell>
          <table:table-cell office:value-type="float" office:value="107862" calcext:value-type="float">
            <text:p>10786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19" xlink:type="simple">CAMUS-GOVOROFF Léonor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eonore.camus@ensad.fr" xlink:type="simple">leonore.camus@ensad.fr</text:a></text:p>
          </table:table-cell>
          <table:table-cell office:value-type="float" office:value="106519" calcext:value-type="float">
            <text:p>10651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84" xlink:type="simple">CANAC Arthur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rthur.canac@ensad.fr" xlink:type="simple">arthur.canac@ensad.fr</text:a></text:p>
          </table:table-cell>
          <table:table-cell office:value-type="float" office:value="107284" calcext:value-type="float">
            <text:p>10728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40" xlink:type="simple">CANDA Enz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nzo.canda@ensad.fr" xlink:type="simple">enzo.canda@ensad.fr</text:a></text:p>
          </table:table-cell>
          <table:table-cell office:value-type="float" office:value="106540" calcext:value-type="float">
            <text:p>1065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92" xlink:type="simple">CAPOSSELA Ali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lix.capossela@ensad.fr" xlink:type="simple">alix.capossela@ensad.fr</text:a></text:p>
          </table:table-cell>
          <table:table-cell office:value-type="float" office:value="107292" calcext:value-type="float">
            <text:p>10729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06" xlink:type="simple">CARA Mon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ona.cara@ensad.fr" xlink:type="simple">mona.cara@ensad.fr</text:a></text:p>
          </table:table-cell>
          <table:table-cell office:value-type="float" office:value="106506" calcext:value-type="float">
            <text:p>1065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86" xlink:type="simple">CARDON Mathild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thilde.cardon@ensad.fr" xlink:type="simple">mathilde.cardon@ensad.fr</text:a></text:p>
          </table:table-cell>
          <table:table-cell office:value-type="float" office:value="107586" calcext:value-type="float">
            <text:p>10758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495" xlink:type="simple">CARDOSO Pedro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pedro.cardoso@ensad.fr" xlink:type="simple">pedro.cardoso@ensad.fr</text:a></text:p>
          </table:table-cell>
          <table:table-cell office:value-type="float" office:value="107495" calcext:value-type="float">
            <text:p>10749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3" xlink:type="simple">CARENE Méliss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elissa.carene@ensad.fr" xlink:type="simple">melissa.carene@ensad.fr</text:a></text:p>
          </table:table-cell>
          <table:table-cell office:value-type="float" office:value="107773" calcext:value-type="float">
            <text:p>10777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42" xlink:type="simple">CARIOU Lyn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ynn.cariou@ensad.fr" xlink:type="simple">lynn.cariou@ensad.fr</text:a></text:p>
          </table:table-cell>
          <table:table-cell office:value-type="float" office:value="106842" calcext:value-type="float">
            <text:p>10684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4" xlink:type="simple">CASANOVA Nin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nina.casanova@ensad.fr" xlink:type="simple">nina.casanova@ensad.fr</text:a></text:p>
          </table:table-cell>
          <table:table-cell office:value-type="float" office:value="107784" calcext:value-type="float">
            <text:p>10778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49" xlink:type="simple">CASILLI Timothé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timothee.casilli@ensad.fr" xlink:type="simple">timothee.casilli@ensad.fr</text:a></text:p>
          </table:table-cell>
          <table:table-cell office:value-type="float" office:value="107049" calcext:value-type="float">
            <text:p>10704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16" xlink:type="simple">CASSOU DIT MAISONNAVE Mar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arine.cassou@ensad.fr" xlink:type="simple">marine.cassou@ensad.fr</text:a></text:p>
          </table:table-cell>
          <table:table-cell office:value-type="float" office:value="106516" calcext:value-type="float">
            <text:p>10651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76" xlink:type="simple">CAULIER Clar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lara.caulier@ensad.fr" xlink:type="simple">clara.caulier@ensad.fr</text:a></text:p>
          </table:table-cell>
          <table:table-cell office:value-type="float" office:value="107276" calcext:value-type="float">
            <text:p>10727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65" xlink:type="simple">CAUME Audre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udrey.caume@ensad.fr" xlink:type="simple">audrey.caume@ensad.fr</text:a></text:p>
          </table:table-cell>
          <table:table-cell office:value-type="float" office:value="107265" calcext:value-type="float">
            <text:p>10726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2" xlink:type="simple">CAVASSONI Allégr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llegra.cavassoni@ensad.fr" xlink:type="simple">allegra.cavassoni@ensad.fr</text:a></text:p>
          </table:table-cell>
          <table:table-cell office:value-type="float" office:value="107792" calcext:value-type="float">
            <text:p>10779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10" xlink:type="simple">CAZELLES Elis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lisa.cazelles@ensad.fr" xlink:type="simple">elisa.cazelles@ensad.fr</text:a></text:p>
          </table:table-cell>
          <table:table-cell office:value-type="float" office:value="107110" calcext:value-type="float">
            <text:p>10711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1" xlink:type="simple">CEFELMAN Yum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yuma.cefelman@ensad.fr" xlink:type="simple">yuma.cefelman@ensad.fr</text:a></text:p>
          </table:table-cell>
          <table:table-cell office:value-type="float" office:value="107601" calcext:value-type="float">
            <text:p>10760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56" xlink:type="simple">CELERIER Roxa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roxane.celerier@ensad.fr" xlink:type="simple">roxane.celerier@ensad.fr</text:a></text:p>
          </table:table-cell>
          <table:table-cell office:value-type="float" office:value="107356" calcext:value-type="float">
            <text:p>10735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40" xlink:type="simple">CÉLESTE Lil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lily.celeste@ensad.fr" xlink:type="simple">lily.celeste@ensad.fr</text:a></text:p>
          </table:table-cell>
          <table:table-cell office:value-type="float" office:value="107840" calcext:value-type="float">
            <text:p>1078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27" xlink:type="simple">CELIK Iset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iset.celik@ensad.fr" xlink:type="simple">iset.celik@ensad.fr</text:a></text:p>
          </table:table-cell>
          <table:table-cell office:value-type="float" office:value="107827" calcext:value-type="float">
            <text:p>10782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00" xlink:type="simple">CENDRIER Lol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ola.cendrier@ensad.fr" xlink:type="simple">lola.cendrier@ensad.fr</text:a></text:p>
          </table:table-cell>
          <table:table-cell office:value-type="float" office:value="107100" calcext:value-type="float">
            <text:p>10710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68" xlink:type="simple">CHAHEB Ima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imane.chaheb@ensad.fr" xlink:type="simple">imane.chaheb@ensad.fr</text:a></text:p>
          </table:table-cell>
          <table:table-cell office:value-type="float" office:value="107368" calcext:value-type="float">
            <text:p>1073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14" xlink:type="simple">CHAIX Mario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rion.chaix@ensad.fr" xlink:type="simple">marion.chaix@ensad.fr</text:a></text:p>
          </table:table-cell>
          <table:table-cell office:value-type="float" office:value="107614" calcext:value-type="float">
            <text:p>10761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73" xlink:type="simple">CHAMALET Jean-edouard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je.chamalet@ensad.fr" xlink:type="simple">je.chamalet@ensad.fr</text:a></text:p>
          </table:table-cell>
          <table:table-cell office:value-type="float" office:value="106773" calcext:value-type="float">
            <text:p>10677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5" xlink:type="simple">CHAMBOLLE Théophie 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theophie.chambolle@ensad.fr" xlink:type="simple">theophie.chambolle@ensad.fr</text:a></text:p>
          </table:table-cell>
          <table:table-cell office:value-type="float" office:value="107965" calcext:value-type="float">
            <text:p>10796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27" xlink:type="simple">CHAMIGNON Agath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gathe.chamignon@ensad.fr" xlink:type="simple">agathe.chamignon@ensad.fr</text:a></text:p>
          </table:table-cell>
          <table:table-cell office:value-type="float" office:value="107927" calcext:value-type="float">
            <text:p>10792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31" xlink:type="simple">CHAMPION Mathieu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thieu.champion@ensad.fr" xlink:type="simple">mathieu.champion@ensad.fr</text:a></text:p>
          </table:table-cell>
          <table:table-cell office:value-type="float" office:value="107031" calcext:value-type="float">
            <text:p>1070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53" xlink:type="simple">CHAN Waita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waitan.chan@ensad.fr" xlink:type="simple">waitan.chan@ensad.fr</text:a></text:p>
          </table:table-cell>
          <table:table-cell office:value-type="float" office:value="107253" calcext:value-type="float">
            <text:p>1072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94" xlink:type="simple">CHANCIBOT Coral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oraline.chancibot@ensad.fr" xlink:type="simple">coraline.chancibot@ensad.fr</text:a></text:p>
          </table:table-cell>
          <table:table-cell office:value-type="float" office:value="107094" calcext:value-type="float">
            <text:p>10709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57" xlink:type="simple">CHANETZ Emil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milie.chanetz@ensad.fr" xlink:type="simple">emilie.chanetz@ensad.fr</text:a></text:p>
          </table:table-cell>
          <table:table-cell office:value-type="float" office:value="107357" calcext:value-type="float">
            <text:p>1073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69" xlink:type="simple">CHARBONNIER Alizé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lizea.charbonnier@ensad.fr" xlink:type="simple">alizea.charbonnier@ensad.fr</text:a></text:p>
          </table:table-cell>
          <table:table-cell office:value-type="float" office:value="107869" calcext:value-type="float">
            <text:p>10786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70" xlink:type="simple">CHARLIER Calli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allie.charlier@ensad.fr" xlink:type="simple">callie.charlier@ensad.fr</text:a></text:p>
          </table:table-cell>
          <table:table-cell office:value-type="float" office:value="107270" calcext:value-type="float">
            <text:p>10727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35" xlink:type="simple">CHARLOUX Gwen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gwenn.charloux@ensad.fr" xlink:type="simple">gwenn.charloux@ensad.fr</text:a></text:p>
          </table:table-cell>
          <table:table-cell office:value-type="float" office:value="107335" calcext:value-type="float">
            <text:p>10733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85" xlink:type="simple">CHASTAN Hug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hugo.chastan@ensad.fr" xlink:type="simple">hugo.chastan@ensad.fr</text:a></text:p>
          </table:table-cell>
          <table:table-cell office:value-type="float" office:value="107085" calcext:value-type="float">
            <text:p>1070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11" xlink:type="simple">CHAUMIER Loui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ouis.chaumier@ensad.fr" xlink:type="simple">louis.chaumier@ensad.fr</text:a></text:p>
          </table:table-cell>
          <table:table-cell office:value-type="float" office:value="106511" calcext:value-type="float">
            <text:p>10651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07" xlink:type="simple">CHAUVET Zoé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zoe.chauvet@ensad.fr" xlink:type="simple">zoe.chauvet@ensad.fr</text:a></text:p>
          </table:table-cell>
          <table:table-cell office:value-type="float" office:value="106507" calcext:value-type="float">
            <text:p>10650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95" xlink:type="simple">CHAUVIN Noémi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oemie.chauvin@ensad.fr" xlink:type="simple">noemie.chauvin@ensad.fr</text:a></text:p>
          </table:table-cell>
          <table:table-cell office:value-type="float" office:value="106495" calcext:value-type="float">
            <text:p>10649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3" xlink:type="simple">CHEN Yua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yuan.chen@ensad.fr" xlink:type="simple">yuan.chen@ensad.fr</text:a></text:p>
          </table:table-cell>
          <table:table-cell office:value-type="float" office:value="107763" calcext:value-type="float">
            <text:p>1077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54" xlink:type="simple">CHENG Yun-lu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yun.cheng@ensad.fr" xlink:type="simple">yun.cheng@ensad.fr</text:a></text:p>
          </table:table-cell>
          <table:table-cell office:value-type="float" office:value="107754" calcext:value-type="float">
            <text:p>1077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85" xlink:type="simple">CHERIFI Ine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ines.cherifi@ensad.fr" xlink:type="simple">ines.cherifi@ensad.fr</text:a></text:p>
          </table:table-cell>
          <table:table-cell office:value-type="float" office:value="106785" calcext:value-type="float">
            <text:p>1067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58" xlink:type="simple">CHESSE Capuc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apucine.chesse@ensad.fr" xlink:type="simple">capucine.chesse@ensad.fr</text:a></text:p>
          </table:table-cell>
          <table:table-cell office:value-type="float" office:value="107358" calcext:value-type="float">
            <text:p>10735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12" xlink:type="simple">CHEVALIER Maxim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xime.chevalier@ensad.fr" xlink:type="simple">maxime.chevalier@ensad.fr</text:a></text:p>
          </table:table-cell>
          <table:table-cell office:value-type="float" office:value="107012" calcext:value-type="float">
            <text:p>10701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6" xlink:type="simple">CHEVREAU Nog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nogan.chevreau@ensad.fr" xlink:type="simple">nogan.chevreau@ensad.fr</text:a></text:p>
          </table:table-cell>
          <table:table-cell office:value-type="float" office:value="107836" calcext:value-type="float">
            <text:p>10783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96" xlink:type="simple">CHOI Seokyung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eokyung.choi@ensad.fr" xlink:type="simple">seokyung.choi@ensad.fr</text:a></text:p>
          </table:table-cell>
          <table:table-cell office:value-type="float" office:value="106496" calcext:value-type="float">
            <text:p>10649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76" xlink:type="simple">CHOI Kungchor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kungchor.choi@ensad.fr" xlink:type="simple">kungchor.choi@ensad.fr</text:a></text:p>
          </table:table-cell>
          <table:table-cell office:value-type="float" office:value="107076" calcext:value-type="float">
            <text:p>10707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28" xlink:type="simple">CHOI Exzi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xzie.choi@ensad.fr" xlink:type="simple">exzie.choi@ensad.fr</text:a></text:p>
          </table:table-cell>
          <table:table-cell office:value-type="float" office:value="107328" calcext:value-type="float">
            <text:p>10732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61" xlink:type="simple">CHPAKOVSKI An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nne.chpakovski@ensad.fr" xlink:type="simple">anne.chpakovski@ensad.fr</text:a></text:p>
          </table:table-cell>
          <table:table-cell office:value-type="float" office:value="107061" calcext:value-type="float">
            <text:p>1070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84" xlink:type="simple">CHUDEAU Els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lsa.chudeau@ensad.fr" xlink:type="simple">elsa.chudeau@ensad.fr</text:a></text:p>
          </table:table-cell>
          <table:table-cell office:value-type="float" office:value="107384" calcext:value-type="float">
            <text:p>10738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52" xlink:type="simple">CIAVALDINI Roméo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romeo.ciavaldini@ensad.fr" xlink:type="simple">romeo.ciavaldini@ensad.fr</text:a></text:p>
          </table:table-cell>
          <table:table-cell office:value-type="float" office:value="106552" calcext:value-type="float">
            <text:p>1065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13" xlink:type="simple">CIESCO Léa 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ea.ciesco@ensad.fr" xlink:type="simple">lea.ciesco@ensad.fr</text:a></text:p>
          </table:table-cell>
          <table:table-cell office:value-type="float" office:value="106813" calcext:value-type="float">
            <text:p>10681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9" xlink:type="simple">CIRAK Ceyl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elya.cirak@ensad.fr" xlink:type="simple">celya.cirak@ensad.fr</text:a></text:p>
          </table:table-cell>
          <table:table-cell office:value-type="float" office:value="107959" calcext:value-type="float">
            <text:p>10795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96" xlink:type="simple">CLAPSON Julie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uliette.clapson@ensad.fr" xlink:type="simple">juliette.clapson@ensad.fr</text:a></text:p>
          </table:table-cell>
          <table:table-cell office:value-type="float" office:value="107096" calcext:value-type="float">
            <text:p>10709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05" xlink:type="simple">CLAUSSE Clément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lement.clausse@ensad.fr" xlink:type="simple">clement.clausse@ensad.fr</text:a></text:p>
          </table:table-cell>
          <table:table-cell office:value-type="float" office:value="107105" calcext:value-type="float">
            <text:p>1071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9" xlink:type="simple">CLERET Anto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ntoine.cleret@ensad.fr" xlink:type="simple">antoine.cleret@ensad.fr</text:a></text:p>
          </table:table-cell>
          <table:table-cell office:value-type="float" office:value="107519" calcext:value-type="float">
            <text:p>10751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5" xlink:type="simple">COHEN Da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dana.cohen@ensad.fr" xlink:type="simple">dana.cohen@ensad.fr</text:a></text:p>
          </table:table-cell>
          <table:table-cell office:value-type="float" office:value="107975" calcext:value-type="float">
            <text:p>10797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82" xlink:type="simple">COIFFARD DULAC Loui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ouis.coiffard@ensad.fr" xlink:type="simple">louis.coiffard@ensad.fr</text:a></text:p>
          </table:table-cell>
          <table:table-cell office:value-type="float" office:value="107082" calcext:value-type="float">
            <text:p>10708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25" xlink:type="simple">COLANTUONI Alessandr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lessandra.colantuoni@ensad.fr" xlink:type="simple">alessandra.colantuoni@ensad.fr</text:a></text:p>
          </table:table-cell>
          <table:table-cell office:value-type="float" office:value="107825" calcext:value-type="float">
            <text:p>10782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58" xlink:type="simple">COMOLLI-MIRAMONT Damie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damien.comolli@ensad.fr" xlink:type="simple">damien.comolli@ensad.fr</text:a></text:p>
          </table:table-cell>
          <table:table-cell office:value-type="float" office:value="107758" calcext:value-type="float">
            <text:p>10775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29" xlink:type="simple">CONAERT Merel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erel.conaert@ensad.fr" xlink:type="simple">merel.conaert@ensad.fr</text:a></text:p>
          </table:table-cell>
          <table:table-cell office:value-type="float" office:value="107829" calcext:value-type="float">
            <text:p>10782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93" xlink:type="simple">COQUELLE Alic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lice.coquelle@ensad.fr" xlink:type="simple">alice.coquelle@ensad.fr</text:a></text:p>
          </table:table-cell>
          <table:table-cell office:value-type="float" office:value="107293" calcext:value-type="float">
            <text:p>10729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2" xlink:type="simple">CORNET--RICHARD Lucile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lucile.cornet1@ensad.fr" xlink:type="simple">lucile.cornet1@ensad.fr</text:a></text:p>
          </table:table-cell>
          <table:table-cell office:value-type="float" office:value="107972" calcext:value-type="float">
            <text:p>10797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46" xlink:type="simple">COSTA Alexandr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lexandre.costa@ensad.fr" xlink:type="simple">alexandre.costa@ensad.fr</text:a></text:p>
          </table:table-cell>
          <table:table-cell office:value-type="float" office:value="107846" calcext:value-type="float">
            <text:p>10784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73" xlink:type="simple">COTON Timothé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timothe.coton@ensad.fr" xlink:type="simple">timothe.coton@ensad.fr</text:a></text:p>
          </table:table-cell>
          <table:table-cell office:value-type="float" office:value="107373" calcext:value-type="float">
            <text:p>10737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62" xlink:type="simple">COTTE Agath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gathe.cotte@ensad.fr" xlink:type="simple">agathe.cotte@ensad.fr</text:a></text:p>
          </table:table-cell>
          <table:table-cell office:value-type="float" office:value="107262" calcext:value-type="float">
            <text:p>10726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64" xlink:type="simple">COURCOL Louis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ouise.courcol@ensad.fr" xlink:type="simple">louise.courcol@ensad.fr</text:a></text:p>
          </table:table-cell>
          <table:table-cell office:value-type="float" office:value="107264" calcext:value-type="float">
            <text:p>10726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76" xlink:type="simple">COURTOIS Julian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ulianne.courtois@ensad.fr" xlink:type="simple">julianne.courtois@ensad.fr</text:a></text:p>
          </table:table-cell>
          <table:table-cell office:value-type="float" office:value="107376" calcext:value-type="float">
            <text:p>10737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98" xlink:type="simple">COUSIN Axel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xel.cousin@ensad.fr" xlink:type="simple">axel.cousin@ensad.fr</text:a></text:p>
          </table:table-cell>
          <table:table-cell office:value-type="float" office:value="107598" calcext:value-type="float">
            <text:p>10759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38" xlink:type="simple">COUTANCEAU Mar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ie.coutanceau@ensad.fr" xlink:type="simple">marie.coutanceau@ensad.fr</text:a></text:p>
          </table:table-cell>
          <table:table-cell office:value-type="float" office:value="107038" calcext:value-type="float">
            <text:p>10703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62" xlink:type="simple">COYOLA Éléonor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leonore.coyola@ensad.fr" xlink:type="simple">eleonore.coyola@ensad.fr</text:a></text:p>
          </table:table-cell>
          <table:table-cell office:value-type="float" office:value="107562" calcext:value-type="float">
            <text:p>10756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03" xlink:type="simple">CRABIERES Henri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henri.crabieres@ensad.fr" xlink:type="simple">henri.crabieres@ensad.fr</text:a></text:p>
          </table:table-cell>
          <table:table-cell office:value-type="float" office:value="106503" calcext:value-type="float">
            <text:p>1065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3" xlink:type="simple">CRESPIN Suz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uzie.crespin@ensad.fr" xlink:type="simple">suzie.crespin@ensad.fr</text:a></text:p>
          </table:table-cell>
          <table:table-cell office:value-type="float" office:value="107873" calcext:value-type="float">
            <text:p>10787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2" xlink:type="simple">CTORZA Elis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lisa.ctorza@ensad.fr" xlink:type="simple">elisa.ctorza@ensad.fr</text:a></text:p>
          </table:table-cell>
          <table:table-cell office:value-type="float" office:value="107902" calcext:value-type="float">
            <text:p>1079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04" xlink:type="simple">DAL-MAS Enz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nzo.dal-mas@ensad.fr" xlink:type="simple">enzo.dal-mas@ensad.fr</text:a></text:p>
          </table:table-cell>
          <table:table-cell office:value-type="float" office:value="107104" calcext:value-type="float">
            <text:p>10710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9" xlink:type="simple">DALMASSO-CANER Clar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clara.dalmasso@ensad.fr" xlink:type="simple">clara.dalmasso@ensad.fr</text:a></text:p>
          </table:table-cell>
          <table:table-cell office:value-type="float" office:value="107769" calcext:value-type="float">
            <text:p>10776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20" xlink:type="simple">DANET Mari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arie.danet@ensad.fr" xlink:type="simple">marie.danet@ensad.fr</text:a></text:p>
          </table:table-cell>
          <table:table-cell office:value-type="float" office:value="106320" calcext:value-type="float">
            <text:p>10632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23" xlink:type="simple">DARD Jea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ean.dard@ensad.fr" xlink:type="simple">jean.dard@ensad.fr</text:a></text:p>
          </table:table-cell>
          <table:table-cell office:value-type="float" office:value="106523" calcext:value-type="float">
            <text:p>10652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92" xlink:type="simple">DARROW Alic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lice.darrow@ensad.fr" xlink:type="simple">alice.darrow@ensad.fr</text:a></text:p>
          </table:table-cell>
          <table:table-cell office:value-type="float" office:value="106492" calcext:value-type="float">
            <text:p>10649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6" xlink:type="simple">D'AUTHENAY Emmanuel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mmanuel.dauthenay@ensad.fr" xlink:type="simple">emmanuel.dauthenay@ensad.fr</text:a></text:p>
          </table:table-cell>
          <table:table-cell office:value-type="float" office:value="107966" calcext:value-type="float">
            <text:p>10796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94" xlink:type="simple">DAVEAU Julie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uliette.daveau@ensad.fr" xlink:type="simple">juliette.daveau@ensad.fr</text:a></text:p>
          </table:table-cell>
          <table:table-cell office:value-type="float" office:value="107894" calcext:value-type="float">
            <text:p>10789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61" xlink:type="simple">DAWANCE Pierr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pierre.dawance@ensad.fr" xlink:type="simple">pierre.dawance@ensad.fr</text:a></text:p>
          </table:table-cell>
          <table:table-cell office:value-type="float" office:value="106761" calcext:value-type="float">
            <text:p>1067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03" xlink:type="simple">DE ALBUQUERQUE Maria clar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c.de-albuquerque@ensad.fr" xlink:type="simple">mc.de-albuquerque@ensad.fr</text:a></text:p>
          </table:table-cell>
          <table:table-cell office:value-type="float" office:value="107303" calcext:value-type="float">
            <text:p>1073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39" xlink:type="simple">DE ANDRADE DA SILVA Thales 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thales.andrade@ensad.fr" xlink:type="simple">thales.andrade@ensad.fr</text:a></text:p>
          </table:table-cell>
          <table:table-cell office:value-type="float" office:value="107939" calcext:value-type="float">
            <text:p>10793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49" xlink:type="simple">DE BERGEVIN Eloi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loi.de-bergevin@ensad.fr" xlink:type="simple">eloi.de-bergevin@ensad.fr</text:a></text:p>
          </table:table-cell>
          <table:table-cell office:value-type="float" office:value="106749" calcext:value-type="float">
            <text:p>10674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39" xlink:type="simple">DE BURETEL DE CHASSEY Agath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gathe.de-buretel@ensad.fr" xlink:type="simple">agathe.de-buretel@ensad.fr</text:a></text:p>
          </table:table-cell>
          <table:table-cell office:value-type="float" office:value="106739" calcext:value-type="float">
            <text:p>10673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968" xlink:type="simple">DE GUIBERT Jule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ules.de-guibert@ensad.fr" xlink:type="simple">jules.de-guibert@ensad.fr</text:a></text:p>
          </table:table-cell>
          <table:table-cell office:value-type="float" office:value="106968" calcext:value-type="float">
            <text:p>1069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60" xlink:type="simple">DE LA TEYSSONNIERE Quitter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q.de-la-teyssonniere@ensad.fr" xlink:type="simple">q.de-la-teyssonniere@ensad.fr</text:a></text:p>
          </table:table-cell>
          <table:table-cell office:value-type="float" office:value="107060" calcext:value-type="float">
            <text:p>1070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36" xlink:type="simple">DE LAGAYE DE LANTEUIL Constanc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onstance.de-lagaye@ensad.fr" xlink:type="simple">constance.de-lagaye@ensad.fr</text:a></text:p>
          </table:table-cell>
          <table:table-cell office:value-type="float" office:value="107036" calcext:value-type="float">
            <text:p>10703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99" xlink:type="simple">DE MARINIS Alessandro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lessandro.de-marinis@ensad.fr" xlink:type="simple">alessandro.de-marinis@ensad.fr</text:a></text:p>
          </table:table-cell>
          <table:table-cell office:value-type="float" office:value="107199" calcext:value-type="float">
            <text:p>10719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67" xlink:type="simple">DE REMUR Mari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rie.de-remur@ensad.fr" xlink:type="simple">marie.de-remur@ensad.fr</text:a></text:p>
          </table:table-cell>
          <table:table-cell office:value-type="float" office:value="106767" calcext:value-type="float">
            <text:p>1067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60" xlink:type="simple">DE REYDET DE VULPILLIERES May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ya.de-reydet@ensad.fr" xlink:type="simple">maya.de-reydet@ensad.fr</text:a></text:p>
          </table:table-cell>
          <table:table-cell office:value-type="float" office:value="107260" calcext:value-type="float">
            <text:p>1072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83" xlink:type="simple">DE VILLENEUVE Anastasi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.de-villeneuve@ensad.fr" xlink:type="simple">a.de-villeneuve@ensad.fr</text:a></text:p>
          </table:table-cell>
          <table:table-cell office:value-type="float" office:value="106783" calcext:value-type="float">
            <text:p>10678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36" xlink:type="simple">DEBARGUE César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esar.debargue@ensad.fr" xlink:type="simple">cesar.debargue@ensad.fr</text:a></text:p>
          </table:table-cell>
          <table:table-cell office:value-type="float" office:value="107336" calcext:value-type="float">
            <text:p>10733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77" xlink:type="simple">DEBERGUE Garanc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garance.debergue@ensad.fr" xlink:type="simple">garance.debergue@ensad.fr</text:a></text:p>
          </table:table-cell>
          <table:table-cell office:value-type="float" office:value="107277" calcext:value-type="float">
            <text:p>10727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5" xlink:type="simple">DEBUSSCHERE Le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ea.debusschere@ensad.fr" xlink:type="simple">lea.debusschere@ensad.fr</text:a></text:p>
          </table:table-cell>
          <table:table-cell office:value-type="float" office:value="107675" calcext:value-type="float">
            <text:p>10767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90" xlink:type="simple">DEFFARGES Joan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joana.deffarges@ensad.fr" xlink:type="simple">joana.deffarges@ensad.fr</text:a></text:p>
          </table:table-cell>
          <table:table-cell office:value-type="float" office:value="107590" calcext:value-type="float">
            <text:p>1075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9" xlink:type="simple">DÉGÉ Loui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louis.dege@ensad.fr" xlink:type="simple">louis.dege@ensad.fr</text:a></text:p>
          </table:table-cell>
          <table:table-cell office:value-type="float" office:value="107919" calcext:value-type="float">
            <text:p>10791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20" xlink:type="simple">DEGNIEAU Valenti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valentin.degnieau@ensad.fr" xlink:type="simple">valentin.degnieau@ensad.fr</text:a></text:p>
          </table:table-cell>
          <table:table-cell office:value-type="float" office:value="107020" calcext:value-type="float">
            <text:p>10702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52" xlink:type="simple">DEGOS Hortens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hortense.degos@ensad.fr" xlink:type="simple">hortense.degos@ensad.fr</text:a></text:p>
          </table:table-cell>
          <table:table-cell office:value-type="float" office:value="106352" calcext:value-type="float">
            <text:p>1063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1" xlink:type="simple">DELAHAYE Chloé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hloe.delahaye@ensad.fr" xlink:type="simple">chloe.delahaye@ensad.fr</text:a></text:p>
          </table:table-cell>
          <table:table-cell office:value-type="float" office:value="107791" calcext:value-type="float">
            <text:p>10779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84" xlink:type="simple">DELALANDE Gaeta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gaetan.delalande@ensad.fr" xlink:type="simple">gaetan.delalande@ensad.fr</text:a></text:p>
          </table:table-cell>
          <table:table-cell office:value-type="float" office:value="106784" calcext:value-type="float">
            <text:p>10678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07" xlink:type="simple">DELCOURT Iris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iris.delcourt@ensad.fr" xlink:type="simple">iris.delcourt@ensad.fr</text:a></text:p>
          </table:table-cell>
          <table:table-cell office:value-type="float" office:value="107507" calcext:value-type="float">
            <text:p>10750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79" xlink:type="simple">DELCROS Hélois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heloise.delcros@ensad.fr" xlink:type="simple">heloise.delcros@ensad.fr</text:a></text:p>
          </table:table-cell>
          <table:table-cell office:value-type="float" office:value="107279" calcext:value-type="float">
            <text:p>1072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50" xlink:type="simple">DELENGAIGNE Baptist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b.delengaigne@ensad.fr" xlink:type="simple">b.delengaigne@ensad.fr</text:a></text:p>
          </table:table-cell>
          <table:table-cell office:value-type="float" office:value="106550" calcext:value-type="float">
            <text:p>10655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94" xlink:type="simple">DELFIM Joao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oao.delfim@ensad.fr" xlink:type="simple">joao.delfim@ensad.fr</text:a></text:p>
          </table:table-cell>
          <table:table-cell office:value-type="float" office:value="106494" calcext:value-type="float">
            <text:p>10649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81" xlink:type="simple">DELIUS Lou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ou.delius@ensad.fr" xlink:type="simple">lou.delius@ensad.fr</text:a></text:p>
          </table:table-cell>
          <table:table-cell office:value-type="float" office:value="107281" calcext:value-type="float">
            <text:p>10728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8" xlink:type="simple">DELMOTTE Lucie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lucien.delmotte@ensad.fr" xlink:type="simple">lucien.delmotte@ensad.fr</text:a></text:p>
          </table:table-cell>
          <table:table-cell office:value-type="float" office:value="107878" calcext:value-type="float">
            <text:p>10787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3" xlink:type="simple">DEMOTTE Vadim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vadim.demotte@ensad.fr" xlink:type="simple">vadim.demotte@ensad.fr</text:a></text:p>
          </table:table-cell>
          <table:table-cell office:value-type="float" office:value="107833" calcext:value-type="float">
            <text:p>10783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36" xlink:type="simple">DENARIE Enz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nzo.denarie@ensad.fr" xlink:type="simple">enzo.denarie@ensad.fr</text:a></text:p>
          </table:table-cell>
          <table:table-cell office:value-type="float" office:value="106736" calcext:value-type="float">
            <text:p>10673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99" xlink:type="simple">DENICOURT Alexandr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lexandre.denicourt@ensad.fr" xlink:type="simple">alexandre.denicourt@ensad.fr</text:a></text:p>
          </table:table-cell>
          <table:table-cell office:value-type="float" office:value="106799" calcext:value-type="float">
            <text:p>10679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34" xlink:type="simple">DENIS Esther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esther.denis@ensad.fr" xlink:type="simple">esther.denis@ensad.fr</text:a></text:p>
          </table:table-cell>
          <table:table-cell office:value-type="float" office:value="107134" calcext:value-type="float">
            <text:p>10713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105" xlink:type="simple">DENOUAL Mélani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elanie.denoual@ensad.fr" xlink:type="simple">melanie.denoual@ensad.fr</text:a></text:p>
          </table:table-cell>
          <table:table-cell office:value-type="float" office:value="106105" calcext:value-type="float">
            <text:p>1061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62" xlink:type="simple">DESCHAMPS Leoni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eonie.deschamps@ensad.fr" xlink:type="simple">leonie.deschamps@ensad.fr</text:a></text:p>
          </table:table-cell>
          <table:table-cell office:value-type="float" office:value="106862" calcext:value-type="float">
            <text:p>10686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72" xlink:type="simple">DESCLOUDS Olg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olga.desclouds@ensad.fr" xlink:type="simple">olga.desclouds@ensad.fr</text:a></text:p>
          </table:table-cell>
          <table:table-cell office:value-type="float" office:value="107272" calcext:value-type="float">
            <text:p>10727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1" xlink:type="simple">DESHAIS Pierr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pierre.deshais@ensad.fr" xlink:type="simple">pierre.deshais@ensad.fr</text:a></text:p>
          </table:table-cell>
          <table:table-cell office:value-type="float" office:value="107881" calcext:value-type="float">
            <text:p>10788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2" xlink:type="simple">DESHAYES - PARRÉ L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li.deshayes@ensad.fr" xlink:type="simple">li.deshayes@ensad.fr</text:a></text:p>
          </table:table-cell>
          <table:table-cell office:value-type="float" office:value="107882" calcext:value-type="float">
            <text:p>10788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60" xlink:type="simple">DÉSIRÉE Arthu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rthur.desiree@ensad.fr" xlink:type="simple">arthur.desiree@ensad.fr</text:a></text:p>
          </table:table-cell>
          <table:table-cell office:value-type="float" office:value="107860" calcext:value-type="float">
            <text:p>1078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4" xlink:type="simple">DEUBIL Roma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romane.deubil@ensad.fr" xlink:type="simple">romane.deubil@ensad.fr</text:a></text:p>
          </table:table-cell>
          <table:table-cell office:value-type="float" office:value="107604" calcext:value-type="float">
            <text:p>10760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54" xlink:type="simple">DEWALEYNE Luc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ucie.dewaleyne@ensad.fr" xlink:type="simple">lucie.dewaleyne@ensad.fr</text:a></text:p>
          </table:table-cell>
          <table:table-cell office:value-type="float" office:value="107654" calcext:value-type="float">
            <text:p>1076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48" xlink:type="simple">DHUBERT RIOLLET Mélan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elanie.dhubert@ensad.fr" xlink:type="simple">melanie.dhubert@ensad.fr</text:a></text:p>
          </table:table-cell>
          <table:table-cell office:value-type="float" office:value="107048" calcext:value-type="float">
            <text:p>10704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09" xlink:type="simple">DI ROSA Théo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theo.di-rosa@ensad.fr" xlink:type="simple">theo.di-rosa@ensad.fr</text:a></text:p>
          </table:table-cell>
          <table:table-cell office:value-type="float" office:value="106809" calcext:value-type="float">
            <text:p>1068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4" xlink:type="simple">DJEDJE Lé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ea.djedje@ensad.fr" xlink:type="simple">lea.djedje@ensad.fr</text:a></text:p>
          </table:table-cell>
          <table:table-cell office:value-type="float" office:value="107854" calcext:value-type="float">
            <text:p>1078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19" xlink:type="simple">DJOUJUM Christian-trésor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t.djoujum@ensad.fr" xlink:type="simple">ct.djoujum@ensad.fr</text:a></text:p>
          </table:table-cell>
          <table:table-cell office:value-type="float" office:value="107219" calcext:value-type="float">
            <text:p>10721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64" xlink:type="simple">DOGUÉ JOLIFIÉ Fanny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fanny.dogue@ensad.fr" xlink:type="simple">fanny.dogue@ensad.fr</text:a></text:p>
          </table:table-cell>
          <table:table-cell office:value-type="float" office:value="107364" calcext:value-type="float">
            <text:p>10736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43" xlink:type="simple">DOMINGUEZ Charlè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harlene.dominguez@ensad.fr" xlink:type="simple">charlene.dominguez@ensad.fr</text:a></text:p>
          </table:table-cell>
          <table:table-cell office:value-type="float" office:value="106543" calcext:value-type="float">
            <text:p>10654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96" xlink:type="simple">DONEDA Paul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pauline.doneda@ensad.fr" xlink:type="simple">pauline.doneda@ensad.fr</text:a></text:p>
          </table:table-cell>
          <table:table-cell office:value-type="float" office:value="106596" calcext:value-type="float">
            <text:p>10659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998" xlink:type="simple">DOS SANTOS Ni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nina.dos-santos@ensad.fr" xlink:type="simple">nina.dos-santos@ensad.fr</text:a></text:p>
          </table:table-cell>
          <table:table-cell office:value-type="float" office:value="106998" calcext:value-type="float">
            <text:p>10699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23" xlink:type="simple">DOTSENKO Paul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pauline.dotsenko@ensad.fr" xlink:type="simple">pauline.dotsenko@ensad.fr</text:a></text:p>
          </table:table-cell>
          <table:table-cell office:value-type="float" office:value="107323" calcext:value-type="float">
            <text:p>10732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63" xlink:type="simple">DRAHMANI Juli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julie.drahmani@ensad.fr" xlink:type="simple">julie.drahmani@ensad.fr</text:a></text:p>
          </table:table-cell>
          <table:table-cell office:value-type="float" office:value="107863" calcext:value-type="float">
            <text:p>1078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28" xlink:type="simple">DREWS Juri-apollo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juri-apollo.drews@ensad.fr" xlink:type="simple">juri-apollo.drews@ensad.fr</text:a></text:p>
          </table:table-cell>
          <table:table-cell office:value-type="float" office:value="107128" calcext:value-type="float">
            <text:p>10712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91" xlink:type="simple">DROFF Jonas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onas.droff@ensad.fr" xlink:type="simple">jonas.droff@ensad.fr</text:a></text:p>
          </table:table-cell>
          <table:table-cell office:value-type="float" office:value="107691" calcext:value-type="float">
            <text:p>10769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09" xlink:type="simple">DUBOIS Marian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rianne.dubois@ensad.fr" xlink:type="simple">marianne.dubois@ensad.fr</text:a></text:p>
          </table:table-cell>
          <table:table-cell office:value-type="float" office:value="107709" calcext:value-type="float">
            <text:p>1077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36" xlink:type="simple">DUBOIS Madoli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adolia.dubois@ensad.fr" xlink:type="simple">madolia.dubois@ensad.fr</text:a></text:p>
          </table:table-cell>
          <table:table-cell office:value-type="float" office:value="106836" calcext:value-type="float">
            <text:p>10683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29" xlink:type="simple">DUBOIS Alm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lma.dubois@ensad.fr" xlink:type="simple">alma.dubois@ensad.fr</text:a></text:p>
          </table:table-cell>
          <table:table-cell office:value-type="float" office:value="107329" calcext:value-type="float">
            <text:p>10732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87" xlink:type="simple">DUBOIS Auror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urore.dubois@ensad.fr" xlink:type="simple">aurore.dubois@ensad.fr</text:a></text:p>
          </table:table-cell>
          <table:table-cell office:value-type="float" office:value="107387" calcext:value-type="float">
            <text:p>10738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10" xlink:type="simple">DUBOST Ver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vera.dubost@ensad.fr" xlink:type="simple">vera.dubost@ensad.fr</text:a></text:p>
          </table:table-cell>
          <table:table-cell office:value-type="float" office:value="107310" calcext:value-type="float">
            <text:p>10731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9" xlink:type="simple">DUBREUCQ Justin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justine.dubreucq@ensad.fr" xlink:type="simple">justine.dubreucq@ensad.fr</text:a></text:p>
          </table:table-cell>
          <table:table-cell office:value-type="float" office:value="107839" calcext:value-type="float">
            <text:p>10783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30" xlink:type="simple">DUBS Capuc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apucine.dubs@ensad.fr" xlink:type="simple">capucine.dubs@ensad.fr</text:a></text:p>
          </table:table-cell>
          <table:table-cell office:value-type="float" office:value="107530" calcext:value-type="float">
            <text:p>10753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37" xlink:type="simple">DUCAU Nin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ino.ducau@ensad.fr" xlink:type="simple">nino.ducau@ensad.fr</text:a></text:p>
          </table:table-cell>
          <table:table-cell office:value-type="float" office:value="107337" calcext:value-type="float">
            <text:p>10733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4" xlink:type="simple">DUCHALET Loris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oris.duchalet@ensad.fr" xlink:type="simple">loris.duchalet@ensad.fr</text:a></text:p>
          </table:table-cell>
          <table:table-cell office:value-type="float" office:value="107514" calcext:value-type="float">
            <text:p>10751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02" xlink:type="simple">DUCHAUFOUR-LAWRANCE Lun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una.duchaufour@ensad.fr" xlink:type="simple">luna.duchaufour@ensad.fr</text:a></text:p>
          </table:table-cell>
          <table:table-cell office:value-type="float" office:value="106302" calcext:value-type="float">
            <text:p>1063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41" xlink:type="simple">DUCROUX-GAZIO Mar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ine.ducroux@ensad.fr" xlink:type="simple">marine.ducroux@ensad.fr</text:a></text:p>
          </table:table-cell>
          <table:table-cell office:value-type="float" office:value="107741" calcext:value-type="float">
            <text:p>1077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8" xlink:type="simple">DUGON Jule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jules.dugon@ensad.fr" xlink:type="simple">jules.dugon@ensad.fr</text:a></text:p>
          </table:table-cell>
          <table:table-cell office:value-type="float" office:value="107778" calcext:value-type="float">
            <text:p>10777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27" xlink:type="simple">DUPERRON Cléli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lelia.duperron@ensad.fr" xlink:type="simple">clelia.duperron@ensad.fr</text:a></text:p>
          </table:table-cell>
          <table:table-cell office:value-type="float" office:value="107527" calcext:value-type="float">
            <text:p>10752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90" xlink:type="simple">DUPETY Simo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simon.dupety@ensad.fr" xlink:type="simple">simon.dupety@ensad.fr</text:a></text:p>
          </table:table-cell>
          <table:table-cell office:value-type="float" office:value="107090" calcext:value-type="float">
            <text:p>1070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49" xlink:type="simple">DUPLAND Elis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elisa.dupland@ensad.fr" xlink:type="simple">elisa.dupland@ensad.fr</text:a></text:p>
          </table:table-cell>
          <table:table-cell office:value-type="float" office:value="106549" calcext:value-type="float">
            <text:p>10654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4" xlink:type="simple">DUPUY Col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oline.dupuy@ensad.fr" xlink:type="simple">coline.dupuy@ensad.fr</text:a></text:p>
          </table:table-cell>
          <table:table-cell office:value-type="float" office:value="107834" calcext:value-type="float">
            <text:p>10783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51" xlink:type="simple">DUQUESNE Alexi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lexis.duquesne@ensad.fr" xlink:type="simple">alexis.duquesne@ensad.fr</text:a></text:p>
          </table:table-cell>
          <table:table-cell office:value-type="float" office:value="106751" calcext:value-type="float">
            <text:p>10675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74" xlink:type="simple">DUREL Juliett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juliette.durel@ensad.fr" xlink:type="simple">juliette.durel@ensad.fr</text:a></text:p>
          </table:table-cell>
          <table:table-cell office:value-type="float" office:value="107574" calcext:value-type="float">
            <text:p>10757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02" xlink:type="simple">DURENDEAU Luca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ucas.durendeau@ensad.fr" xlink:type="simple">lucas.durendeau@ensad.fr</text:a></text:p>
          </table:table-cell>
          <table:table-cell office:value-type="float" office:value="106802" calcext:value-type="float">
            <text:p>1068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75" xlink:type="simple">DURIEZ Aymeric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ymeric.duriez@ensad.fr" xlink:type="simple">aymeric.duriez@ensad.fr</text:a></text:p>
          </table:table-cell>
          <table:table-cell office:value-type="float" office:value="106775" calcext:value-type="float">
            <text:p>10677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70" xlink:type="simple">DUTOUR Agath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gathe.dutour@ensad.fr" xlink:type="simple">agathe.dutour@ensad.fr</text:a></text:p>
          </table:table-cell>
          <table:table-cell office:value-type="float" office:value="106770" calcext:value-type="float">
            <text:p>10677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00" xlink:type="simple">DUTRUC-ROSSET Chloé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hloe.dutruc@ensad.fr" xlink:type="simple">chloe.dutruc@ensad.fr</text:a></text:p>
          </table:table-cell>
          <table:table-cell office:value-type="float" office:value="106500" calcext:value-type="float">
            <text:p>10650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88" xlink:type="simple">DUVAL Faust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faustine.duval@ensad.fr" xlink:type="simple">faustine.duval@ensad.fr</text:a></text:p>
          </table:table-cell>
          <table:table-cell office:value-type="float" office:value="107288" calcext:value-type="float">
            <text:p>1072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1" xlink:type="simple">DUVAL Etien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tienne.duval@ensad.fr" xlink:type="simple">etienne.duval@ensad.fr</text:a></text:p>
          </table:table-cell>
          <table:table-cell office:value-type="float" office:value="107971" calcext:value-type="float">
            <text:p>10797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71" xlink:type="simple">EL ARAMOUNI Lén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ena.el-aramouni@ensad.fr" xlink:type="simple">lena.el-aramouni@ensad.fr</text:a></text:p>
          </table:table-cell>
          <table:table-cell office:value-type="float" office:value="107571" calcext:value-type="float">
            <text:p>10757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12" xlink:type="simple">EL KARMOUNI Chlo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hloe.el-karmouni@ensad.fr" xlink:type="simple">chloe.el-karmouni@ensad.fr</text:a></text:p>
          </table:table-cell>
          <table:table-cell office:value-type="float" office:value="107312" calcext:value-type="float">
            <text:p>10731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0" xlink:type="simple">EL MASSIOUI Kawter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kawter.el-massioui@ensad.fr" xlink:type="simple">kawter.el-massioui@ensad.fr</text:a></text:p>
          </table:table-cell>
          <table:table-cell office:value-type="float" office:value="107550" calcext:value-type="float">
            <text:p>10755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01" xlink:type="simple">ELY-GRASSE Tom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tom.ely@ensad.fr" xlink:type="simple">tom.ely@ensad.fr</text:a></text:p>
          </table:table-cell>
          <table:table-cell office:value-type="float" office:value="107301" calcext:value-type="float">
            <text:p>10730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78" xlink:type="simple">EMERIAU Paul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pauline.emeriau@ensad.fr" xlink:type="simple">pauline.emeriau@ensad.fr</text:a></text:p>
          </table:table-cell>
          <table:table-cell office:value-type="float" office:value="107378" calcext:value-type="float">
            <text:p>10737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4" xlink:type="simple">EMILION Abraham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braham.emilion@ensad.fr" xlink:type="simple">abraham.emilion@ensad.fr</text:a></text:p>
          </table:table-cell>
          <table:table-cell office:value-type="float" office:value="107774" calcext:value-type="float">
            <text:p>10777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34" xlink:type="simple">ENG Kelly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kelly.eng@ensad.fr" xlink:type="simple">kelly.eng@ensad.fr</text:a></text:p>
          </table:table-cell>
          <table:table-cell office:value-type="float" office:value="106334" calcext:value-type="float">
            <text:p>10633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59" xlink:type="simple">ERHEL Ném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emo.erhel@ensad.fr" xlink:type="simple">nemo.erhel@ensad.fr</text:a></text:p>
          </table:table-cell>
          <table:table-cell office:value-type="float" office:value="106559" calcext:value-type="float">
            <text:p>10655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97" xlink:type="simple">ETCHEGOIN-LASNIER Alaï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laia.etchegoin@ensad.fr" xlink:type="simple">alaia.etchegoin@ensad.fr</text:a></text:p>
          </table:table-cell>
          <table:table-cell office:value-type="float" office:value="107297" calcext:value-type="float">
            <text:p>10729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2" xlink:type="simple">ETRILLARD Théo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theo.etrillard@ensad.fr" xlink:type="simple">theo.etrillard@ensad.fr</text:a></text:p>
          </table:table-cell>
          <table:table-cell office:value-type="float" office:value="107672" calcext:value-type="float">
            <text:p>10767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22" xlink:type="simple">EUM Jihoo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ihoo.eum@ensad.fr" xlink:type="simple">jihoo.eum@ensad.fr</text:a></text:p>
          </table:table-cell>
          <table:table-cell office:value-type="float" office:value="107322" calcext:value-type="float">
            <text:p>10732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29" xlink:type="simple">EVERDEEN Tary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taryn.everdeen@ensad.fr" xlink:type="simple">taryn.everdeen@ensad.fr</text:a></text:p>
          </table:table-cell>
          <table:table-cell office:value-type="float" office:value="107629" calcext:value-type="float">
            <text:p>10762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6" xlink:type="simple">FADEL CORTEZ VASSALLO Bernardo 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bernardo.fadel-cortez-vassallo@ensad.fr" xlink:type="simple">bernardo.fadel-cortez-vassallo@ensad.fr</text:a></text:p>
          </table:table-cell>
          <table:table-cell office:value-type="float" office:value="107976" calcext:value-type="float">
            <text:p>10797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9" xlink:type="simple">FAHL Kirst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kirstine.fahl@ensad.fr" xlink:type="simple">kirstine.fahl@ensad.fr</text:a></text:p>
          </table:table-cell>
          <table:table-cell office:value-type="float" office:value="107979" calcext:value-type="float">
            <text:p>1079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85" xlink:type="simple">FALALA Mari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rie.falala@ensad.fr" xlink:type="simple">marie.falala@ensad.fr</text:a></text:p>
          </table:table-cell>
          <table:table-cell office:value-type="float" office:value="107285" calcext:value-type="float">
            <text:p>1072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66" xlink:type="simple">FALERI Marian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ianna.faleri@ensad.fr" xlink:type="simple">marianna.faleri@ensad.fr</text:a></text:p>
          </table:table-cell>
          <table:table-cell office:value-type="float" office:value="107066" calcext:value-type="float">
            <text:p>10706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6" xlink:type="simple">FARCY Clair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laire.farcy@ensad.fr" xlink:type="simple">claire.farcy@ensad.fr</text:a></text:p>
          </table:table-cell>
          <table:table-cell office:value-type="float" office:value="107946" calcext:value-type="float">
            <text:p>10794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45" xlink:type="simple">FARET Sophia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sophiane.faret@ensad.fr" xlink:type="simple">sophiane.faret@ensad.fr</text:a></text:p>
          </table:table-cell>
          <table:table-cell office:value-type="float" office:value="107845" calcext:value-type="float">
            <text:p>10784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41" xlink:type="simple">FARRÉ Anne-Lila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nne.farre@ensad.fr" xlink:type="simple">anne.farre@ensad.fr</text:a></text:p>
          </table:table-cell>
          <table:table-cell office:value-type="float" office:value="107841" calcext:value-type="float">
            <text:p>1078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25" xlink:type="simple">FARRÉ Diane-l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diane.farre@ensad.fr" xlink:type="simple">diane.farre@ensad.fr</text:a></text:p>
          </table:table-cell>
          <table:table-cell office:value-type="float" office:value="106525" calcext:value-type="float">
            <text:p>10652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56" xlink:type="simple">FAUCHER Benjami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benjamin.faucher@ensad.fr" xlink:type="simple">benjamin.faucher@ensad.fr</text:a></text:p>
          </table:table-cell>
          <table:table-cell office:value-type="float" office:value="107756" calcext:value-type="float">
            <text:p>10775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89" xlink:type="simple">FAUROUX Louis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ouise.fauroux@ensad.fr" xlink:type="simple">louise.fauroux@ensad.fr</text:a></text:p>
          </table:table-cell>
          <table:table-cell office:value-type="float" office:value="106789" calcext:value-type="float">
            <text:p>1067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06" xlink:type="simple">FAYARD Justi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ustin.fayard@ensad.fr" xlink:type="simple">justin.fayard@ensad.fr</text:a></text:p>
          </table:table-cell>
          <table:table-cell office:value-type="float" office:value="107006" calcext:value-type="float">
            <text:p>1070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96" xlink:type="simple">FERNANDES Hugo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hugo.fernandes@ensad.fr" xlink:type="simple">hugo.fernandes@ensad.fr</text:a></text:p>
          </table:table-cell>
          <table:table-cell office:value-type="float" office:value="107296" calcext:value-type="float">
            <text:p>10729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0" xlink:type="simple">FERNANDEZ Alfonsin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lfonsina.fernandez@ensad.fr" xlink:type="simple">alfonsina.fernandez@ensad.fr</text:a></text:p>
          </table:table-cell>
          <table:table-cell office:value-type="float" office:value="107770" calcext:value-type="float">
            <text:p>10777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90" xlink:type="simple">FERRADOU Anouk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nouk.ferradou@ensad.fr" xlink:type="simple">anouk.ferradou@ensad.fr</text:a></text:p>
          </table:table-cell>
          <table:table-cell office:value-type="float" office:value="106590" calcext:value-type="float">
            <text:p>1065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95" xlink:type="simple">FERRON Ma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e.ferron@ensad.fr" xlink:type="simple">mae.ferron@ensad.fr</text:a></text:p>
          </table:table-cell>
          <table:table-cell office:value-type="float" office:value="106795" calcext:value-type="float">
            <text:p>10679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93" xlink:type="simple">FEUILLARD Clothild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lothilde.feuillard@ensad.fr" xlink:type="simple">clothilde.feuillard@ensad.fr</text:a></text:p>
          </table:table-cell>
          <table:table-cell office:value-type="float" office:value="107893" calcext:value-type="float">
            <text:p>10789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63" xlink:type="simple">FICHOU Marti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rtin.fichou@ensad.fr" xlink:type="simple">martin.fichou@ensad.fr</text:a></text:p>
          </table:table-cell>
          <table:table-cell office:value-type="float" office:value="107363" calcext:value-type="float">
            <text:p>1073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63" xlink:type="simple">FOINY Alexis</text:a></text:p>
          </table:table-cell>
          <table:table-cell office:value-type="string" calcext:value-type="string">
            <text:p>Pré-Doctoral</text:p>
          </table:table-cell>
          <table:table-cell office:value-type="string" calcext:value-type="string">
            <text:p><text:a xlink:href="mailto:alexis.foiny@ensad.fr" xlink:type="simple">alexis.foiny@ensad.fr</text:a></text:p>
          </table:table-cell>
          <table:table-cell office:value-type="float" office:value="106363" calcext:value-type="float">
            <text:p>1063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84" xlink:type="simple">FOUCHARD Clar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lara.fouchard@ensad.fr" xlink:type="simple">clara.fouchard@ensad.fr</text:a></text:p>
          </table:table-cell>
          <table:table-cell office:value-type="float" office:value="107084" calcext:value-type="float">
            <text:p>10708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79" xlink:type="simple">FOUREL Loui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ouis.fourel@ensad.fr" xlink:type="simple">louis.fourel@ensad.fr</text:a></text:p>
          </table:table-cell>
          <table:table-cell office:value-type="float" office:value="107079" calcext:value-type="float">
            <text:p>1070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59" xlink:type="simple">FOURNIER Jules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ules.fournier@ensad.fr" xlink:type="simple">jules.fournier@ensad.fr</text:a></text:p>
          </table:table-cell>
          <table:table-cell office:value-type="float" office:value="107259" calcext:value-type="float">
            <text:p>10725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6" xlink:type="simple">FOURNIER Yum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yuma.fournier@ensad.fr" xlink:type="simple">yuma.fournier@ensad.fr</text:a></text:p>
          </table:table-cell>
          <table:table-cell office:value-type="float" office:value="107556" calcext:value-type="float">
            <text:p>10755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99" xlink:type="simple">FOURNIER Flor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florine.fournier@ensad.fr" xlink:type="simple">florine.fournier@ensad.fr</text:a></text:p>
          </table:table-cell>
          <table:table-cell office:value-type="float" office:value="107099" calcext:value-type="float">
            <text:p>10709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57" xlink:type="simple">FRACHET Antoni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ntonin.frachet@ensad.fr" xlink:type="simple">antonin.frachet@ensad.fr</text:a></text:p>
          </table:table-cell>
          <table:table-cell office:value-type="float" office:value="107057" calcext:value-type="float">
            <text:p>1070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01" xlink:type="simple">FRANCESE Laur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aura.francese@ensad.fr" xlink:type="simple">laura.francese@ensad.fr</text:a></text:p>
          </table:table-cell>
          <table:table-cell office:value-type="float" office:value="106501" calcext:value-type="float">
            <text:p>10650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27" xlink:type="simple">FRANCHI Clar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lara.franchi@ensad.fr" xlink:type="simple">clara.franchi@ensad.fr</text:a></text:p>
          </table:table-cell>
          <table:table-cell office:value-type="float" office:value="106827" calcext:value-type="float">
            <text:p>10682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41" xlink:type="simple">FREYNET Nor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nora.freynet@ensad.fr" xlink:type="simple">nora.freynet@ensad.fr</text:a></text:p>
          </table:table-cell>
          <table:table-cell office:value-type="float" office:value="106841" calcext:value-type="float">
            <text:p>1068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91" xlink:type="simple">FROMONT Quenti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quentin.fromont@ensad.fr" xlink:type="simple">quentin.fromont@ensad.fr</text:a></text:p>
          </table:table-cell>
          <table:table-cell office:value-type="float" office:value="107591" calcext:value-type="float">
            <text:p>10759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88" xlink:type="simple">GABET Thé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theo.gabet@ensad.fr" xlink:type="simple">theo.gabet@ensad.fr</text:a></text:p>
          </table:table-cell>
          <table:table-cell office:value-type="float" office:value="106788" calcext:value-type="float">
            <text:p>1067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6" xlink:type="simple">GAIDANO Andrea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andrea.gaidano@ensad.fr" xlink:type="simple">andrea.gaidano@ensad.fr</text:a></text:p>
          </table:table-cell>
          <table:table-cell office:value-type="float" office:value="107916" calcext:value-type="float">
            <text:p>10791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2" xlink:type="simple">GAILLON Ségolène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segolene.gaillon@ensad.fr" xlink:type="simple">segolene.gaillon@ensad.fr</text:a></text:p>
          </table:table-cell>
          <table:table-cell office:value-type="float" office:value="107912" calcext:value-type="float">
            <text:p>10791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50" xlink:type="simple">GAJAN Alic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lice.gajan@ensad.fr" xlink:type="simple">alice.gajan@ensad.fr</text:a></text:p>
          </table:table-cell>
          <table:table-cell office:value-type="float" office:value="106850" calcext:value-type="float">
            <text:p>10685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37" xlink:type="simple">GALZIN Léopold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eopold.galzin@ensad.fr" xlink:type="simple">leopold.galzin@ensad.fr</text:a></text:p>
          </table:table-cell>
          <table:table-cell office:value-type="float" office:value="107537" calcext:value-type="float">
            <text:p>10753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94" xlink:type="simple">GAO Yutong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yutong.gao@ensad.fr" xlink:type="simple">yutong.gao@ensad.fr</text:a></text:p>
          </table:table-cell>
          <table:table-cell office:value-type="float" office:value="107694" calcext:value-type="float">
            <text:p>10769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464" xlink:type="simple">GARRIGUES Paul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paul.garrigues@ensad.fr" xlink:type="simple">paul.garrigues@ensad.fr</text:a></text:p>
          </table:table-cell>
          <table:table-cell office:value-type="float" office:value="107464" calcext:value-type="float">
            <text:p>10746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68" xlink:type="simple">GAUCHOT Anaï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nais.gauchot@ensad.fr" xlink:type="simple">anais.gauchot@ensad.fr</text:a></text:p>
          </table:table-cell>
          <table:table-cell office:value-type="float" office:value="106768" calcext:value-type="float">
            <text:p>1067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72" xlink:type="simple">GAUTHIER Paul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paul.gauthier@ensad.fr" xlink:type="simple">paul.gauthier@ensad.fr</text:a></text:p>
          </table:table-cell>
          <table:table-cell office:value-type="float" office:value="107372" calcext:value-type="float">
            <text:p>10737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7" xlink:type="simple">GENESTE Simon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simon.geneste@ensad.fr" xlink:type="simple">simon.geneste@ensad.fr</text:a></text:p>
          </table:table-cell>
          <table:table-cell office:value-type="float" office:value="107917" calcext:value-type="float">
            <text:p>10791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8" xlink:type="simple">GENIN Sar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sara.genin@ensad.fr" xlink:type="simple">sara.genin@ensad.fr</text:a></text:p>
          </table:table-cell>
          <table:table-cell office:value-type="float" office:value="107788" calcext:value-type="float">
            <text:p>1077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2" xlink:type="simple">GENNERAT Apollin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polline.gennerat@ensad.fr" xlink:type="simple">apolline.gennerat@ensad.fr</text:a></text:p>
          </table:table-cell>
          <table:table-cell office:value-type="float" office:value="107802" calcext:value-type="float">
            <text:p>1078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37" xlink:type="simple">GENSER Charlo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harlotte.genser@ensad.fr" xlink:type="simple">charlotte.genser@ensad.fr</text:a></text:p>
          </table:table-cell>
          <table:table-cell office:value-type="float" office:value="107037" calcext:value-type="float">
            <text:p>10703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4" xlink:type="simple">GENTIEN Merli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erlin.gentien@ensad.fr" xlink:type="simple">merlin.gentien@ensad.fr</text:a></text:p>
          </table:table-cell>
          <table:table-cell office:value-type="float" office:value="107904" calcext:value-type="float">
            <text:p>10790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49" xlink:type="simple">GENTILLEAU Valent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valentine.gentilleau@ensad.fr" xlink:type="simple">valentine.gentilleau@ensad.fr</text:a></text:p>
          </table:table-cell>
          <table:table-cell office:value-type="float" office:value="107749" calcext:value-type="float">
            <text:p>10774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28" xlink:type="simple">GENTY Carl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arla.genty@ensad.fr" xlink:type="simple">carla.genty@ensad.fr</text:a></text:p>
          </table:table-cell>
          <table:table-cell office:value-type="float" office:value="106828" calcext:value-type="float">
            <text:p>10682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102" xlink:type="simple">GERVAL Josseli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osselin.gerval@ensad.fr" xlink:type="simple">josselin.gerval@ensad.fr</text:a></text:p>
          </table:table-cell>
          <table:table-cell office:value-type="float" office:value="106102" calcext:value-type="float">
            <text:p>1061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96" xlink:type="simple">GERVAT Alic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lice.gervat@ensad.fr" xlink:type="simple">alice.gervat@ensad.fr</text:a></text:p>
          </table:table-cell>
          <table:table-cell office:value-type="float" office:value="107596" calcext:value-type="float">
            <text:p>10759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2" xlink:type="simple">GINDRE Philomè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philomene.gindre@ensad.fr" xlink:type="simple">philomene.gindre@ensad.fr</text:a></text:p>
          </table:table-cell>
          <table:table-cell office:value-type="float" office:value="107782" calcext:value-type="float">
            <text:p>10778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22" xlink:type="simple">GIORGI Clément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clement.giorgi@ensad.fr" xlink:type="simple">clement.giorgi@ensad.fr</text:a></text:p>
          </table:table-cell>
          <table:table-cell office:value-type="float" office:value="107922" calcext:value-type="float">
            <text:p>10792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38" xlink:type="simple">GIRARD Jérom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erome.girard@ensad.fr" xlink:type="simple">jerome.girard@ensad.fr</text:a></text:p>
          </table:table-cell>
          <table:table-cell office:value-type="float" office:value="106338" calcext:value-type="float">
            <text:p>10633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90" xlink:type="simple">GIRARD Col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oline.girard@ensad.fr" xlink:type="simple">coline.girard@ensad.fr</text:a></text:p>
          </table:table-cell>
          <table:table-cell office:value-type="float" office:value="107690" calcext:value-type="float">
            <text:p>1076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40" xlink:type="simple">GIROUDEAU Winifred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winifred.giroudeau@ensad.fr" xlink:type="simple">winifred.giroudeau@ensad.fr</text:a></text:p>
          </table:table-cell>
          <table:table-cell office:value-type="float" office:value="107040" calcext:value-type="float">
            <text:p>1070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41" xlink:type="simple">GOBART Violett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violette.gobart@ensad.fr" xlink:type="simple">violette.gobart@ensad.fr</text:a></text:p>
          </table:table-cell>
          <table:table-cell office:value-type="float" office:value="107541" calcext:value-type="float">
            <text:p>1075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93" xlink:type="simple">GODEFROY Elé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lea.godefroy@ensad.fr" xlink:type="simple">elea.godefroy@ensad.fr</text:a></text:p>
          </table:table-cell>
          <table:table-cell office:value-type="float" office:value="106793" calcext:value-type="float">
            <text:p>10679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98" xlink:type="simple">GODEL Daniel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daniela.godel@ensad.fr" xlink:type="simple">daniela.godel@ensad.fr</text:a></text:p>
          </table:table-cell>
          <table:table-cell office:value-type="float" office:value="106798" calcext:value-type="float">
            <text:p>10679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81" xlink:type="simple">GOGUET Capuc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apucine.goguet@ensad.fr" xlink:type="simple">capucine.goguet@ensad.fr</text:a></text:p>
          </table:table-cell>
          <table:table-cell office:value-type="float" office:value="107581" calcext:value-type="float">
            <text:p>10758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0" xlink:type="simple">GOLDBERG Bernardo 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bernardo.goldberg@ensad.fr" xlink:type="simple">bernardo.goldberg@ensad.fr</text:a></text:p>
          </table:table-cell>
          <table:table-cell office:value-type="float" office:value="107950" calcext:value-type="float">
            <text:p>10795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15" xlink:type="simple">GONZALEZ Victor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victor.gonzalez@ensad.fr" xlink:type="simple">victor.gonzalez@ensad.fr</text:a></text:p>
          </table:table-cell>
          <table:table-cell office:value-type="float" office:value="107115" calcext:value-type="float">
            <text:p>10711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07" xlink:type="simple">GOUDEAU Clair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laire.goudeau@ensad.fr" xlink:type="simple">claire.goudeau@ensad.fr</text:a></text:p>
          </table:table-cell>
          <table:table-cell office:value-type="float" office:value="107107" calcext:value-type="float">
            <text:p>10710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42" xlink:type="simple">GOUGENOT Oscar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oscar.gougenot@ensad.fr" xlink:type="simple">oscar.gougenot@ensad.fr</text:a></text:p>
          </table:table-cell>
          <table:table-cell office:value-type="float" office:value="106542" calcext:value-type="float">
            <text:p>10654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63" xlink:type="simple">GOURLAN Mathild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thilde.gourlan@ensad.fr" xlink:type="simple">mathilde.gourlan@ensad.fr</text:a></text:p>
          </table:table-cell>
          <table:table-cell office:value-type="float" office:value="107263" calcext:value-type="float">
            <text:p>1072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65" xlink:type="simple">GOUSSEFF Balthazar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balthazar.gousseff@ensad.fr" xlink:type="simple">balthazar.gousseff@ensad.fr</text:a></text:p>
          </table:table-cell>
          <table:table-cell office:value-type="float" office:value="107565" calcext:value-type="float">
            <text:p>10756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46" xlink:type="simple">GOY-CLAIRET Mace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ceo.goy@ensad.fr" xlink:type="simple">maceo.goy@ensad.fr</text:a></text:p>
          </table:table-cell>
          <table:table-cell office:value-type="float" office:value="107046" calcext:value-type="float">
            <text:p>10704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50" xlink:type="simple">GRABOWSKI Lé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ea.grabowski@ensad.fr" xlink:type="simple">lea.grabowski@ensad.fr</text:a></text:p>
          </table:table-cell>
          <table:table-cell office:value-type="float" office:value="107750" calcext:value-type="float">
            <text:p>10775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97" xlink:type="simple">GRAND Lis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isa.grand@ensad.fr" xlink:type="simple">lisa.grand@ensad.fr</text:a></text:p>
          </table:table-cell>
          <table:table-cell office:value-type="float" office:value="107097" calcext:value-type="float">
            <text:p>10709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93" xlink:type="simple">GRAND Alphé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lphee.grand@ensad.fr" xlink:type="simple">alphee.grand@ensad.fr</text:a></text:p>
          </table:table-cell>
          <table:table-cell office:value-type="float" office:value="106493" calcext:value-type="float">
            <text:p>10649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7" xlink:type="simple">GRANGE Kenz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kenza.grange@ensad.fr" xlink:type="simple">kenza.grange@ensad.fr</text:a></text:p>
          </table:table-cell>
          <table:table-cell office:value-type="float" office:value="107777" calcext:value-type="float">
            <text:p>10777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03" xlink:type="simple">GRILLET Joséph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josephine.grillet@ensad.fr" xlink:type="simple">josephine.grillet@ensad.fr</text:a></text:p>
          </table:table-cell>
          <table:table-cell office:value-type="float" office:value="106803" calcext:value-type="float">
            <text:p>1068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67" xlink:type="simple">GRILLET Alic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lice.grillet@ensad.fr" xlink:type="simple">alice.grillet@ensad.fr</text:a></text:p>
          </table:table-cell>
          <table:table-cell office:value-type="float" office:value="107267" calcext:value-type="float">
            <text:p>1072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35" xlink:type="simple">GROMAN Cél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eline.groman@ensad.fr" xlink:type="simple">celine.groman@ensad.fr</text:a></text:p>
          </table:table-cell>
          <table:table-cell office:value-type="float" office:value="107535" calcext:value-type="float">
            <text:p>10753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8" xlink:type="simple">GUEILLET Lorett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oretta.gueillet@ensad.fr" xlink:type="simple">loretta.gueillet@ensad.fr</text:a></text:p>
          </table:table-cell>
          <table:table-cell office:value-type="float" office:value="107558" calcext:value-type="float">
            <text:p>10755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5" xlink:type="simple">GUERET Manon Mari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non.gueret@ensad.fr" xlink:type="simple">manon.gueret@ensad.fr</text:a></text:p>
          </table:table-cell>
          <table:table-cell office:value-type="float" office:value="107945" calcext:value-type="float">
            <text:p>10794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2" xlink:type="simple">GUERRY Mon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ona.guerry@ensad.fr" xlink:type="simple">mona.guerry@ensad.fr</text:a></text:p>
          </table:table-cell>
          <table:table-cell office:value-type="float" office:value="107772" calcext:value-type="float">
            <text:p>10777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452" xlink:type="simple">GUESS Oscar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oscar.guess@ensad.fr" xlink:type="simple">oscar.guess@ensad.fr</text:a></text:p>
          </table:table-cell>
          <table:table-cell office:value-type="float" office:value="107452" calcext:value-type="float">
            <text:p>1074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70" xlink:type="simple">GUET-FRAPARD Roma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romane.guet@ensad.fr" xlink:type="simple">romane.guet@ensad.fr</text:a></text:p>
          </table:table-cell>
          <table:table-cell office:value-type="float" office:value="107570" calcext:value-type="float">
            <text:p>10757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05" xlink:type="simple">GUILHEMBET Charle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harles.guilhembet@ensad.fr" xlink:type="simple">charles.guilhembet@ensad.fr</text:a></text:p>
          </table:table-cell>
          <table:table-cell office:value-type="float" office:value="106305" calcext:value-type="float">
            <text:p>1063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47" xlink:type="simple">GUILLERMOND Thoma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thomas.guillermond@ensad.fr" xlink:type="simple">thomas.guillermond@ensad.fr</text:a></text:p>
          </table:table-cell>
          <table:table-cell office:value-type="float" office:value="106847" calcext:value-type="float">
            <text:p>10684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453" xlink:type="simple">GUILLET Jean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eanne.guillet@ensad.fr" xlink:type="simple">jeanne.guillet@ensad.fr</text:a></text:p>
          </table:table-cell>
          <table:table-cell office:value-type="float" office:value="107453" calcext:value-type="float">
            <text:p>1074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0" xlink:type="simple">GUILLIEN Laury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aury.guillien@ensad.fr" xlink:type="simple">laury.guillien@ensad.fr</text:a></text:p>
          </table:table-cell>
          <table:table-cell office:value-type="float" office:value="107670" calcext:value-type="float">
            <text:p>10767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46" xlink:type="simple">GUILLON Lé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ea.guillon@ensad.fr" xlink:type="simple">lea.guillon@ensad.fr</text:a></text:p>
          </table:table-cell>
          <table:table-cell office:value-type="float" office:value="106846" calcext:value-type="float">
            <text:p>10684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7" xlink:type="simple">GUILLON Mahaut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haut.guillon@ensad.fr" xlink:type="simple">mahaut.guillon@ensad.fr</text:a></text:p>
          </table:table-cell>
          <table:table-cell office:value-type="float" office:value="107517" calcext:value-type="float">
            <text:p>10751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45" xlink:type="simple">GUILLOTIN Blais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blaise.guillotin@ensad.fr" xlink:type="simple">blaise.guillotin@ensad.fr</text:a></text:p>
          </table:table-cell>
          <table:table-cell office:value-type="float" office:value="107045" calcext:value-type="float">
            <text:p>10704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7" xlink:type="simple">GUIRAULT Maud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ude.guirault@ensad.fr" xlink:type="simple">maude.guirault@ensad.fr</text:a></text:p>
          </table:table-cell>
          <table:table-cell office:value-type="float" office:value="107907" calcext:value-type="float">
            <text:p>10790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28" xlink:type="simple">GULYA Nor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nora.gulya@ensad.fr" xlink:type="simple">nora.gulya@ensad.fr</text:a></text:p>
          </table:table-cell>
          <table:table-cell office:value-type="float" office:value="107928" calcext:value-type="float">
            <text:p>10792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0" xlink:type="simple">GUMUSTEKIN Ed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da.gumustekin@ensad.fr" xlink:type="simple">eda.gumustekin@ensad.fr</text:a></text:p>
          </table:table-cell>
          <table:table-cell office:value-type="float" office:value="107850" calcext:value-type="float">
            <text:p>10785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486" xlink:type="simple">GUNKEL Alexis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alexis.gunkel@ensad.fr" xlink:type="simple">alexis.gunkel@ensad.fr</text:a></text:p>
          </table:table-cell>
          <table:table-cell office:value-type="float" office:value="107486" calcext:value-type="float">
            <text:p>10748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945" xlink:type="simple">HADDAD Eyal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eyal.haddad@ensad.fr" xlink:type="simple">eyal.haddad@ensad.fr</text:a></text:p>
          </table:table-cell>
          <table:table-cell office:value-type="float" office:value="106945" calcext:value-type="float">
            <text:p>10694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29" xlink:type="simple">HAGERSTRAND Richard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richard.hagerstrand@ensad.fr" xlink:type="simple">richard.hagerstrand@ensad.fr</text:a></text:p>
          </table:table-cell>
          <table:table-cell office:value-type="float" office:value="107929" calcext:value-type="float">
            <text:p>10792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71" xlink:type="simple">HAJ-CHEHADE Sami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sami.haj-chehade@ensad.fr" xlink:type="simple">sami.haj-chehade@ensad.fr</text:a></text:p>
          </table:table-cell>
          <table:table-cell office:value-type="float" office:value="107071" calcext:value-type="float">
            <text:p>10707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34" xlink:type="simple">HAJIZADEH SIBONI Hossei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hossein.hajizadeh@ensad.fr" xlink:type="simple">hossein.hajizadeh@ensad.fr</text:a></text:p>
          </table:table-cell>
          <table:table-cell office:value-type="float" office:value="107934" calcext:value-type="float">
            <text:p>10793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56" xlink:type="simple">HARDER Joel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oel.harder@ensad.fr" xlink:type="simple">joel.harder@ensad.fr</text:a></text:p>
          </table:table-cell>
          <table:table-cell office:value-type="float" office:value="106856" calcext:value-type="float">
            <text:p>10685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9" xlink:type="simple">HARDY Eva</text:a></text:p>
          </table:table-cell>
          <table:table-cell office:value-type="string" calcext:value-type="string">
            <text:p>Pré-Doctoral</text:p>
          </table:table-cell>
          <table:table-cell office:value-type="string" calcext:value-type="string">
            <text:p><text:a xlink:href="mailto:eva.hardy@ensad.fr" xlink:type="simple">eva.hardy@ensad.fr</text:a></text:p>
          </table:table-cell>
          <table:table-cell office:value-type="float" office:value="107909" calcext:value-type="float">
            <text:p>1079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94" xlink:type="simple">HARMATALLAH SBAI Lalla fayrouz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f.harmatallah@ensad.fr" xlink:type="simple">lf.harmatallah@ensad.fr</text:a></text:p>
          </table:table-cell>
          <table:table-cell office:value-type="float" office:value="107594" calcext:value-type="float">
            <text:p>10759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40" xlink:type="simple">HARVEY Emil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milie.harvey@ensad.fr" xlink:type="simple">emilie.harvey@ensad.fr</text:a></text:p>
          </table:table-cell>
          <table:table-cell office:value-type="float" office:value="107740" calcext:value-type="float">
            <text:p>1077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77" xlink:type="simple">HE Yufei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yufei.he@ensad.fr" xlink:type="simple">yufei.he@ensad.fr</text:a></text:p>
          </table:table-cell>
          <table:table-cell office:value-type="float" office:value="107077" calcext:value-type="float">
            <text:p>10707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66" xlink:type="simple">HEINRY Anne-Clair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nne-claire.heinry@ensad.fr" xlink:type="simple">anne-claire.heinry@ensad.fr</text:a></text:p>
          </table:table-cell>
          <table:table-cell office:value-type="float" office:value="106566" calcext:value-type="float">
            <text:p>10656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2" xlink:type="simple">HELGADOTTIR Katrin gudru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katrin.helgadottir@ensad.fr" xlink:type="simple">katrin.helgadottir@ensad.fr</text:a></text:p>
          </table:table-cell>
          <table:table-cell office:value-type="float" office:value="107832" calcext:value-type="float">
            <text:p>10783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069" xlink:type="simple">HERBAUT Alexandr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lexandra.herbaut@ensad.fr" xlink:type="simple">alexandra.herbaut@ensad.fr</text:a></text:p>
          </table:table-cell>
          <table:table-cell office:value-type="float" office:value="106069" calcext:value-type="float">
            <text:p>10606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8" xlink:type="simple">HERNANDEZ Alexandre-Esteba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e.hernandez@ensad.fr" xlink:type="simple">ae.hernandez@ensad.fr</text:a></text:p>
          </table:table-cell>
          <table:table-cell office:value-type="float" office:value="107518" calcext:value-type="float">
            <text:p>10751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42" xlink:type="simple">HERRY Juliett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juliette.herry@ensad.fr" xlink:type="simple">juliette.herry@ensad.fr</text:a></text:p>
          </table:table-cell>
          <table:table-cell office:value-type="float" office:value="107842" calcext:value-type="float">
            <text:p>10784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61" xlink:type="simple">HERVE Len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ena.herve@ensad.fr" xlink:type="simple">lena.herve@ensad.fr</text:a></text:p>
          </table:table-cell>
          <table:table-cell office:value-type="float" office:value="106561" calcext:value-type="float">
            <text:p>1065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67" xlink:type="simple">HESLON Chloé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hloe.heslon@ensad.fr" xlink:type="simple">chloe.heslon@ensad.fr</text:a></text:p>
          </table:table-cell>
          <table:table-cell office:value-type="float" office:value="106367" calcext:value-type="float">
            <text:p>1063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71" xlink:type="simple">HIRGOROM Ros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rose.hirgorom@ensad.fr" xlink:type="simple">rose.hirgorom@ensad.fr</text:a></text:p>
          </table:table-cell>
          <table:table-cell office:value-type="float" office:value="107271" calcext:value-type="float">
            <text:p>10727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6" xlink:type="simple">HOLLINGER Clair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laire.hollinger@ensad.fr" xlink:type="simple">claire.hollinger@ensad.fr</text:a></text:p>
          </table:table-cell>
          <table:table-cell office:value-type="float" office:value="107786" calcext:value-type="float">
            <text:p>10778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33" xlink:type="simple">HOU Xuna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xunan.hou@ensad.fr" xlink:type="simple">xunan.hou@ensad.fr</text:a></text:p>
          </table:table-cell>
          <table:table-cell office:value-type="float" office:value="106833" calcext:value-type="float">
            <text:p>10683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93" xlink:type="simple">HUCHET Jérém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eremy.huchet@ensad.fr" xlink:type="simple">jeremy.huchet@ensad.fr</text:a></text:p>
          </table:table-cell>
          <table:table-cell office:value-type="float" office:value="107693" calcext:value-type="float">
            <text:p>10769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35" xlink:type="simple">HUGUENY Alic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lice.hugueny@ensad.fr" xlink:type="simple">alice.hugueny@ensad.fr</text:a></text:p>
          </table:table-cell>
          <table:table-cell office:value-type="float" office:value="107935" calcext:value-type="float">
            <text:p>10793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86" xlink:type="simple">HUOT Marti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rtin.huot@ensad.fr" xlink:type="simple">martin.huot@ensad.fr</text:a></text:p>
          </table:table-cell>
          <table:table-cell office:value-type="float" office:value="107286" calcext:value-type="float">
            <text:p>10728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42" xlink:type="simple">HUSSON Viole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violette.husson@ensad.fr" xlink:type="simple">violette.husson@ensad.fr</text:a></text:p>
          </table:table-cell>
          <table:table-cell office:value-type="float" office:value="107042" calcext:value-type="float">
            <text:p>10704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9" xlink:type="simple">HUTIN Mik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ika.hutin@ensad.fr" xlink:type="simple">mika.hutin@ensad.fr</text:a></text:p>
          </table:table-cell>
          <table:table-cell office:value-type="float" office:value="107889" calcext:value-type="float">
            <text:p>1078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30" xlink:type="simple">JACQUEY Just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ustine.jacquey@ensad.fr" xlink:type="simple">justine.jacquey@ensad.fr</text:a></text:p>
          </table:table-cell>
          <table:table-cell office:value-type="float" office:value="107330" calcext:value-type="float">
            <text:p>10733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94" xlink:type="simple">JACQUIER Adèl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dele.jacquier@ensad.fr" xlink:type="simple">adele.jacquier@ensad.fr</text:a></text:p>
          </table:table-cell>
          <table:table-cell office:value-type="float" office:value="107294" calcext:value-type="float">
            <text:p>10729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85" xlink:type="simple">JALBERT Zéli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zelie.jalbert@ensad.fr" xlink:type="simple">zelie.jalbert@ensad.fr</text:a></text:p>
          </table:table-cell>
          <table:table-cell office:value-type="float" office:value="107585" calcext:value-type="float">
            <text:p>1075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38" xlink:type="simple">JAMOIS Oscar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oscar.jamois@ensad.fr" xlink:type="simple">oscar.jamois@ensad.fr</text:a></text:p>
          </table:table-cell>
          <table:table-cell office:value-type="float" office:value="107538" calcext:value-type="float">
            <text:p>10753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20" xlink:type="simple">JARRATT Ella sophi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lla.jarratt@ensad.fr" xlink:type="simple">ella.jarratt@ensad.fr</text:a></text:p>
          </table:table-cell>
          <table:table-cell office:value-type="float" office:value="107820" calcext:value-type="float">
            <text:p>10782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02" xlink:type="simple">JAVAUX Joseph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osephine.javaux@ensad.fr" xlink:type="simple">josephine.javaux@ensad.fr</text:a></text:p>
          </table:table-cell>
          <table:table-cell office:value-type="float" office:value="106502" calcext:value-type="float">
            <text:p>1065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0" xlink:type="simple">JEMLI Sami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sami.jemli@ensad.fr" xlink:type="simple">sami.jemli@ensad.fr</text:a></text:p>
          </table:table-cell>
          <table:table-cell office:value-type="float" office:value="107790" calcext:value-type="float">
            <text:p>1077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9" xlink:type="simple">JEONG Chanah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hanah.jeong@ensad.fr" xlink:type="simple">chanah.jeong@ensad.fr</text:a></text:p>
          </table:table-cell>
          <table:table-cell office:value-type="float" office:value="107989" calcext:value-type="float">
            <text:p>1079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68" xlink:type="simple">JOCTEUR MONROZIER FABRE Clément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lementine.jocteur@ensad.fr" xlink:type="simple">clementine.jocteur@ensad.fr</text:a></text:p>
          </table:table-cell>
          <table:table-cell office:value-type="float" office:value="107868" calcext:value-type="float">
            <text:p>1078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10" xlink:type="simple">JOGALLA Klar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klara.jogalla@ensad.fr" xlink:type="simple">klara.jogalla@ensad.fr</text:a></text:p>
          </table:table-cell>
          <table:table-cell office:value-type="float" office:value="106810" calcext:value-type="float">
            <text:p>10681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6" xlink:type="simple">JOLLY-HARA Milaï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ilai.jolly@ensad.fr" xlink:type="simple">milai.jolly@ensad.fr</text:a></text:p>
          </table:table-cell>
          <table:table-cell office:value-type="float" office:value="107516" calcext:value-type="float">
            <text:p>10751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24" xlink:type="simple">JOS Alyss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lyssa.jos@ensad.fr" xlink:type="simple">alyssa.jos@ensad.fr</text:a></text:p>
          </table:table-cell>
          <table:table-cell office:value-type="float" office:value="106524" calcext:value-type="float">
            <text:p>10652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41" xlink:type="simple">JOST Joa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oana.jost@ensad.fr" xlink:type="simple">joana.jost@ensad.fr</text:a></text:p>
          </table:table-cell>
          <table:table-cell office:value-type="float" office:value="107041" calcext:value-type="float">
            <text:p>1070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98" xlink:type="simple">JOURNAUX Raphael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raphael.journaux@ensad.fr" xlink:type="simple">raphael.journaux@ensad.fr</text:a></text:p>
          </table:table-cell>
          <table:table-cell office:value-type="float" office:value="107898" calcext:value-type="float">
            <text:p>10789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7" xlink:type="simple">JOUSSOT PÉRARD Aliéno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lienor.joussot@ensad.fr" xlink:type="simple">alienor.joussot@ensad.fr</text:a></text:p>
          </table:table-cell>
          <table:table-cell office:value-type="float" office:value="107837" calcext:value-type="float">
            <text:p>10783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17" xlink:type="simple">JOYEUX Philipp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philippine.joyeux@ensad.fr" xlink:type="simple">philippine.joyeux@ensad.fr</text:a></text:p>
          </table:table-cell>
          <table:table-cell office:value-type="float" office:value="107017" calcext:value-type="float">
            <text:p>10701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88" xlink:type="simple">KA Kenz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kenza.ka@ensad.fr" xlink:type="simple">kenza.ka@ensad.fr</text:a></text:p>
          </table:table-cell>
          <table:table-cell office:value-type="float" office:value="107588" calcext:value-type="float">
            <text:p>1075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27" xlink:type="simple">KAFIAN May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ya.kafian@ensad.fr" xlink:type="simple">maya.kafian@ensad.fr</text:a></text:p>
          </table:table-cell>
          <table:table-cell office:value-type="float" office:value="107027" calcext:value-type="float">
            <text:p>10702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49" xlink:type="simple">KAHTANE Al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ly.kahtane@ensad.fr" xlink:type="simple">aly.kahtane@ensad.fr</text:a></text:p>
          </table:table-cell>
          <table:table-cell office:value-type="float" office:value="107549" calcext:value-type="float">
            <text:p>10754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15" xlink:type="simple">KAINE Lind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inda.kaine@ensad.fr" xlink:type="simple">linda.kaine@ensad.fr</text:a></text:p>
          </table:table-cell>
          <table:table-cell office:value-type="float" office:value="106515" calcext:value-type="float">
            <text:p>10651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13" xlink:type="simple">KAISER Amon ezr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mon.kaiser@ensad.fr" xlink:type="simple">amon.kaiser@ensad.fr</text:a></text:p>
          </table:table-cell>
          <table:table-cell office:value-type="float" office:value="107813" calcext:value-type="float">
            <text:p>10781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20" xlink:type="simple">KEENE Keega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keegan.keene@ensad.fr" xlink:type="simple">keegan.keene@ensad.fr</text:a></text:p>
          </table:table-cell>
          <table:table-cell office:value-type="float" office:value="106520" calcext:value-type="float">
            <text:p>10652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8" xlink:type="simple">KENGNE DONGMO Daniel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danielle.kengne@ensad.fr" xlink:type="simple">danielle.kengne@ensad.fr</text:a></text:p>
          </table:table-cell>
          <table:table-cell office:value-type="float" office:value="107948" calcext:value-type="float">
            <text:p>10794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80" xlink:type="simple">KERBADOU Nesr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nesrine.kerbadou@ensad.fr" xlink:type="simple">nesrine.kerbadou@ensad.fr</text:a></text:p>
          </table:table-cell>
          <table:table-cell office:value-type="float" office:value="107280" calcext:value-type="float">
            <text:p>10728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89" xlink:type="simple">KERBRAT Raphaelle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raphaelle.kerbrat@ensad.fr" xlink:type="simple">raphaelle.kerbrat@ensad.fr</text:a></text:p>
          </table:table-cell>
          <table:table-cell office:value-type="float" office:value="106889" calcext:value-type="float">
            <text:p>1068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79" xlink:type="simple">KESLASSY Charlo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harlotte.keslassy@ensad.fr" xlink:type="simple">charlotte.keslassy@ensad.fr</text:a></text:p>
          </table:table-cell>
          <table:table-cell office:value-type="float" office:value="107379" calcext:value-type="float">
            <text:p>1073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20" xlink:type="simple">KHOUDAIR Té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tea.khoudair@ensad.fr" xlink:type="simple">tea.khoudair@ensad.fr</text:a></text:p>
          </table:table-cell>
          <table:table-cell office:value-type="float" office:value="107920" calcext:value-type="float">
            <text:p>10792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5" xlink:type="simple">KIM Seyoung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eyoung.kim@ensad.fr" xlink:type="simple">seyoung.kim@ensad.fr</text:a></text:p>
          </table:table-cell>
          <table:table-cell office:value-type="float" office:value="107985" calcext:value-type="float">
            <text:p>1079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79" xlink:type="simple">KONDYLIS Georgio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georgios.kondylis@ensad.fr" xlink:type="simple">georgios.kondylis@ensad.fr</text:a></text:p>
          </table:table-cell>
          <table:table-cell office:value-type="float" office:value="107179" calcext:value-type="float">
            <text:p>1071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35" xlink:type="simple">KOO Minji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inji.koo@ensad.fr" xlink:type="simple">minji.koo@ensad.fr</text:a></text:p>
          </table:table-cell>
          <table:table-cell office:value-type="float" office:value="106535" calcext:value-type="float">
            <text:p>10653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08" xlink:type="simple">KORGANOW Tani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tania.korganow@ensad.fr" xlink:type="simple">tania.korganow@ensad.fr</text:a></text:p>
          </table:table-cell>
          <table:table-cell office:value-type="float" office:value="107508" calcext:value-type="float">
            <text:p>1075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46" xlink:type="simple">KOTCHINE Louis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ouis.kotchine@ensad.fr" xlink:type="simple">louis.kotchine@ensad.fr</text:a></text:p>
          </table:table-cell>
          <table:table-cell office:value-type="float" office:value="106746" calcext:value-type="float">
            <text:p>10674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67" xlink:type="simple">KOUKEB Sarah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sarah.koukeb@ensad.fr" xlink:type="simple">sarah.koukeb@ensad.fr</text:a></text:p>
          </table:table-cell>
          <table:table-cell office:value-type="float" office:value="106567" calcext:value-type="float">
            <text:p>1065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90" xlink:type="simple">KOURKOULAKOU Sofia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sofia.kourkoulakou@ensad.fr" xlink:type="simple">sofia.kourkoulakou@ensad.fr</text:a></text:p>
          </table:table-cell>
          <table:table-cell office:value-type="float" office:value="106890" calcext:value-type="float">
            <text:p>1068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97" xlink:type="simple">KRIOUTCHENKO Alexandr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.krioutchenko@ensad.fr" xlink:type="simple">a.krioutchenko@ensad.fr</text:a></text:p>
          </table:table-cell>
          <table:table-cell office:value-type="float" office:value="107597" calcext:value-type="float">
            <text:p>10759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30" xlink:type="simple">LAFARGUE Florenc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florence.lafargue@ensad.fr" xlink:type="simple">florence.lafargue@ensad.fr</text:a></text:p>
          </table:table-cell>
          <table:table-cell office:value-type="float" office:value="106530" calcext:value-type="float">
            <text:p>10653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60" xlink:type="simple">LAFONTAN Nils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nils.lafontan@ensad.fr" xlink:type="simple">nils.lafontan@ensad.fr</text:a></text:p>
          </table:table-cell>
          <table:table-cell office:value-type="float" office:value="107560" calcext:value-type="float">
            <text:p>1075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44" xlink:type="simple">LAGARDE Juli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julie.lagarde@ensad.fr" xlink:type="simple">julie.lagarde@ensad.fr</text:a></text:p>
          </table:table-cell>
          <table:table-cell office:value-type="float" office:value="106544" calcext:value-type="float">
            <text:p>10654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25" xlink:type="simple">LAISSUS Flor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flore.laissus@ensad.fr" xlink:type="simple">flore.laissus@ensad.fr</text:a></text:p>
          </table:table-cell>
          <table:table-cell office:value-type="float" office:value="107525" calcext:value-type="float">
            <text:p>10752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4" xlink:type="simple">LALOUX Héloîs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heloise.laloux@ensad.fr" xlink:type="simple">heloise.laloux@ensad.fr</text:a></text:p>
          </table:table-cell>
          <table:table-cell office:value-type="float" office:value="107944" calcext:value-type="float">
            <text:p>10794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83" xlink:type="simple">LAMARRE-KOKOU Xavier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xavier.lamarre@ensad.fr" xlink:type="simple">xavier.lamarre@ensad.fr</text:a></text:p>
          </table:table-cell>
          <table:table-cell office:value-type="float" office:value="107283" calcext:value-type="float">
            <text:p>10728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244" xlink:type="simple">LAMBERT Timothé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timothee.lambert@ensad.fr" xlink:type="simple">timothee.lambert@ensad.fr</text:a></text:p>
          </table:table-cell>
          <table:table-cell office:value-type="float" office:value="106244" calcext:value-type="float">
            <text:p>10624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9" xlink:type="simple">LAN PEI CHE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pei.lan@ensad.fr" xlink:type="simple">pei.lan@ensad.fr</text:a></text:p>
          </table:table-cell>
          <table:table-cell office:value-type="float" office:value="107949" calcext:value-type="float">
            <text:p>10794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7" xlink:type="simple">LANASPEZE Damie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damien.lanaspeze@ensad.fr" xlink:type="simple">damien.lanaspeze@ensad.fr</text:a></text:p>
          </table:table-cell>
          <table:table-cell office:value-type="float" office:value="107967" calcext:value-type="float">
            <text:p>1079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1" xlink:type="simple">LANDRIEU Paul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pauline.landrieu@ensad.fr" xlink:type="simple">pauline.landrieu@ensad.fr</text:a></text:p>
          </table:table-cell>
          <table:table-cell office:value-type="float" office:value="107511" calcext:value-type="float">
            <text:p>10751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77" xlink:type="simple">LANG Sophi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sophia.lang@ensad.fr" xlink:type="simple">sophia.lang@ensad.fr</text:a></text:p>
          </table:table-cell>
          <table:table-cell office:value-type="float" office:value="106777" calcext:value-type="float">
            <text:p>10677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90" xlink:type="simple">LAPEYRE Anto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ntoine.lapeyre@ensad.fr" xlink:type="simple">antoine.lapeyre@ensad.fr</text:a></text:p>
          </table:table-cell>
          <table:table-cell office:value-type="float" office:value="107390" calcext:value-type="float">
            <text:p>1073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48" xlink:type="simple">LAPIASHVILI Elen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lene.lapiashvili@ensad.fr" xlink:type="simple">elene.lapiashvili@ensad.fr</text:a></text:p>
          </table:table-cell>
          <table:table-cell office:value-type="float" office:value="107848" calcext:value-type="float">
            <text:p>10784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89" xlink:type="simple">LARDER Milo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ilo.larder@ensad.fr" xlink:type="simple">milo.larder@ensad.fr</text:a></text:p>
          </table:table-cell>
          <table:table-cell office:value-type="float" office:value="107389" calcext:value-type="float">
            <text:p>1073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65" xlink:type="simple">LAURENT Maté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teo.laurent@ensad.fr" xlink:type="simple">mateo.laurent@ensad.fr</text:a></text:p>
          </table:table-cell>
          <table:table-cell office:value-type="float" office:value="107065" calcext:value-type="float">
            <text:p>10706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85" xlink:type="simple">LAUXERROIS Séver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severine.lauxerrois@ensad.fr" xlink:type="simple">severine.lauxerrois@ensad.fr</text:a></text:p>
          </table:table-cell>
          <table:table-cell office:value-type="float" office:value="107685" calcext:value-type="float">
            <text:p>1076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35" xlink:type="simple">LAZAROO Guillaum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guillaume.lazaroo@ensad.fr" xlink:type="simple">guillaume.lazaroo@ensad.fr</text:a></text:p>
          </table:table-cell>
          <table:table-cell office:value-type="float" office:value="106335" calcext:value-type="float">
            <text:p>10633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39" xlink:type="simple">LE BAIL Hélois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heloise.le-bail@ensad.fr" xlink:type="simple">heloise.le-bail@ensad.fr</text:a></text:p>
          </table:table-cell>
          <table:table-cell office:value-type="float" office:value="106839" calcext:value-type="float">
            <text:p>10683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89" xlink:type="simple">LE BART Camil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amille.le-bart@ensad.fr" xlink:type="simple">camille.le-bart@ensad.fr</text:a></text:p>
          </table:table-cell>
          <table:table-cell office:value-type="float" office:value="107589" calcext:value-type="float">
            <text:p>1075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20" xlink:type="simple">LE BOULICAUT Pierr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pierre.le-boulicaut@ensad.fr" xlink:type="simple">pierre.le-boulicaut@ensad.fr</text:a></text:p>
          </table:table-cell>
          <table:table-cell office:value-type="float" office:value="107520" calcext:value-type="float">
            <text:p>10752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1" xlink:type="simple">LE COZ-MANET Faustin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faustine.lecoz-manet@ensad.fr" xlink:type="simple">faustine.lecoz-manet@ensad.fr</text:a></text:p>
          </table:table-cell>
          <table:table-cell office:value-type="float" office:value="107781" calcext:value-type="float">
            <text:p>10778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21" xlink:type="simple">LE GUERN Candic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candice.guern@ensad.fr" xlink:type="simple">candice.guern@ensad.fr</text:a></text:p>
          </table:table-cell>
          <table:table-cell office:value-type="float" office:value="107921" calcext:value-type="float">
            <text:p>10792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66" xlink:type="simple">LE MOUELIC Morga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organe.le-mouelic@ensad.fr" xlink:type="simple">morgane.le-mouelic@ensad.fr</text:a></text:p>
          </table:table-cell>
          <table:table-cell office:value-type="float" office:value="107266" calcext:value-type="float">
            <text:p>10726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97" xlink:type="simple">LE RETIF Erwa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rwan.retif@ensad.fr" xlink:type="simple">erwan.retif@ensad.fr</text:a></text:p>
          </table:table-cell>
          <table:table-cell office:value-type="float" office:value="107897" calcext:value-type="float">
            <text:p>10789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32" xlink:type="simple">LE ROUX Jérém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jeremy.le-roux@ensad.fr" xlink:type="simple">jeremy.le-roux@ensad.fr</text:a></text:p>
          </table:table-cell>
          <table:table-cell office:value-type="float" office:value="107532" calcext:value-type="float">
            <text:p>10753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40" xlink:type="simple">LE SAUX Armand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rmand.le-saux@ensad.fr" xlink:type="simple">armand.le-saux@ensad.fr</text:a></text:p>
          </table:table-cell>
          <table:table-cell office:value-type="float" office:value="107540" calcext:value-type="float">
            <text:p>1075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91" xlink:type="simple">LE VAILLANT Valentin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valentine.vaillant@ensad.fr" xlink:type="simple">valentine.vaillant@ensad.fr</text:a></text:p>
          </table:table-cell>
          <table:table-cell office:value-type="float" office:value="107891" calcext:value-type="float">
            <text:p>10789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3761" xlink:type="simple">LEAUSTIC Fabien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fabien.leaustic@ensad.fr" xlink:type="simple">fabien.leaustic@ensad.fr</text:a></text:p>
          </table:table-cell>
          <table:table-cell office:value-type="float" office:value="103761" calcext:value-type="float">
            <text:p>1037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2" xlink:type="simple">LEBEL Ysé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ysee.lebel@ensad.fr" xlink:type="simple">ysee.lebel@ensad.fr</text:a></text:p>
          </table:table-cell>
          <table:table-cell office:value-type="float" office:value="107852" calcext:value-type="float">
            <text:p>1078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0" xlink:type="simple">LECUREUX Mathild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thilde.lecureux@ensad.fr" xlink:type="simple">mathilde.lecureux@ensad.fr</text:a></text:p>
          </table:table-cell>
          <table:table-cell office:value-type="float" office:value="107940" calcext:value-type="float">
            <text:p>1079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4" xlink:type="simple">LEDUC Solen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solenn.leduc@ensad.fr" xlink:type="simple">solenn.leduc@ensad.fr</text:a></text:p>
          </table:table-cell>
          <table:table-cell office:value-type="float" office:value="107874" calcext:value-type="float">
            <text:p>10787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47" xlink:type="simple">LEE Gwangmi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gwangmin.lee@ensad.fr" xlink:type="simple">gwangmin.lee@ensad.fr</text:a></text:p>
          </table:table-cell>
          <table:table-cell office:value-type="float" office:value="107847" calcext:value-type="float">
            <text:p>10784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73" xlink:type="simple">LEE Heewo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heewon.lee@ensad.fr" xlink:type="simple">heewon.lee@ensad.fr</text:a></text:p>
          </table:table-cell>
          <table:table-cell office:value-type="float" office:value="107073" calcext:value-type="float">
            <text:p>10707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4" xlink:type="simple">LEE Chaewa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haewan.lee@ensad.fr" xlink:type="simple">chaewan.lee@ensad.fr</text:a></text:p>
          </table:table-cell>
          <table:table-cell office:value-type="float" office:value="107984" calcext:value-type="float">
            <text:p>10798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11" xlink:type="simple">LEE Haewo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haewon.lee@ensad.fr" xlink:type="simple">haewon.lee@ensad.fr</text:a></text:p>
          </table:table-cell>
          <table:table-cell office:value-type="float" office:value="107611" calcext:value-type="float">
            <text:p>10761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5" xlink:type="simple">LEFEVRE Mon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ona.lefevre@ensad.fr" xlink:type="simple">mona.lefevre@ensad.fr</text:a></text:p>
          </table:table-cell>
          <table:table-cell office:value-type="float" office:value="107765" calcext:value-type="float">
            <text:p>10776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4" xlink:type="simple">LEGROS Julie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ulien.legros@ensad.fr" xlink:type="simple">julien.legros@ensad.fr</text:a></text:p>
          </table:table-cell>
          <table:table-cell office:value-type="float" office:value="107674" calcext:value-type="float">
            <text:p>10767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25" xlink:type="simple">LEHOUX Anj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nja.lehoux@ensad.fr" xlink:type="simple">anja.lehoux@ensad.fr</text:a></text:p>
          </table:table-cell>
          <table:table-cell office:value-type="float" office:value="107925" calcext:value-type="float">
            <text:p>10792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90" xlink:type="simple">LEJEUNE Alic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lice.lejeune@ensad.fr" xlink:type="simple">alice.lejeune@ensad.fr</text:a></text:p>
          </table:table-cell>
          <table:table-cell office:value-type="float" office:value="106490" calcext:value-type="float">
            <text:p>1064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12" xlink:type="simple">LELEU Noé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oe.leleu@ensad.fr" xlink:type="simple">noe.leleu@ensad.fr</text:a></text:p>
          </table:table-cell>
          <table:table-cell office:value-type="float" office:value="106512" calcext:value-type="float">
            <text:p>10651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485" xlink:type="simple">LELEUX Maxime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maxime.leleux@ensad.fr" xlink:type="simple">maxime.leleux@ensad.fr</text:a></text:p>
          </table:table-cell>
          <table:table-cell office:value-type="float" office:value="107485" calcext:value-type="float">
            <text:p>1074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63" xlink:type="simple">LEMAITRE Paul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paul.lemaitre@ensad.fr" xlink:type="simple">paul.lemaitre@ensad.fr</text:a></text:p>
          </table:table-cell>
          <table:table-cell office:value-type="float" office:value="107063" calcext:value-type="float">
            <text:p>1070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3" xlink:type="simple">LEMARIE DE BOZZI Seraphi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seraphin.lemarie@ensad.fr" xlink:type="simple">seraphin.lemarie@ensad.fr</text:a></text:p>
          </table:table-cell>
          <table:table-cell office:value-type="float" office:value="107883" calcext:value-type="float">
            <text:p>10788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6" xlink:type="simple">LEMERLE Elois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loise.lemerle@ensad.fr" xlink:type="simple">eloise.lemerle@ensad.fr</text:a></text:p>
          </table:table-cell>
          <table:table-cell office:value-type="float" office:value="107856" calcext:value-type="float">
            <text:p>10785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20" xlink:type="simple">LEMIEUX Maud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ude.lemieux@ensad.fr" xlink:type="simple">maude.lemieux@ensad.fr</text:a></text:p>
          </table:table-cell>
          <table:table-cell office:value-type="float" office:value="107320" calcext:value-type="float">
            <text:p>10732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21" xlink:type="simple">LEON Natali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natalia.leon@ensad.fr" xlink:type="simple">natalia.leon@ensad.fr</text:a></text:p>
          </table:table-cell>
          <table:table-cell office:value-type="float" office:value="106521" calcext:value-type="float">
            <text:p>10652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14" xlink:type="simple">LEONARDUZZI Luca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ucas.leonarduzzi@ensad.fr" xlink:type="simple">lucas.leonarduzzi@ensad.fr</text:a></text:p>
          </table:table-cell>
          <table:table-cell office:value-type="float" office:value="106814" calcext:value-type="float">
            <text:p>10681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47" xlink:type="simple">LEQUOY Madele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adeleine.lequoy@ensad.fr" xlink:type="simple">madeleine.lequoy@ensad.fr</text:a></text:p>
          </table:table-cell>
          <table:table-cell office:value-type="float" office:value="106547" calcext:value-type="float">
            <text:p>10654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13" xlink:type="simple">LETELLIER Nicola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icolas.letellier@ensad.fr" xlink:type="simple">nicolas.letellier@ensad.fr</text:a></text:p>
          </table:table-cell>
          <table:table-cell office:value-type="float" office:value="106513" calcext:value-type="float">
            <text:p>10651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16" xlink:type="simple">LEVECQ Mar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ie.levecq@ensad.fr" xlink:type="simple">marie.levecq@ensad.fr</text:a></text:p>
          </table:table-cell>
          <table:table-cell office:value-type="float" office:value="107816" calcext:value-type="float">
            <text:p>10781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06" xlink:type="simple">LEVERRIER Victor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victor.leverrier@ensad.fr" xlink:type="simple">victor.leverrier@ensad.fr</text:a></text:p>
          </table:table-cell>
          <table:table-cell office:value-type="float" office:value="106306" calcext:value-type="float">
            <text:p>1063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31" xlink:type="simple">LEVIE Gabriel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gabriel.levie@ensad.fr" xlink:type="simple">gabriel.levie@ensad.fr</text:a></text:p>
          </table:table-cell>
          <table:table-cell office:value-type="float" office:value="107331" calcext:value-type="float">
            <text:p>1073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00" xlink:type="simple">LHENRY Elis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elisa.lhenry@ensad.fr" xlink:type="simple">elisa.lhenry@ensad.fr</text:a></text:p>
          </table:table-cell>
          <table:table-cell office:value-type="float" office:value="106300" calcext:value-type="float">
            <text:p>10630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83" xlink:type="simple">LI Jialing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ialing.li@ensad.fr" xlink:type="simple">jialing.li@ensad.fr</text:a></text:p>
          </table:table-cell>
          <table:table-cell office:value-type="float" office:value="107383" calcext:value-type="float">
            <text:p>10738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05" xlink:type="simple">LI Ha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han.li@ensad.fr" xlink:type="simple">han.li@ensad.fr</text:a></text:p>
          </table:table-cell>
          <table:table-cell office:value-type="float" office:value="107505" calcext:value-type="float">
            <text:p>1075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8" xlink:type="simple">LI Ang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ng.li@ensad.fr" xlink:type="simple">ang.li@ensad.fr</text:a></text:p>
          </table:table-cell>
          <table:table-cell office:value-type="float" office:value="107608" calcext:value-type="float">
            <text:p>1076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47" xlink:type="simple">LIN Haomi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haomin.lin@ensad.fr" xlink:type="simple">haomin.lin@ensad.fr</text:a></text:p>
          </table:table-cell>
          <table:table-cell office:value-type="float" office:value="107747" calcext:value-type="float">
            <text:p>10774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06" xlink:type="simple">LION Laur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aura.lion@ensad.fr" xlink:type="simple">laura.lion@ensad.fr</text:a></text:p>
          </table:table-cell>
          <table:table-cell office:value-type="float" office:value="107106" calcext:value-type="float">
            <text:p>1071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80" xlink:type="simple">LIU Feifei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feifei.liu@ensad.fr" xlink:type="simple">feifei.liu@ensad.fr</text:a></text:p>
          </table:table-cell>
          <table:table-cell office:value-type="float" office:value="107380" calcext:value-type="float">
            <text:p>10738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33" xlink:type="simple">LIVADARI Evelin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velina.livadari@ensad.fr" xlink:type="simple">evelina.livadari@ensad.fr</text:a></text:p>
          </table:table-cell>
          <table:table-cell office:value-type="float" office:value="107633" calcext:value-type="float">
            <text:p>10763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1" xlink:type="simple">LLORCA Basil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basile.llorca@ensad.fr" xlink:type="simple">basile.llorca@ensad.fr</text:a></text:p>
          </table:table-cell>
          <table:table-cell office:value-type="float" office:value="107941" calcext:value-type="float">
            <text:p>1079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03" xlink:type="simple">LOGNON Ange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nges.lognon@ensad.fr" xlink:type="simple">anges.lognon@ensad.fr</text:a></text:p>
          </table:table-cell>
          <table:table-cell office:value-type="float" office:value="107103" calcext:value-type="float">
            <text:p>1071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97" xlink:type="simple">LONGUEVILLE-GROS Laur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aure.longueville@ensad.fr" xlink:type="simple">laure.longueville@ensad.fr</text:a></text:p>
          </table:table-cell>
          <table:table-cell office:value-type="float" office:value="106497" calcext:value-type="float">
            <text:p>10649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40" xlink:type="simple">LOR Emili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milie.lor@ensad.fr" xlink:type="simple">emilie.lor@ensad.fr</text:a></text:p>
          </table:table-cell>
          <table:table-cell office:value-type="float" office:value="106840" calcext:value-type="float">
            <text:p>1068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32" xlink:type="simple">LORANS Com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ome.lorans@ensad.fr" xlink:type="simple">come.lorans@ensad.fr</text:a></text:p>
          </table:table-cell>
          <table:table-cell office:value-type="float" office:value="107032" calcext:value-type="float">
            <text:p>10703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8" xlink:type="simple">LOUBET Corentin</text:a></text:p>
          </table:table-cell>
          <table:table-cell office:value-type="string" calcext:value-type="string">
            <text:p>Pré-Doctoral</text:p>
          </table:table-cell>
          <table:table-cell office:value-type="string" calcext:value-type="string">
            <text:p><text:a xlink:href="mailto:corentin.loubet@ensad.fr" xlink:type="simple">corentin.loubet@ensad.fr</text:a></text:p>
          </table:table-cell>
          <table:table-cell office:value-type="float" office:value="107908" calcext:value-type="float">
            <text:p>1079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1" xlink:type="simple">LOUBIER Florenc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florence.loubier@ensad.fr" xlink:type="simple">florence.loubier@ensad.fr</text:a></text:p>
          </table:table-cell>
          <table:table-cell office:value-type="float" office:value="107961" calcext:value-type="float">
            <text:p>1079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53" xlink:type="simple">LOUINEAU Ambr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mbre.louineau@ensad.fr" xlink:type="simple">ambre.louineau@ensad.fr</text:a></text:p>
          </table:table-cell>
          <table:table-cell office:value-type="float" office:value="107353" calcext:value-type="float">
            <text:p>1073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12" xlink:type="simple">LOUISY-RAVEL Matté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tteo.louisy@ensad.fr" xlink:type="simple">matteo.louisy@ensad.fr</text:a></text:p>
          </table:table-cell>
          <table:table-cell office:value-type="float" office:value="106812" calcext:value-type="float">
            <text:p>10681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73" xlink:type="simple">LOUSTE Emili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emilie.louste@ensad.fr" xlink:type="simple">emilie.louste@ensad.fr</text:a></text:p>
          </table:table-cell>
          <table:table-cell office:value-type="float" office:value="107273" calcext:value-type="float">
            <text:p>10727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34" xlink:type="simple">LUCAS Paul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pauline.lucas@ensad.fr" xlink:type="simple">pauline.lucas@ensad.fr</text:a></text:p>
          </table:table-cell>
          <table:table-cell office:value-type="float" office:value="107034" calcext:value-type="float">
            <text:p>10703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64" xlink:type="simple">LUGAND Camill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amille.lugand@ensad.fr" xlink:type="simple">camille.lugand@ensad.fr</text:a></text:p>
          </table:table-cell>
          <table:table-cell office:value-type="float" office:value="106564" calcext:value-type="float">
            <text:p>10656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7" xlink:type="simple">LUPONE Lis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ise.lupone@ensad.fr" xlink:type="simple">lise.lupone@ensad.fr</text:a></text:p>
          </table:table-cell>
          <table:table-cell office:value-type="float" office:value="107677" calcext:value-type="float">
            <text:p>10767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19" xlink:type="simple">MAGNAVAL Jean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eanne.magnaval@ensad.fr" xlink:type="simple">jeanne.magnaval@ensad.fr</text:a></text:p>
          </table:table-cell>
          <table:table-cell office:value-type="float" office:value="107319" calcext:value-type="float">
            <text:p>10731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88" xlink:type="simple">MAGO Ingh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ingha.mago@ensad.fr" xlink:type="simple">ingha.mago@ensad.fr</text:a></text:p>
          </table:table-cell>
          <table:table-cell office:value-type="float" office:value="106488" calcext:value-type="float">
            <text:p>1064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3" xlink:type="simple">MAHUZIER Malo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lo.mahuzier@ensad.fr" xlink:type="simple">malo.mahuzier@ensad.fr</text:a></text:p>
          </table:table-cell>
          <table:table-cell office:value-type="float" office:value="107793" calcext:value-type="float">
            <text:p>10779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75" xlink:type="simple">MAILLE Féli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felix.maille@ensad.fr" xlink:type="simple">felix.maille@ensad.fr</text:a></text:p>
          </table:table-cell>
          <table:table-cell office:value-type="float" office:value="107575" calcext:value-type="float">
            <text:p>10757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92" xlink:type="simple">MAINE Luci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ucie.maine@ensad.fr" xlink:type="simple">lucie.maine@ensad.fr</text:a></text:p>
          </table:table-cell>
          <table:table-cell office:value-type="float" office:value="106592" calcext:value-type="float">
            <text:p>10659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5" xlink:type="simple">MAIRE Gabriell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gabrielle.maire@ensad.fr" xlink:type="simple">gabrielle.maire@ensad.fr</text:a></text:p>
          </table:table-cell>
          <table:table-cell office:value-type="float" office:value="107785" calcext:value-type="float">
            <text:p>1077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65" xlink:type="simple">MALLARD Jea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ean.mallard@ensad.fr" xlink:type="simple">jean.mallard@ensad.fr</text:a></text:p>
          </table:table-cell>
          <table:table-cell office:value-type="float" office:value="106365" calcext:value-type="float">
            <text:p>10636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61" xlink:type="simple">MANAI Inè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ines.manai@ensad.fr" xlink:type="simple">ines.manai@ensad.fr</text:a></text:p>
          </table:table-cell>
          <table:table-cell office:value-type="float" office:value="106861" calcext:value-type="float">
            <text:p>1068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88" xlink:type="simple">MANCEAU Victor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victor.manceau@ensad.fr" xlink:type="simple">victor.manceau@ensad.fr</text:a></text:p>
          </table:table-cell>
          <table:table-cell office:value-type="float" office:value="107388" calcext:value-type="float">
            <text:p>1073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05" xlink:type="simple">MANGEOT Ann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nna.mangeot@ensad.fr" xlink:type="simple">anna.mangeot@ensad.fr</text:a></text:p>
          </table:table-cell>
          <table:table-cell office:value-type="float" office:value="107705" calcext:value-type="float">
            <text:p>1077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07" xlink:type="simple">MARAIS Timothé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timothe.marais@ensad.fr" xlink:type="simple">timothe.marais@ensad.fr</text:a></text:p>
          </table:table-cell>
          <table:table-cell office:value-type="float" office:value="107707" calcext:value-type="float">
            <text:p>10770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15" xlink:type="simple">MARCHAL DOMBRAT Clair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laire.marchal@ensad.fr" xlink:type="simple">claire.marchal@ensad.fr</text:a></text:p>
          </table:table-cell>
          <table:table-cell office:value-type="float" office:value="107615" calcext:value-type="float">
            <text:p>10761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5" xlink:type="simple">MARCOVICH Kim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kim.marcovich@ensad.fr" xlink:type="simple">kim.marcovich@ensad.fr</text:a></text:p>
          </table:table-cell>
          <table:table-cell office:value-type="float" office:value="107905" calcext:value-type="float">
            <text:p>1079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43" xlink:type="simple">MARION Damie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damien.marion@ensad.fr" xlink:type="simple">damien.marion@ensad.fr</text:a></text:p>
          </table:table-cell>
          <table:table-cell office:value-type="float" office:value="107343" calcext:value-type="float">
            <text:p>10734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69" xlink:type="simple">MARION-MONEGER Célest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eleste.marion@ensad.fr" xlink:type="simple">celeste.marion@ensad.fr</text:a></text:p>
          </table:table-cell>
          <table:table-cell office:value-type="float" office:value="107269" calcext:value-type="float">
            <text:p>10726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96" xlink:type="simple">MARIOT Emil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mile.mariot@ensad.fr" xlink:type="simple">emile.mariot@ensad.fr</text:a></text:p>
          </table:table-cell>
          <table:table-cell office:value-type="float" office:value="107896" calcext:value-type="float">
            <text:p>10789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08" xlink:type="simple">MAROKO Joann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oanna.maroko@ensad.fr" xlink:type="simple">joanna.maroko@ensad.fr</text:a></text:p>
          </table:table-cell>
          <table:table-cell office:value-type="float" office:value="106308" calcext:value-type="float">
            <text:p>1063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45" xlink:type="simple">MAROUFIN Clair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laire.maroufin@ensad.fr" xlink:type="simple">claire.maroufin@ensad.fr</text:a></text:p>
          </table:table-cell>
          <table:table-cell office:value-type="float" office:value="106845" calcext:value-type="float">
            <text:p>10684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40" xlink:type="simple">MARRAKCHI BENJAAFAR Abl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bla.marrakchi@ensad.fr" xlink:type="simple">abla.marrakchi@ensad.fr</text:a></text:p>
          </table:table-cell>
          <table:table-cell office:value-type="float" office:value="106740" calcext:value-type="float">
            <text:p>1067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49" xlink:type="simple">MARSIL Rachel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rachel.marsil@ensad.fr" xlink:type="simple">rachel.marsil@ensad.fr</text:a></text:p>
          </table:table-cell>
          <table:table-cell office:value-type="float" office:value="106849" calcext:value-type="float">
            <text:p>10684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75" xlink:type="simple">MARTIN Adél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delie.martin@ensad.fr" xlink:type="simple">adelie.martin@ensad.fr</text:a></text:p>
          </table:table-cell>
          <table:table-cell office:value-type="float" office:value="107375" calcext:value-type="float">
            <text:p>10737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61" xlink:type="simple">MARTY Mathi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athis.marty@ensad.fr" xlink:type="simple">mathis.marty@ensad.fr</text:a></text:p>
          </table:table-cell>
          <table:table-cell office:value-type="float" office:value="107861" calcext:value-type="float">
            <text:p>1078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1" xlink:type="simple">MARUANI Audrey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udrey.maruani@ensad.fr" xlink:type="simple">audrey.maruani@ensad.fr</text:a></text:p>
          </table:table-cell>
          <table:table-cell office:value-type="float" office:value="107771" calcext:value-type="float">
            <text:p>10777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87" xlink:type="simple">MARUTA Keisuk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keisuke.maruta@ensad.fr" xlink:type="simple">keisuke.maruta@ensad.fr</text:a></text:p>
          </table:table-cell>
          <table:table-cell office:value-type="float" office:value="107287" calcext:value-type="float">
            <text:p>10728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59" xlink:type="simple">MASSEY Ulyss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ulysse.massey@ensad.fr" xlink:type="simple">ulysse.massey@ensad.fr</text:a></text:p>
          </table:table-cell>
          <table:table-cell office:value-type="float" office:value="107059" calcext:value-type="float">
            <text:p>10705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43" xlink:type="simple">MASSON Ambrois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mbroise.masson@ensad.fr" xlink:type="simple">ambroise.masson@ensad.fr</text:a></text:p>
          </table:table-cell>
          <table:table-cell office:value-type="float" office:value="107543" calcext:value-type="float">
            <text:p>10754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16" xlink:type="simple">MATHIS Thoma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thomas.mathis@ensad.fr" xlink:type="simple">thomas.mathis@ensad.fr</text:a></text:p>
          </table:table-cell>
          <table:table-cell office:value-type="float" office:value="107616" calcext:value-type="float">
            <text:p>10761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99" xlink:type="simple">MAURICE Clair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claire.maurice@ensad.fr" xlink:type="simple">claire.maurice@ensad.fr</text:a></text:p>
          </table:table-cell>
          <table:table-cell office:value-type="float" office:value="107899" calcext:value-type="float">
            <text:p>10789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74" xlink:type="simple">MAZEL Arnaud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rnaud.mazel@ensad.fr" xlink:type="simple">arnaud.mazel@ensad.fr</text:a></text:p>
          </table:table-cell>
          <table:table-cell office:value-type="float" office:value="106774" calcext:value-type="float">
            <text:p>10677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3" xlink:type="simple">MAZEL Yva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yvan.mazel@ensad.fr" xlink:type="simple">yvan.mazel@ensad.fr</text:a></text:p>
          </table:table-cell>
          <table:table-cell office:value-type="float" office:value="107603" calcext:value-type="float">
            <text:p>1076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3" xlink:type="simple">MECHAIN Gabriell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gabrielle.mechain@ensad.fr" xlink:type="simple">gabrielle.mechain@ensad.fr</text:a></text:p>
          </table:table-cell>
          <table:table-cell office:value-type="float" office:value="107903" calcext:value-type="float">
            <text:p>1079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90" xlink:type="simple">MEGENS Victoria antoinett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va.megens@ensad.fr" xlink:type="simple">va.megens@ensad.fr</text:a></text:p>
          </table:table-cell>
          <table:table-cell office:value-type="float" office:value="106790" calcext:value-type="float">
            <text:p>10679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21" xlink:type="simple">MEJDOUB Chaïm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haima.mejdoub@ensad.fr" xlink:type="simple">chaima.mejdoub@ensad.fr</text:a></text:p>
          </table:table-cell>
          <table:table-cell office:value-type="float" office:value="107521" calcext:value-type="float">
            <text:p>10752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5" xlink:type="simple">MEJDOUB Amel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mel.mejdoub@ensad.fr" xlink:type="simple">amel.mejdoub@ensad.fr</text:a></text:p>
          </table:table-cell>
          <table:table-cell office:value-type="float" office:value="107515" calcext:value-type="float">
            <text:p>10751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9" xlink:type="simple">MÉNAGÉ Ev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ve.menage@ensad.fr" xlink:type="simple">eve.menage@ensad.fr</text:a></text:p>
          </table:table-cell>
          <table:table-cell office:value-type="float" office:value="107859" calcext:value-type="float">
            <text:p>10785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60" xlink:type="simple">MENARD Chloé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hloe.menard@ensad.fr" xlink:type="simple">chloe.menard@ensad.fr</text:a></text:p>
          </table:table-cell>
          <table:table-cell office:value-type="float" office:value="107360" calcext:value-type="float">
            <text:p>1073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10" xlink:type="simple">MENIVAL Mari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rie.menival@ensad.fr" xlink:type="simple">marie.menival@ensad.fr</text:a></text:p>
          </table:table-cell>
          <table:table-cell office:value-type="float" office:value="107610" calcext:value-type="float">
            <text:p>10761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98" xlink:type="simple">MERCERON Thomas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thomas.merceron@ensad.fr" xlink:type="simple">thomas.merceron@ensad.fr</text:a></text:p>
          </table:table-cell>
          <table:table-cell office:value-type="float" office:value="106498" calcext:value-type="float">
            <text:p>10649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65" xlink:type="simple">MERCIER DES ROCHETTES Mar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ie.mercier@ensad.fr" xlink:type="simple">marie.mercier@ensad.fr</text:a></text:p>
          </table:table-cell>
          <table:table-cell office:value-type="float" office:value="107365" calcext:value-type="float">
            <text:p>10736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67" xlink:type="simple">MERTAD Imra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imrane.mertad@ensad.fr" xlink:type="simple">imrane.mertad@ensad.fr</text:a></text:p>
          </table:table-cell>
          <table:table-cell office:value-type="float" office:value="106867" calcext:value-type="float">
            <text:p>1068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4" xlink:type="simple">MESZAROS Paulin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pauline.meszaros@ensad.fr" xlink:type="simple">pauline.meszaros@ensad.fr</text:a></text:p>
          </table:table-cell>
          <table:table-cell office:value-type="float" office:value="107884" calcext:value-type="float">
            <text:p>10788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2" xlink:type="simple">MINCHILLO Bianc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bianca.minchillo@ensad.fr" xlink:type="simple">bianca.minchillo@ensad.fr</text:a></text:p>
          </table:table-cell>
          <table:table-cell office:value-type="float" office:value="107872" calcext:value-type="float">
            <text:p>10787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21" xlink:type="simple">MINDRU Mihael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ihaela.mindru@ensad.fr" xlink:type="simple">mihaela.mindru@ensad.fr</text:a></text:p>
          </table:table-cell>
          <table:table-cell office:value-type="float" office:value="107021" calcext:value-type="float">
            <text:p>10702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6" xlink:type="simple">MOAMEN Mohamed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ohamed.moamen@ensad.fr" xlink:type="simple">mohamed.moamen@ensad.fr</text:a></text:p>
          </table:table-cell>
          <table:table-cell office:value-type="float" office:value="107956" calcext:value-type="float">
            <text:p>10795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51" xlink:type="simple">MOLINIE Elois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eloise.molinie@ensad.fr" xlink:type="simple">eloise.molinie@ensad.fr</text:a></text:p>
          </table:table-cell>
          <table:table-cell office:value-type="float" office:value="106351" calcext:value-type="float">
            <text:p>10635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64" xlink:type="simple">MOLLAT Virgil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virgile.mollat@ensad.fr" xlink:type="simple">virgile.mollat@ensad.fr</text:a></text:p>
          </table:table-cell>
          <table:table-cell office:value-type="float" office:value="107064" calcext:value-type="float">
            <text:p>10706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69" xlink:type="simple">MOLLIER Jean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eanne.mollier@ensad.fr" xlink:type="simple">jeanne.mollier@ensad.fr</text:a></text:p>
          </table:table-cell>
          <table:table-cell office:value-type="float" office:value="107669" calcext:value-type="float">
            <text:p>10766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36" xlink:type="simple">MOREL Col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oline.morel@ensad.fr" xlink:type="simple">coline.morel@ensad.fr</text:a></text:p>
          </table:table-cell>
          <table:table-cell office:value-type="float" office:value="107536" calcext:value-type="float">
            <text:p>10753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81" xlink:type="simple">MORIERES Anto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ntoine.morieres@ensad.fr" xlink:type="simple">antoine.morieres@ensad.fr</text:a></text:p>
          </table:table-cell>
          <table:table-cell office:value-type="float" office:value="107081" calcext:value-type="float">
            <text:p>10708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38" xlink:type="simple">MOSHAYEDI Mélan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elanie.moshayedi@ensad.fr" xlink:type="simple">melanie.moshayedi@ensad.fr</text:a></text:p>
          </table:table-cell>
          <table:table-cell office:value-type="float" office:value="107938" calcext:value-type="float">
            <text:p>10793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1" xlink:type="simple">MPOTO IMANA Maximilie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ximilien.mpoto@ensad.fr" xlink:type="simple">maximilien.mpoto@ensad.fr</text:a></text:p>
          </table:table-cell>
          <table:table-cell office:value-type="float" office:value="107551" calcext:value-type="float">
            <text:p>10755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42" xlink:type="simple">MURAWIEC Clar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lara.murawiec@ensad.fr" xlink:type="simple">clara.murawiec@ensad.fr</text:a></text:p>
          </table:table-cell>
          <table:table-cell office:value-type="float" office:value="107342" calcext:value-type="float">
            <text:p>10734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41" xlink:type="simple">NADEAU Ali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lix.nadeau@ensad.fr" xlink:type="simple">alix.nadeau@ensad.fr</text:a></text:p>
          </table:table-cell>
          <table:table-cell office:value-type="float" office:value="106741" calcext:value-type="float">
            <text:p>1067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66" xlink:type="simple">NAHAN Oscar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oscar.nahan@ensad.fr" xlink:type="simple">oscar.nahan@ensad.fr</text:a></text:p>
          </table:table-cell>
          <table:table-cell office:value-type="float" office:value="106766" calcext:value-type="float">
            <text:p>10676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7" xlink:type="simple">NARAYANAN Samyuktha 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amyuktha.narayanan@ensad.fr" xlink:type="simple">samyuktha.narayanan@ensad.fr</text:a></text:p>
          </table:table-cell>
          <table:table-cell office:value-type="float" office:value="107977" calcext:value-type="float">
            <text:p>10797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9" xlink:type="simple">NARCY Théophil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theophile.narcy@ensad.fr" xlink:type="simple">theophile.narcy@ensad.fr</text:a></text:p>
          </table:table-cell>
          <table:table-cell office:value-type="float" office:value="107789" calcext:value-type="float">
            <text:p>1077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52" xlink:type="simple">NGEYITADILA FUKIAKANDA Merveill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.ngeyitadila@ensad.fr" xlink:type="simple">m.ngeyitadila@ensad.fr</text:a></text:p>
          </table:table-cell>
          <table:table-cell office:value-type="float" office:value="106852" calcext:value-type="float">
            <text:p>1068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43" xlink:type="simple">NGUYEN Thi thanh hang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tt.nguyen@ensad.fr" xlink:type="simple">tt.nguyen@ensad.fr</text:a></text:p>
          </table:table-cell>
          <table:table-cell office:value-type="float" office:value="107043" calcext:value-type="float">
            <text:p>10704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8" xlink:type="simple">NILSTAM Maï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ai.nilstam@ensad.fr" xlink:type="simple">mai.nilstam@ensad.fr</text:a></text:p>
          </table:table-cell>
          <table:table-cell office:value-type="float" office:value="107768" calcext:value-type="float">
            <text:p>1077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0" xlink:type="simple">NINOT Noémi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noemie.ninot@ensad.fr" xlink:type="simple">noemie.ninot@ensad.fr</text:a></text:p>
          </table:table-cell>
          <table:table-cell office:value-type="float" office:value="107760" calcext:value-type="float">
            <text:p>1077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09" xlink:type="simple">NITLICH Béla-blu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bela-blue.nitlich@ensad.fr" xlink:type="simple">bela-blue.nitlich@ensad.fr</text:a></text:p>
          </table:table-cell>
          <table:table-cell office:value-type="float" office:value="107309" calcext:value-type="float">
            <text:p>1073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42" xlink:type="simple">NOIRE Célest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eleste.noire@ensad.fr" xlink:type="simple">celeste.noire@ensad.fr</text:a></text:p>
          </table:table-cell>
          <table:table-cell office:value-type="float" office:value="106742" calcext:value-type="float">
            <text:p>10674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28" xlink:type="simple">NOMOKO Lall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alla.nomoko@ensad.fr" xlink:type="simple">lalla.nomoko@ensad.fr</text:a></text:p>
          </table:table-cell>
          <table:table-cell office:value-type="float" office:value="107028" calcext:value-type="float">
            <text:p>10702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80" xlink:type="simple">NONY Lou-an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ou-ann.nony@ensad.fr" xlink:type="simple">lou-ann.nony@ensad.fr</text:a></text:p>
          </table:table-cell>
          <table:table-cell office:value-type="float" office:value="107080" calcext:value-type="float">
            <text:p>10708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60" xlink:type="simple">NORMAND Pabl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pablo.normand@ensad.fr" xlink:type="simple">pablo.normand@ensad.fr</text:a></text:p>
          </table:table-cell>
          <table:table-cell office:value-type="float" office:value="106760" calcext:value-type="float">
            <text:p>1067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22" xlink:type="simple">NOYER Emili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emilie.noyer@ensad.fr" xlink:type="simple">emilie.noyer@ensad.fr</text:a></text:p>
          </table:table-cell>
          <table:table-cell office:value-type="float" office:value="107122" calcext:value-type="float">
            <text:p>10712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51" xlink:type="simple">NUNES Brava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bravan.nunes@ensad.fr" xlink:type="simple">bravan.nunes@ensad.fr</text:a></text:p>
          </table:table-cell>
          <table:table-cell office:value-type="float" office:value="107751" calcext:value-type="float">
            <text:p>10775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8" xlink:type="simple">NYS Mar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ie.nys@ensad.fr" xlink:type="simple">marie.nys@ensad.fr</text:a></text:p>
          </table:table-cell>
          <table:table-cell office:value-type="float" office:value="107988" calcext:value-type="float">
            <text:p>1079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0" xlink:type="simple">OBA Mu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ui.oba@ensad.fr" xlink:type="simple">mui.oba@ensad.fr</text:a></text:p>
          </table:table-cell>
          <table:table-cell office:value-type="float" office:value="107800" calcext:value-type="float">
            <text:p>10780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26" xlink:type="simple">OLIVA-LAFFARGUE Lorenzo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orenzo.oliva@ensad.fr" xlink:type="simple">lorenzo.oliva@ensad.fr</text:a></text:p>
          </table:table-cell>
          <table:table-cell office:value-type="float" office:value="107326" calcext:value-type="float">
            <text:p>10732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2" xlink:type="simple">OLIVERA LOPEZ Luis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uisa.olivera@ensad.fr" xlink:type="simple">luisa.olivera@ensad.fr</text:a></text:p>
          </table:table-cell>
          <table:table-cell office:value-type="float" office:value="107602" calcext:value-type="float">
            <text:p>1076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29" xlink:type="simple">OPPMANN Loui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ouis.oppmann@ensad.fr" xlink:type="simple">louis.oppmann@ensad.fr</text:a></text:p>
          </table:table-cell>
          <table:table-cell office:value-type="float" office:value="106529" calcext:value-type="float">
            <text:p>10652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9" xlink:type="simple">OUDOT Julie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uliette.oudot@ensad.fr" xlink:type="simple">juliette.oudot@ensad.fr</text:a></text:p>
          </table:table-cell>
          <table:table-cell office:value-type="float" office:value="107969" calcext:value-type="float">
            <text:p>10796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31" xlink:type="simple">OULDGHOUIL Mari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ria.ouldghouil@ensad.fr" xlink:type="simple">maria.ouldghouil@ensad.fr</text:a></text:p>
          </table:table-cell>
          <table:table-cell office:value-type="float" office:value="107531" calcext:value-type="float">
            <text:p>1075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03" xlink:type="simple">OVIDE Stephanie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stephanie.ovide@ensad.fr" xlink:type="simple">stephanie.ovide@ensad.fr</text:a></text:p>
          </table:table-cell>
          <table:table-cell office:value-type="float" office:value="107503" calcext:value-type="float">
            <text:p>1075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3" xlink:type="simple">PACIORKOWSKI-BERTHELON Ghislain 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ghislain.paciorkowski@ensad.fr" xlink:type="simple">ghislain.paciorkowski@ensad.fr</text:a></text:p>
          </table:table-cell>
          <table:table-cell office:value-type="float" office:value="107943" calcext:value-type="float">
            <text:p>10794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78" xlink:type="simple">PALACIOS AUFRERE DE LA PREUGNE Luz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uz.palacios@ensad.fr" xlink:type="simple">luz.palacios@ensad.fr</text:a></text:p>
          </table:table-cell>
          <table:table-cell office:value-type="float" office:value="107578" calcext:value-type="float">
            <text:p>10757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24" xlink:type="simple">PAN DE LOOR Emil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mile.pan@ensad.fr" xlink:type="simple">emile.pan@ensad.fr</text:a></text:p>
          </table:table-cell>
          <table:table-cell office:value-type="float" office:value="107524" calcext:value-type="float">
            <text:p>10752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8" xlink:type="simple">PANET Yan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yann.panet@ensad.fr" xlink:type="simple">yann.panet@ensad.fr</text:a></text:p>
          </table:table-cell>
          <table:table-cell office:value-type="float" office:value="107858" calcext:value-type="float">
            <text:p>10785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8" xlink:type="simple">PAPAERACLEOUS Natali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atalie.papaeracleous@ensad.fr" xlink:type="simple">natalie.papaeracleous@ensad.fr</text:a></text:p>
          </table:table-cell>
          <table:table-cell office:value-type="float" office:value="107958" calcext:value-type="float">
            <text:p>10795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45" xlink:type="simple">PARK Sangwo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angwon.park@ensad.fr" xlink:type="simple">sangwon.park@ensad.fr</text:a></text:p>
          </table:table-cell>
          <table:table-cell office:value-type="float" office:value="107745" calcext:value-type="float">
            <text:p>10774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81" xlink:type="simple">PARK Jiyeo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iyeon.park@ensad.fr" xlink:type="simple">jiyeon.park@ensad.fr</text:a></text:p>
          </table:table-cell>
          <table:table-cell office:value-type="float" office:value="107681" calcext:value-type="float">
            <text:p>10768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76" xlink:type="simple">PARPALEIX Lou-Zéli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lou-zelia.parpaleix@ensad.fr" xlink:type="simple">lou-zelia.parpaleix@ensad.fr</text:a></text:p>
          </table:table-cell>
          <table:table-cell office:value-type="float" office:value="107576" calcext:value-type="float">
            <text:p>10757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994" xlink:type="simple">PAULY Cyriell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yrielle.pauly@ensad.fr" xlink:type="simple">cyrielle.pauly@ensad.fr</text:a></text:p>
          </table:table-cell>
          <table:table-cell office:value-type="float" office:value="106994" calcext:value-type="float">
            <text:p>10699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6" xlink:type="simple">PEDIL Len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lena.pedil@ensad.fr" xlink:type="simple">lena.pedil@ensad.fr</text:a></text:p>
          </table:table-cell>
          <table:table-cell office:value-type="float" office:value="107806" calcext:value-type="float">
            <text:p>1078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77" xlink:type="simple">PEGUET Ann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nna.peguet@ensad.fr" xlink:type="simple">anna.peguet@ensad.fr</text:a></text:p>
          </table:table-cell>
          <table:table-cell office:value-type="float" office:value="107577" calcext:value-type="float">
            <text:p>10757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07" xlink:type="simple">PELLEGRIN Arthur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rthur.pellegrin@ensad.fr" xlink:type="simple">arthur.pellegrin@ensad.fr</text:a></text:p>
          </table:table-cell>
          <table:table-cell office:value-type="float" office:value="107007" calcext:value-type="float">
            <text:p>10700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61" xlink:type="simple">PELLO Noémie 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noemie.pello@ensad.fr" xlink:type="simple">noemie.pello@ensad.fr</text:a></text:p>
          </table:table-cell>
          <table:table-cell office:value-type="float" office:value="107661" calcext:value-type="float">
            <text:p>1076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33" xlink:type="simple">PENICHE ALFARO Rolando 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rolando.peniche@ensad.fr" xlink:type="simple">rolando.peniche@ensad.fr</text:a></text:p>
          </table:table-cell>
          <table:table-cell office:value-type="float" office:value="107933" calcext:value-type="float">
            <text:p>10793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98" xlink:type="simple">PENTEADO Alexandr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lexandra.penteado@ensad.fr" xlink:type="simple">alexandra.penteado@ensad.fr</text:a></text:p>
          </table:table-cell>
          <table:table-cell office:value-type="float" office:value="107098" calcext:value-type="float">
            <text:p>10709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1" xlink:type="simple">PEPE Jonathan</text:a></text:p>
          </table:table-cell>
          <table:table-cell office:value-type="string" calcext:value-type="string">
            <text:p>Pré-Doctoral</text:p>
          </table:table-cell>
          <table:table-cell office:value-type="string" calcext:value-type="string">
            <text:p><text:a xlink:href="mailto:jonathan.pepe@ensad.fr" xlink:type="simple">jonathan.pepe@ensad.fr</text:a></text:p>
          </table:table-cell>
          <table:table-cell office:value-type="float" office:value="107911" calcext:value-type="float">
            <text:p>10791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646" xlink:type="simple">PERERA Luc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luc.perera@ensad.fr" xlink:type="simple">luc.perera@ensad.fr</text:a></text:p>
          </table:table-cell>
          <table:table-cell office:value-type="float" office:value="106646" calcext:value-type="float">
            <text:p>10664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31" xlink:type="simple">PERON Carol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aroline.peron@ensad.fr" xlink:type="simple">caroline.peron@ensad.fr</text:a></text:p>
          </table:table-cell>
          <table:table-cell office:value-type="float" office:value="106331" calcext:value-type="float">
            <text:p>1063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5" xlink:type="simple">PEROT Mirabell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irabelle.perot@ensad.fr" xlink:type="simple">mirabelle.perot@ensad.fr</text:a></text:p>
          </table:table-cell>
          <table:table-cell office:value-type="float" office:value="107605" calcext:value-type="float">
            <text:p>1076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72" xlink:type="simple">PERROTTE Carol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aroline.perrotte@ensad.fr" xlink:type="simple">caroline.perrotte@ensad.fr</text:a></text:p>
          </table:table-cell>
          <table:table-cell office:value-type="float" office:value="107572" calcext:value-type="float">
            <text:p>10757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60" xlink:type="simple">PERUSAT Baptist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baptiste.perusat@ensad.fr" xlink:type="simple">baptiste.perusat@ensad.fr</text:a></text:p>
          </table:table-cell>
          <table:table-cell office:value-type="float" office:value="106860" calcext:value-type="float">
            <text:p>10686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4" xlink:type="simple">PETERLI Gio-améli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gio.peterli@ensad.fr" xlink:type="simple">gio.peterli@ensad.fr</text:a></text:p>
          </table:table-cell>
          <table:table-cell office:value-type="float" office:value="107764" calcext:value-type="float">
            <text:p>10776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18" xlink:type="simple">PETIT Ang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nge.petit@ensad.fr" xlink:type="simple">ange.petit@ensad.fr</text:a></text:p>
          </table:table-cell>
          <table:table-cell office:value-type="float" office:value="107318" calcext:value-type="float">
            <text:p>10731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4" xlink:type="simple">PETIT Garanc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garance.petit@ensad.fr" xlink:type="simple">garance.petit@ensad.fr</text:a></text:p>
          </table:table-cell>
          <table:table-cell office:value-type="float" office:value="107554" calcext:value-type="float">
            <text:p>1075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3" xlink:type="simple">PETKOVIC Natali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natalia.petkovic@ensad.fr" xlink:type="simple">natalia.petkovic@ensad.fr</text:a></text:p>
          </table:table-cell>
          <table:table-cell office:value-type="float" office:value="107513" calcext:value-type="float">
            <text:p>10751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1" xlink:type="simple">PETRI-LAVAL Elio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lio.petri@ensad.fr" xlink:type="simple">elio.petri@ensad.fr</text:a></text:p>
          </table:table-cell>
          <table:table-cell office:value-type="float" office:value="107871" calcext:value-type="float">
            <text:p>10787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997" xlink:type="simple">PEZERIL Thé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theo.pezeril@ensad.fr" xlink:type="simple">theo.pezeril@ensad.fr</text:a></text:p>
          </table:table-cell>
          <table:table-cell office:value-type="float" office:value="106997" calcext:value-type="float">
            <text:p>10699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9" xlink:type="simple">PHAM Cao-Thang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cao.pham@ensad.fr" xlink:type="simple">cao.pham@ensad.fr</text:a></text:p>
          </table:table-cell>
          <table:table-cell office:value-type="float" office:value="107799" calcext:value-type="float">
            <text:p>10779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89" xlink:type="simple">PHI Lou-van 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ou-van.phi@ensad.fr" xlink:type="simple">lou-van.phi@ensad.fr</text:a></text:p>
          </table:table-cell>
          <table:table-cell office:value-type="float" office:value="107289" calcext:value-type="float">
            <text:p>10728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0" xlink:type="simple">PIAT Mélan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elanie.piat@ensad.fr" xlink:type="simple">melanie.piat@ensad.fr</text:a></text:p>
          </table:table-cell>
          <table:table-cell office:value-type="float" office:value="107970" calcext:value-type="float">
            <text:p>10797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87" xlink:type="simple">PIERRARD Eléonor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leonore.pierrard@ensad.fr" xlink:type="simple">eleonore.pierrard@ensad.fr</text:a></text:p>
          </table:table-cell>
          <table:table-cell office:value-type="float" office:value="106787" calcext:value-type="float">
            <text:p>10678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5" xlink:type="simple">PIERRE Basil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basile.pierre@ensad.fr" xlink:type="simple">basile.pierre@ensad.fr</text:a></text:p>
          </table:table-cell>
          <table:table-cell office:value-type="float" office:value="107885" calcext:value-type="float">
            <text:p>10788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06" xlink:type="simple">PIETUCH Filip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filip.pietuch@ensad.fr" xlink:type="simple">filip.pietuch@ensad.fr</text:a></text:p>
          </table:table-cell>
          <table:table-cell office:value-type="float" office:value="107206" calcext:value-type="float">
            <text:p>1072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03" xlink:type="simple">PIN Emm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emma.pin@ensad.fr" xlink:type="simple">emma.pin@ensad.fr</text:a></text:p>
          </table:table-cell>
          <table:table-cell office:value-type="float" office:value="107003" calcext:value-type="float">
            <text:p>1070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3" xlink:type="simple">PINTO Rém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remi.pinto@ensad.fr" xlink:type="simple">remi.pinto@ensad.fr</text:a></text:p>
          </table:table-cell>
          <table:table-cell office:value-type="float" office:value="107803" calcext:value-type="float">
            <text:p>1078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55" xlink:type="simple">PIPLARD Marie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marie.piplard@ensad.fr" xlink:type="simple">marie.piplard@ensad.fr</text:a></text:p>
          </table:table-cell>
          <table:table-cell office:value-type="float" office:value="106355" calcext:value-type="float">
            <text:p>1063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95" xlink:type="simple">PIT Christian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hristianne.pit@ensad.fr" xlink:type="simple">christianne.pit@ensad.fr</text:a></text:p>
          </table:table-cell>
          <table:table-cell office:value-type="float" office:value="107295" calcext:value-type="float">
            <text:p>10729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55" xlink:type="simple">PLISKIN Fedor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fedor.pliskin@ensad.fr" xlink:type="simple">fedor.pliskin@ensad.fr</text:a></text:p>
          </table:table-cell>
          <table:table-cell office:value-type="float" office:value="107255" calcext:value-type="float">
            <text:p>1072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0" xlink:type="simple">POIRIER Emm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emma.poirier@ensad.fr" xlink:type="simple">emma.poirier@ensad.fr</text:a></text:p>
          </table:table-cell>
          <table:table-cell office:value-type="float" office:value="107600" calcext:value-type="float">
            <text:p>10760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02" xlink:type="simple">POMBAR Carmen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armen.pombar@ensad.fr" xlink:type="simple">carmen.pombar@ensad.fr</text:a></text:p>
          </table:table-cell>
          <table:table-cell office:value-type="float" office:value="107702" calcext:value-type="float">
            <text:p>1077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19" xlink:type="simple">POMERLEAU Betty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betty.pomerleau@ensad.fr" xlink:type="simple">betty.pomerleau@ensad.fr</text:a></text:p>
          </table:table-cell>
          <table:table-cell office:value-type="float" office:value="107819" calcext:value-type="float">
            <text:p>10781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0" xlink:type="simple">POMMEREAU Raphaël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raphael.pommereau@ensad.fr" xlink:type="simple">raphael.pommereau@ensad.fr</text:a></text:p>
          </table:table-cell>
          <table:table-cell office:value-type="float" office:value="107870" calcext:value-type="float">
            <text:p>10787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47" xlink:type="simple">POMMIER Nicola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icolas.pommier@ensad.fr" xlink:type="simple">nicolas.pommier@ensad.fr</text:a></text:p>
          </table:table-cell>
          <table:table-cell office:value-type="float" office:value="107647" calcext:value-type="float">
            <text:p>10764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43" xlink:type="simple">PONCE Théo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theo.ponce@ensad.fr" xlink:type="simple">theo.ponce@ensad.fr</text:a></text:p>
          </table:table-cell>
          <table:table-cell office:value-type="float" office:value="107643" calcext:value-type="float">
            <text:p>10764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4" xlink:type="simple">PONS Anatol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natole.pons@ensad.fr" xlink:type="simple">anatole.pons@ensad.fr</text:a></text:p>
          </table:table-cell>
          <table:table-cell office:value-type="float" office:value="107794" calcext:value-type="float">
            <text:p>10779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67" xlink:type="simple">PONZO Mari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ine.ponzo@ensad.fr" xlink:type="simple">marine.ponzo@ensad.fr</text:a></text:p>
          </table:table-cell>
          <table:table-cell office:value-type="float" office:value="107367" calcext:value-type="float">
            <text:p>1073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68" xlink:type="simple">POPUSOI Cristi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ristina.popusoi@ensad.fr" xlink:type="simple">cristina.popusoi@ensad.fr</text:a></text:p>
          </table:table-cell>
          <table:table-cell office:value-type="float" office:value="107968" calcext:value-type="float">
            <text:p>1079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648" xlink:type="simple">PORRY Olivain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olivain.porry@ensad.fr" xlink:type="simple">olivain.porry@ensad.fr</text:a></text:p>
          </table:table-cell>
          <table:table-cell office:value-type="float" office:value="106648" calcext:value-type="float">
            <text:p>10664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3" xlink:type="simple">POTTGIESSER Christian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christian.pottgiesser@ensad.fr" xlink:type="simple">christian.pottgiesser@ensad.fr</text:a></text:p>
          </table:table-cell>
          <table:table-cell office:value-type="float" office:value="107973" calcext:value-type="float">
            <text:p>10797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37" xlink:type="simple">POUDOULEC Quenti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quentin.poudoulec@ensad.fr" xlink:type="simple">quentin.poudoulec@ensad.fr</text:a></text:p>
          </table:table-cell>
          <table:table-cell office:value-type="float" office:value="106537" calcext:value-type="float">
            <text:p>10653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15" xlink:type="simple">POUILLES Jean-louis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ean-louis.pouilles@ensad.fr" xlink:type="simple">jean-louis.pouilles@ensad.fr</text:a></text:p>
          </table:table-cell>
          <table:table-cell office:value-type="float" office:value="107015" calcext:value-type="float">
            <text:p>10701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97" xlink:type="simple">POUSSARD A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na.poussard@ensad.fr" xlink:type="simple">ana.poussard@ensad.fr</text:a></text:p>
          </table:table-cell>
          <table:table-cell office:value-type="float" office:value="106797" calcext:value-type="float">
            <text:p>10679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06" xlink:type="simple">PRADEL Capuc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apucine.pradel@ensad.fr" xlink:type="simple">capucine.pradel@ensad.fr</text:a></text:p>
          </table:table-cell>
          <table:table-cell office:value-type="float" office:value="107706" calcext:value-type="float">
            <text:p>1077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57" xlink:type="simple">PREGO Vera 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vera.prego@ensad.fr" xlink:type="simple">vera.prego@ensad.fr</text:a></text:p>
          </table:table-cell>
          <table:table-cell office:value-type="float" office:value="106557" calcext:value-type="float">
            <text:p>1065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65" xlink:type="simple">PROLLIUS Judith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udith.prollius@ensad.fr" xlink:type="simple">judith.prollius@ensad.fr</text:a></text:p>
          </table:table-cell>
          <table:table-cell office:value-type="float" office:value="107665" calcext:value-type="float">
            <text:p>10766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96" xlink:type="simple">PROST Constanc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onstance.prost@ensad.fr" xlink:type="simple">constance.prost@ensad.fr</text:a></text:p>
          </table:table-cell>
          <table:table-cell office:value-type="float" office:value="107696" calcext:value-type="float">
            <text:p>10769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58" xlink:type="simple">PUZIO Augusti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ugustin.puzio@ensad.fr" xlink:type="simple">augustin.puzio@ensad.fr</text:a></text:p>
          </table:table-cell>
          <table:table-cell office:value-type="float" office:value="106558" calcext:value-type="float">
            <text:p>10655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22" xlink:type="simple">QUEMENER Thibaut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thibaut.quemener@ensad.fr" xlink:type="simple">thibaut.quemener@ensad.fr</text:a></text:p>
          </table:table-cell>
          <table:table-cell office:value-type="float" office:value="107522" calcext:value-type="float">
            <text:p>10752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57" xlink:type="simple">QUESNAY Adèl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dele.quesnay@ensad.fr" xlink:type="simple">adele.quesnay@ensad.fr</text:a></text:p>
          </table:table-cell>
          <table:table-cell office:value-type="float" office:value="107857" calcext:value-type="float">
            <text:p>1078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43" xlink:type="simple">RACY Léon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eonie.racy@ensad.fr" xlink:type="simple">leonie.racy@ensad.fr</text:a></text:p>
          </table:table-cell>
          <table:table-cell office:value-type="float" office:value="106743" calcext:value-type="float">
            <text:p>10674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95" xlink:type="simple">RAGOT Juliett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uliette.ragot@ensad.fr" xlink:type="simple">juliette.ragot@ensad.fr</text:a></text:p>
          </table:table-cell>
          <table:table-cell office:value-type="float" office:value="107595" calcext:value-type="float">
            <text:p>10759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6" xlink:type="simple">RANDRIANARIVONY Mandresy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.randrianarivony@ensad.fr" xlink:type="simple">m.randrianarivony@ensad.fr</text:a></text:p>
          </table:table-cell>
          <table:table-cell office:value-type="float" office:value="107676" calcext:value-type="float">
            <text:p>10767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62" xlink:type="simple">RAVI Naïké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naike.ravi@ensad.fr" xlink:type="simple">naike.ravi@ensad.fr</text:a></text:p>
          </table:table-cell>
          <table:table-cell office:value-type="float" office:value="106562" calcext:value-type="float">
            <text:p>10656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93" xlink:type="simple">RAYE Gabriell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gabrielle.raye@ensad.fr" xlink:type="simple">gabrielle.raye@ensad.fr</text:a></text:p>
          </table:table-cell>
          <table:table-cell office:value-type="float" office:value="107593" calcext:value-type="float">
            <text:p>10759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32" xlink:type="simple">RAYER Juliett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uliette.rayer@ensad.fr" xlink:type="simple">juliette.rayer@ensad.fr</text:a></text:p>
          </table:table-cell>
          <table:table-cell office:value-type="float" office:value="106532" calcext:value-type="float">
            <text:p>10653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66" xlink:type="simple">RÉAUTÉ Mano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non.reaute@ensad.fr" xlink:type="simple">manon.reaute@ensad.fr</text:a></text:p>
          </table:table-cell>
          <table:table-cell office:value-type="float" office:value="107866" calcext:value-type="float">
            <text:p>10786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87" xlink:type="simple">REBOUX Chloé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hloe.reboux@ensad.fr" xlink:type="simple">chloe.reboux@ensad.fr</text:a></text:p>
          </table:table-cell>
          <table:table-cell office:value-type="float" office:value="107087" calcext:value-type="float">
            <text:p>10708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57" xlink:type="simple">REGNIER Eloi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eloi.regnier@ensad.fr" xlink:type="simple">eloi.regnier@ensad.fr</text:a></text:p>
          </table:table-cell>
          <table:table-cell office:value-type="float" office:value="107257" calcext:value-type="float">
            <text:p>1072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8" xlink:type="simple">REMY Loui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louis.remy@ensad.fr" xlink:type="simple">louis.remy@ensad.fr</text:a></text:p>
          </table:table-cell>
          <table:table-cell office:value-type="float" office:value="107808" calcext:value-type="float">
            <text:p>1078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04" xlink:type="simple">RENAULT Adelaïd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delaide.renault@ensad.fr" xlink:type="simple">adelaide.renault@ensad.fr</text:a></text:p>
          </table:table-cell>
          <table:table-cell office:value-type="float" office:value="107704" calcext:value-type="float">
            <text:p>10770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08" xlink:type="simple">REYNIER Dia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diane.reynier@ensad.fr" xlink:type="simple">diane.reynier@ensad.fr</text:a></text:p>
          </table:table-cell>
          <table:table-cell office:value-type="float" office:value="106508" calcext:value-type="float">
            <text:p>10650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82" xlink:type="simple">RICCI Clariss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larisse.ricci@ensad.fr" xlink:type="simple">clarisse.ricci@ensad.fr</text:a></text:p>
          </table:table-cell>
          <table:table-cell office:value-type="float" office:value="107582" calcext:value-type="float">
            <text:p>10758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14" xlink:type="simple">RICHARD Paul-august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pa.richard@ensad.fr" xlink:type="simple">pa.richard@ensad.fr</text:a></text:p>
          </table:table-cell>
          <table:table-cell office:value-type="float" office:value="107314" calcext:value-type="float">
            <text:p>10731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62" xlink:type="simple">RICHEZ Ev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eva.richez@ensad.fr" xlink:type="simple">eva.richez@ensad.fr</text:a></text:p>
          </table:table-cell>
          <table:table-cell office:value-type="float" office:value="107662" calcext:value-type="float">
            <text:p>10766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37" xlink:type="simple">RIGON-VAERMAN Joséphine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josephine.rigon@ensad.fr" xlink:type="simple">josephine.rigon@ensad.fr</text:a></text:p>
          </table:table-cell>
          <table:table-cell office:value-type="float" office:value="106337" calcext:value-type="float">
            <text:p>10633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744" xlink:type="simple">RIOU Camil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amille.riou@ensad.fr" xlink:type="simple">camille.riou@ensad.fr</text:a></text:p>
          </table:table-cell>
          <table:table-cell office:value-type="float" office:value="106744" calcext:value-type="float">
            <text:p>10674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1" xlink:type="simple">RIVALTA Miral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iral.rivalta@ensad.fr" xlink:type="simple">miral.rivalta@ensad.fr</text:a></text:p>
          </table:table-cell>
          <table:table-cell office:value-type="float" office:value="107831" calcext:value-type="float">
            <text:p>1078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7" xlink:type="simple">RIVIERE Violett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violette.riviere@ensad.fr" xlink:type="simple">violette.riviere@ensad.fr</text:a></text:p>
          </table:table-cell>
          <table:table-cell office:value-type="float" office:value="107607" calcext:value-type="float">
            <text:p>10760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38" xlink:type="simple">ROBERT Philomè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philomene.robert@ensad.fr" xlink:type="simple">philomene.robert@ensad.fr</text:a></text:p>
          </table:table-cell>
          <table:table-cell office:value-type="float" office:value="107338" calcext:value-type="float">
            <text:p>10733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69" xlink:type="simple">ROCHE Raphaël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raphael.roche@ensad.fr" xlink:type="simple">raphael.roche@ensad.fr</text:a></text:p>
          </table:table-cell>
          <table:table-cell office:value-type="float" office:value="107369" calcext:value-type="float">
            <text:p>10736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88" xlink:type="simple">RODRIGUES SIMOES João vitor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oo.rodrigues@ensad.fr" xlink:type="simple">joo.rodrigues@ensad.fr</text:a></text:p>
          </table:table-cell>
          <table:table-cell office:value-type="float" office:value="107688" calcext:value-type="float">
            <text:p>1076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54" xlink:type="simple">ROGERS Baptist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baptiste.rogers@ensad.fr" xlink:type="simple">baptiste.rogers@ensad.fr</text:a></text:p>
          </table:table-cell>
          <table:table-cell office:value-type="float" office:value="106854" calcext:value-type="float">
            <text:p>1068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12" xlink:type="simple">ROLLET-MANUS Côm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ome.rollet@ensad.fr" xlink:type="simple">come.rollet@ensad.fr</text:a></text:p>
          </table:table-cell>
          <table:table-cell office:value-type="float" office:value="107112" calcext:value-type="float">
            <text:p>10711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17" xlink:type="simple">RONFARD Sidoni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sidonie.ronfard@ensad.fr" xlink:type="simple">sidonie.ronfard@ensad.fr</text:a></text:p>
          </table:table-cell>
          <table:table-cell office:value-type="float" office:value="106517" calcext:value-type="float">
            <text:p>10651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34" xlink:type="simple">ROQUE DA SILVA Wesley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wesley.roque@ensad.fr" xlink:type="simple">wesley.roque@ensad.fr</text:a></text:p>
          </table:table-cell>
          <table:table-cell office:value-type="float" office:value="106834" calcext:value-type="float">
            <text:p>10683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55" xlink:type="simple">ROSAS Florenci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florencia.rosas@ensad.fr" xlink:type="simple">florencia.rosas@ensad.fr</text:a></text:p>
          </table:table-cell>
          <table:table-cell office:value-type="float" office:value="106555" calcext:value-type="float">
            <text:p>1065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6" xlink:type="simple">ROTH Raphael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raphael.roth@ensad.fr" xlink:type="simple">raphael.roth@ensad.fr</text:a></text:p>
          </table:table-cell>
          <table:table-cell office:value-type="float" office:value="107876" calcext:value-type="float">
            <text:p>10787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28" xlink:type="simple">ROUAIX Shan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shana.rouaix@ensad.fr" xlink:type="simple">shana.rouaix@ensad.fr</text:a></text:p>
          </table:table-cell>
          <table:table-cell office:value-type="float" office:value="107628" calcext:value-type="float">
            <text:p>10762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67" xlink:type="simple">ROUILLON Méla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elan.rouillon@ensad.fr" xlink:type="simple">melan.rouillon@ensad.fr</text:a></text:p>
          </table:table-cell>
          <table:table-cell office:value-type="float" office:value="107867" calcext:value-type="float">
            <text:p>10786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3" xlink:type="simple">ROUSSEAU Natha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nathan.rousseau@ensad.fr" xlink:type="simple">nathan.rousseau@ensad.fr</text:a></text:p>
          </table:table-cell>
          <table:table-cell office:value-type="float" office:value="107673" calcext:value-type="float">
            <text:p>10767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56" xlink:type="simple">ROUSSEL Alexis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alexis.roussel@ensad.fr" xlink:type="simple">alexis.roussel@ensad.fr</text:a></text:p>
          </table:table-cell>
          <table:table-cell office:value-type="float" office:value="107256" calcext:value-type="float">
            <text:p>10725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27" xlink:type="simple">ROUX Yola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yolaine.roux@ensad.fr" xlink:type="simple">yolaine.roux@ensad.fr</text:a></text:p>
          </table:table-cell>
          <table:table-cell office:value-type="float" office:value="107327" calcext:value-type="float">
            <text:p>10732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66" xlink:type="simple">ROUZET Paulin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pauline.rouzet@ensad.fr" xlink:type="simple">pauline.rouzet@ensad.fr</text:a></text:p>
          </table:table-cell>
          <table:table-cell office:value-type="float" office:value="107566" calcext:value-type="float">
            <text:p>10756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79" xlink:type="simple">RUDELLE Elo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eloi.rudelle@ensad.fr" xlink:type="simple">eloi.rudelle@ensad.fr</text:a></text:p>
          </table:table-cell>
          <table:table-cell office:value-type="float" office:value="107779" calcext:value-type="float">
            <text:p>1077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7" xlink:type="simple">RUZHEVSKA Anastasiia 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nastasiia.ruzhevska@ensad.fr" xlink:type="simple">anastasiia.ruzhevska@ensad.fr</text:a></text:p>
          </table:table-cell>
          <table:table-cell office:value-type="float" office:value="107957" calcext:value-type="float">
            <text:p>1079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6" xlink:type="simple">RYBALTCHENKO Anto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nton.rybaltchenko@ensad.fr" xlink:type="simple">anton.rybaltchenko@ensad.fr</text:a></text:p>
          </table:table-cell>
          <table:table-cell office:value-type="float" office:value="107886" calcext:value-type="float">
            <text:p>10788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8" xlink:type="simple">RYON Féli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felix.ryon@ensad.fr" xlink:type="simple">felix.ryon@ensad.fr</text:a></text:p>
          </table:table-cell>
          <table:table-cell office:value-type="float" office:value="107798" calcext:value-type="float">
            <text:p>10779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31" xlink:type="simple">SADIQI Mobin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obina.sadiqi@ensad.fr" xlink:type="simple">mobina.sadiqi@ensad.fr</text:a></text:p>
          </table:table-cell>
          <table:table-cell office:value-type="float" office:value="107931" calcext:value-type="float">
            <text:p>1079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40" xlink:type="simple">SAGOT-DUVAUROUX Rémi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remi.sagot@ensad.fr" xlink:type="simple">remi.sagot@ensad.fr</text:a></text:p>
          </table:table-cell>
          <table:table-cell office:value-type="float" office:value="107140" calcext:value-type="float">
            <text:p>1071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06" xlink:type="simple">SAHIRI Hakim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hakim.sahiri@ensad.fr" xlink:type="simple">hakim.sahiri@ensad.fr</text:a></text:p>
          </table:table-cell>
          <table:table-cell office:value-type="float" office:value="107306" calcext:value-type="float">
            <text:p>1073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1" xlink:type="simple">SAHLI Lorri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lorris.sahli@ensad.fr" xlink:type="simple">lorris.sahli@ensad.fr</text:a></text:p>
          </table:table-cell>
          <table:table-cell office:value-type="float" office:value="107801" calcext:value-type="float">
            <text:p>10780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8" xlink:type="simple">SAID Marguerita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marguerita.said@ensad.fr" xlink:type="simple">marguerita.said@ensad.fr</text:a></text:p>
          </table:table-cell>
          <table:table-cell office:value-type="float" office:value="107918" calcext:value-type="float">
            <text:p>10791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9" xlink:type="simple">SAIDI Karim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karim.saidi@ensad.fr" xlink:type="simple">karim.saidi@ensad.fr</text:a></text:p>
          </table:table-cell>
          <table:table-cell office:value-type="float" office:value="107809" calcext:value-type="float">
            <text:p>1078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245" xlink:type="simple">SAILLANT Lily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ily.saillant@ensad.fr" xlink:type="simple">lily.saillant@ensad.fr</text:a></text:p>
          </table:table-cell>
          <table:table-cell office:value-type="float" office:value="106245" calcext:value-type="float">
            <text:p>10624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0" xlink:type="simple">SALIOU Jean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eanne.saliou@ensad.fr" xlink:type="simple">jeanne.saliou@ensad.fr</text:a></text:p>
          </table:table-cell>
          <table:table-cell office:value-type="float" office:value="107900" calcext:value-type="float">
            <text:p>10790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2" xlink:type="simple">SAMUEL-LAJEUNESSE Sarah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arah.samuel@ensad.fr" xlink:type="simple">sarah.samuel@ensad.fr</text:a></text:p>
          </table:table-cell>
          <table:table-cell office:value-type="float" office:value="107942" calcext:value-type="float">
            <text:p>10794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42" xlink:type="simple">SANGIORGIO Sar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sara.sangiorgio@ensad.fr" xlink:type="simple">sara.sangiorgio@ensad.fr</text:a></text:p>
          </table:table-cell>
          <table:table-cell office:value-type="float" office:value="107642" calcext:value-type="float">
            <text:p>10764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041" xlink:type="simple">SARRAN Timothé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timothee.sarran@ensad.fr" xlink:type="simple">timothee.sarran@ensad.fr</text:a></text:p>
          </table:table-cell>
          <table:table-cell office:value-type="float" office:value="106041" calcext:value-type="float">
            <text:p>1060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44" xlink:type="simple">SAUVARD Louis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ouise.sauvard@ensad.fr" xlink:type="simple">louise.sauvard@ensad.fr</text:a></text:p>
          </table:table-cell>
          <table:table-cell office:value-type="float" office:value="107344" calcext:value-type="float">
            <text:p>10734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0" xlink:type="simple">SCHAEFFNER Anna</text:a></text:p>
          </table:table-cell>
          <table:table-cell office:value-type="string" calcext:value-type="string">
            <text:p>Pré-Doctoral</text:p>
          </table:table-cell>
          <table:table-cell office:value-type="string" calcext:value-type="string">
            <text:p><text:a xlink:href="mailto:anna.schaeffner@ensad.fr" xlink:type="simple">anna.schaeffner@ensad.fr</text:a></text:p>
          </table:table-cell>
          <table:table-cell office:value-type="float" office:value="107910" calcext:value-type="float">
            <text:p>10791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602" xlink:type="simple">SCHIEB Brieuc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brieuc.schieb@ensad.fr" xlink:type="simple">brieuc.schieb@ensad.fr</text:a></text:p>
          </table:table-cell>
          <table:table-cell office:value-type="float" office:value="106602" calcext:value-type="float">
            <text:p>10660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5606" xlink:type="simple">SCHMITT Josephine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josephine.schmitt@ensad.fr" xlink:type="simple">josephine.schmitt@ensad.fr</text:a></text:p>
          </table:table-cell>
          <table:table-cell office:value-type="float" office:value="105606" calcext:value-type="float">
            <text:p>1056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12" xlink:type="simple">SCHMITT Julia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juliane.schmitt@ensad.fr" xlink:type="simple">juliane.schmitt@ensad.fr</text:a></text:p>
          </table:table-cell>
          <table:table-cell office:value-type="float" office:value="107812" calcext:value-type="float">
            <text:p>10781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3" xlink:type="simple">SCHOENBORN Sophi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ophia.schoenborn@ensad.fr" xlink:type="simple">sophia.schoenborn@ensad.fr</text:a></text:p>
          </table:table-cell>
          <table:table-cell office:value-type="float" office:value="107983" calcext:value-type="float">
            <text:p>10798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2" xlink:type="simple">SCHRAM Anaïs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nais.schram@ensad.fr" xlink:type="simple">anais.schram@ensad.fr</text:a></text:p>
          </table:table-cell>
          <table:table-cell office:value-type="float" office:value="107552" calcext:value-type="float">
            <text:p>1075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77" xlink:type="simple">SEBAN Élis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lisa.seban@ensad.fr" xlink:type="simple">elisa.seban@ensad.fr</text:a></text:p>
          </table:table-cell>
          <table:table-cell office:value-type="float" office:value="107877" calcext:value-type="float">
            <text:p>10787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15" xlink:type="simple">SELBAK Samer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samer.selbak@ensad.fr" xlink:type="simple">samer.selbak@ensad.fr</text:a></text:p>
          </table:table-cell>
          <table:table-cell office:value-type="float" office:value="106815" calcext:value-type="float">
            <text:p>10681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39" xlink:type="simple">SELENIENE Elena liucij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el.seleniene@ensad.fr" xlink:type="simple">el.seleniene@ensad.fr</text:a></text:p>
          </table:table-cell>
          <table:table-cell office:value-type="float" office:value="107339" calcext:value-type="float">
            <text:p>10733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75" xlink:type="simple">SELLARES NADAL Merc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erce.sellares@ensad.fr" xlink:type="simple">merce.sellares@ensad.fr</text:a></text:p>
          </table:table-cell>
          <table:table-cell office:value-type="float" office:value="107275" calcext:value-type="float">
            <text:p>10727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62" xlink:type="simple">SERRE Mathild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athilde.serre@ensad.fr" xlink:type="simple">mathilde.serre@ensad.fr</text:a></text:p>
          </table:table-cell>
          <table:table-cell office:value-type="float" office:value="107762" calcext:value-type="float">
            <text:p>10776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7" xlink:type="simple">SEVAL Athen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thena.seval@ensad.fr" xlink:type="simple">athena.seval@ensad.fr</text:a></text:p>
          </table:table-cell>
          <table:table-cell office:value-type="float" office:value="107807" calcext:value-type="float">
            <text:p>10780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26" xlink:type="simple">SEVERIN Aurian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uriane.severin@ensad.fr" xlink:type="simple">auriane.severin@ensad.fr</text:a></text:p>
          </table:table-cell>
          <table:table-cell office:value-type="float" office:value="107926" calcext:value-type="float">
            <text:p>10792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95" xlink:type="simple">SHAHIN Yasmin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yasmina.shahin@ensad.fr" xlink:type="simple">yasmina.shahin@ensad.fr</text:a></text:p>
          </table:table-cell>
          <table:table-cell office:value-type="float" office:value="107695" calcext:value-type="float">
            <text:p>10769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31" xlink:type="simple">SHCHEBLYKINA Olg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olga.shcheblykina@ensad.fr" xlink:type="simple">olga.shcheblykina@ensad.fr</text:a></text:p>
          </table:table-cell>
          <table:table-cell office:value-type="float" office:value="106831" calcext:value-type="float">
            <text:p>10683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38" xlink:type="simple">SHEN Tsung-yi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tsung-yin.shen@ensad.fr" xlink:type="simple">tsung-yin.shen@ensad.fr</text:a></text:p>
          </table:table-cell>
          <table:table-cell office:value-type="float" office:value="106838" calcext:value-type="float">
            <text:p>10683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15" xlink:type="simple">SHTERN Isabell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isabelle.shtern@ensad.fr" xlink:type="simple">isabelle.shtern@ensad.fr</text:a></text:p>
          </table:table-cell>
          <table:table-cell office:value-type="float" office:value="107815" calcext:value-type="float">
            <text:p>10781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23" xlink:type="simple">SIDRINE-COLUCCI Sarah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arah.sidrine@ensad.fr" xlink:type="simple">sarah.sidrine@ensad.fr</text:a></text:p>
          </table:table-cell>
          <table:table-cell office:value-type="float" office:value="107823" calcext:value-type="float">
            <text:p>10782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45" xlink:type="simple">SIMON Agath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gathe.simon@ensad.fr" xlink:type="simple">agathe.simon@ensad.fr</text:a></text:p>
          </table:table-cell>
          <table:table-cell office:value-type="float" office:value="107345" calcext:value-type="float">
            <text:p>10734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86" xlink:type="simple">SIZUN Emm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emma.sizun@ensad.fr" xlink:type="simple">emma.sizun@ensad.fr</text:a></text:p>
          </table:table-cell>
          <table:table-cell office:value-type="float" office:value="107086" calcext:value-type="float">
            <text:p>10708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78" xlink:type="simple">SMALLEY Benjami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benjamin.smalley@ensad.fr" xlink:type="simple">benjamin.smalley@ensad.fr</text:a></text:p>
          </table:table-cell>
          <table:table-cell office:value-type="float" office:value="107978" calcext:value-type="float">
            <text:p>10797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6" xlink:type="simple">SON Wonjeong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wonjeong.son@ensad.fr" xlink:type="simple">wonjeong.son@ensad.fr</text:a></text:p>
          </table:table-cell>
          <table:table-cell office:value-type="float" office:value="107986" calcext:value-type="float">
            <text:p>10798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95" xlink:type="simple">SOUBIRANE Cloé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loe.soubirane@ensad.fr" xlink:type="simple">cloe.soubirane@ensad.fr</text:a></text:p>
          </table:table-cell>
          <table:table-cell office:value-type="float" office:value="107895" calcext:value-type="float">
            <text:p>10789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13" xlink:type="simple">SOULIE Tom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tom.soulie@ensad.fr" xlink:type="simple">tom.soulie@ensad.fr</text:a></text:p>
          </table:table-cell>
          <table:table-cell office:value-type="float" office:value="107913" calcext:value-type="float">
            <text:p>10791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82" xlink:type="simple">SOUTHICHACK Romai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romain.southichack@ensad.fr" xlink:type="simple">romain.southichack@ensad.fr</text:a></text:p>
          </table:table-cell>
          <table:table-cell office:value-type="float" office:value="107682" calcext:value-type="float">
            <text:p>10768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463" xlink:type="simple">SPIRIN Lou-ann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ou-ann.spirin@ensad.fr" xlink:type="simple">lou-ann.spirin@ensad.fr</text:a></text:p>
          </table:table-cell>
          <table:table-cell office:value-type="float" office:value="107463" calcext:value-type="float">
            <text:p>1074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22" xlink:type="simple">STEPINA Madar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dara.stepina@ensad.fr" xlink:type="simple">madara.stepina@ensad.fr</text:a></text:p>
          </table:table-cell>
          <table:table-cell office:value-type="float" office:value="107822" calcext:value-type="float">
            <text:p>10782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17" xlink:type="simple">STIRMAN Holly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holly.stirman@ensad.fr" xlink:type="simple">holly.stirman@ensad.fr</text:a></text:p>
          </table:table-cell>
          <table:table-cell office:value-type="float" office:value="107817" calcext:value-type="float">
            <text:p>10781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491" xlink:type="simple">STOS Capuc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apucine.stos@ensad.fr" xlink:type="simple">capucine.stos@ensad.fr</text:a></text:p>
          </table:table-cell>
          <table:table-cell office:value-type="float" office:value="106491" calcext:value-type="float">
            <text:p>10649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09" xlink:type="simple">STUB Isabel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isabel.stub@ensad.fr" xlink:type="simple">isabel.stub@ensad.fr</text:a></text:p>
          </table:table-cell>
          <table:table-cell office:value-type="float" office:value="107609" calcext:value-type="float">
            <text:p>10760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04" xlink:type="simple">SVERTILOVA Dari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daria.svertilova@ensad.fr" xlink:type="simple">daria.svertilova@ensad.fr</text:a></text:p>
          </table:table-cell>
          <table:table-cell office:value-type="float" office:value="106804" calcext:value-type="float">
            <text:p>10680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34" xlink:type="simple">SYLVAIN Wendy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wendy.sylvain@ensad.fr" xlink:type="simple">wendy.sylvain@ensad.fr</text:a></text:p>
          </table:table-cell>
          <table:table-cell office:value-type="float" office:value="106534" calcext:value-type="float">
            <text:p>10653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49" xlink:type="simple">SZABO Zsóf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zsofi.szabo@ensad.fr" xlink:type="simple">zsofi.szabo@ensad.fr</text:a></text:p>
          </table:table-cell>
          <table:table-cell office:value-type="float" office:value="107849" calcext:value-type="float">
            <text:p>10784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26" xlink:type="simple">SZENASY Zsófi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zsfia.szenasy@ensad.fr" xlink:type="simple">zsfia.szenasy@ensad.fr</text:a></text:p>
          </table:table-cell>
          <table:table-cell office:value-type="float" office:value="107826" calcext:value-type="float">
            <text:p>10782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5" xlink:type="simple">SZPIRGLAS Féli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felix.szpirglas@ensad.fr" xlink:type="simple">felix.szpirglas@ensad.fr</text:a></text:p>
          </table:table-cell>
          <table:table-cell office:value-type="float" office:value="107555" calcext:value-type="float">
            <text:p>10755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9" xlink:type="simple">SZYMONIAK Emm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emma.szymoniak@ensad.fr" xlink:type="simple">emma.szymoniak@ensad.fr</text:a></text:p>
          </table:table-cell>
          <table:table-cell office:value-type="float" office:value="107679" calcext:value-type="float">
            <text:p>1076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63" xlink:type="simple">TABET Christoph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hristophe.tabet@ensad.fr" xlink:type="simple">christophe.tabet@ensad.fr</text:a></text:p>
          </table:table-cell>
          <table:table-cell office:value-type="float" office:value="106563" calcext:value-type="float">
            <text:p>10656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54" xlink:type="simple">TAILAME Margau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margaux.tailame@ensad.fr" xlink:type="simple">margaux.tailame@ensad.fr</text:a></text:p>
          </table:table-cell>
          <table:table-cell office:value-type="float" office:value="106554" calcext:value-type="float">
            <text:p>1065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40" xlink:type="simple">TALON Juliett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juliette.talon@ensad.fr" xlink:type="simple">juliette.talon@ensad.fr</text:a></text:p>
          </table:table-cell>
          <table:table-cell office:value-type="float" office:value="107340" calcext:value-type="float">
            <text:p>10734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35" xlink:type="simple">TANG-TARDIEUX Marie-juli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marie.tardieux@ensad.fr" xlink:type="simple">marie.tardieux@ensad.fr</text:a></text:p>
          </table:table-cell>
          <table:table-cell office:value-type="float" office:value="107835" calcext:value-type="float">
            <text:p>10783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10" xlink:type="simple">TERRASSE Louis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ouise.terrasse@ensad.fr" xlink:type="simple">louise.terrasse@ensad.fr</text:a></text:p>
          </table:table-cell>
          <table:table-cell office:value-type="float" office:value="106510" calcext:value-type="float">
            <text:p>10651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42" xlink:type="simple">TESTA RIVERA Germa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german.testa@ensad.fr" xlink:type="simple">german.testa@ensad.fr</text:a></text:p>
          </table:table-cell>
          <table:table-cell office:value-type="float" office:value="107542" calcext:value-type="float">
            <text:p>10754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268" xlink:type="simple">TESTELEVE Test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test.testeleve@ensad.fr" xlink:type="simple">test.testeleve@ensad.fr</text:a></text:p>
          </table:table-cell>
          <table:table-cell office:value-type="float" office:value="106268" calcext:value-type="float">
            <text:p>1062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7" xlink:type="simple">THIBAUT NGUYEN Chloé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chloe.thibaut@ensad.fr" xlink:type="simple">chloe.thibaut@ensad.fr</text:a></text:p>
          </table:table-cell>
          <table:table-cell office:value-type="float" office:value="107797" calcext:value-type="float">
            <text:p>10779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8" xlink:type="simple">THIERRY Clar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clara.thierry@ensad.fr" xlink:type="simple">clara.thierry@ensad.fr</text:a></text:p>
          </table:table-cell>
          <table:table-cell office:value-type="float" office:value="107888" calcext:value-type="float">
            <text:p>10788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12" xlink:type="simple">THOMAS Hippolyt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hippolyte.thomas@ensad.fr" xlink:type="simple">hippolyte.thomas@ensad.fr</text:a></text:p>
          </table:table-cell>
          <table:table-cell office:value-type="float" office:value="107512" calcext:value-type="float">
            <text:p>10751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59" xlink:type="simple">THOUEMENT Simo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simon.thouement@ensad.fr" xlink:type="simple">simon.thouement@ensad.fr</text:a></text:p>
          </table:table-cell>
          <table:table-cell office:value-type="float" office:value="107759" calcext:value-type="float">
            <text:p>10775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52" xlink:type="simple">THOUVENIN Charlot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harlotte.thouvenin@ensad.fr" xlink:type="simple">charlotte.thouvenin@ensad.fr</text:a></text:p>
          </table:table-cell>
          <table:table-cell office:value-type="float" office:value="107052" calcext:value-type="float">
            <text:p>1070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80" xlink:type="simple">THRYSOE Amal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amalie.thrysoe@ensad.fr" xlink:type="simple">amalie.thrysoe@ensad.fr</text:a></text:p>
          </table:table-cell>
          <table:table-cell office:value-type="float" office:value="107980" calcext:value-type="float">
            <text:p>10798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48" xlink:type="simple">THULIEVRE Laura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laura.thulievre@ensad.fr" xlink:type="simple">laura.thulievre@ensad.fr</text:a></text:p>
          </table:table-cell>
          <table:table-cell office:value-type="float" office:value="106848" calcext:value-type="float">
            <text:p>10684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47" xlink:type="simple">TIROUVANZIAM Vijay 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vijay.tirouvanziam@ensad.fr" xlink:type="simple">vijay.tirouvanziam@ensad.fr</text:a></text:p>
          </table:table-cell>
          <table:table-cell office:value-type="float" office:value="107947" calcext:value-type="float">
            <text:p>10794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59" xlink:type="simple">TITUS Adji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dji.titus@ensad.fr" xlink:type="simple">adji.titus@ensad.fr</text:a></text:p>
          </table:table-cell>
          <table:table-cell office:value-type="float" office:value="107559" calcext:value-type="float">
            <text:p>10755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48" xlink:type="simple">TOPOLANSKI Josephin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.topolanski@ensad.fr" xlink:type="simple">j.topolanski@ensad.fr</text:a></text:p>
          </table:table-cell>
          <table:table-cell office:value-type="float" office:value="106348" calcext:value-type="float">
            <text:p>10634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87" xlink:type="simple">TORTOLANO Lucas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ucas.tortolano@ensad.fr" xlink:type="simple">lucas.tortolano@ensad.fr</text:a></text:p>
          </table:table-cell>
          <table:table-cell office:value-type="float" office:value="107587" calcext:value-type="float">
            <text:p>10758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38" xlink:type="simple">TOUCHARD Nin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nina.touchard@ensad.fr" xlink:type="simple">nina.touchard@ensad.fr</text:a></text:p>
          </table:table-cell>
          <table:table-cell office:value-type="float" office:value="106538" calcext:value-type="float">
            <text:p>10653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41" xlink:type="simple">TOUR Antoine</text:a></text:p>
          </table:table-cell>
          <table:table-cell office:value-type="string" calcext:value-type="string">
            <text:p>Pré-Doctoral</text:p>
          </table:table-cell>
          <table:table-cell office:value-type="string" calcext:value-type="string">
            <text:p><text:a xlink:href="mailto:antoine.tour@ensad.fr" xlink:type="simple">antoine.tour@ensad.fr</text:a></text:p>
          </table:table-cell>
          <table:table-cell office:value-type="float" office:value="107341" calcext:value-type="float">
            <text:p>10734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32" xlink:type="simple">TOURE Astou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stou.toure@ensad.fr" xlink:type="simple">astou.toure@ensad.fr</text:a></text:p>
          </table:table-cell>
          <table:table-cell office:value-type="float" office:value="106832" calcext:value-type="float">
            <text:p>10683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569" xlink:type="simple">TRAN Jonathan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onathan.tran@ensad.fr" xlink:type="simple">jonathan.tran@ensad.fr</text:a></text:p>
          </table:table-cell>
          <table:table-cell office:value-type="float" office:value="106569" calcext:value-type="float">
            <text:p>10656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3" xlink:type="simple">TRAXER Charles 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charles.traxer@ensad.fr" xlink:type="simple">charles.traxer@ensad.fr</text:a></text:p>
          </table:table-cell>
          <table:table-cell office:value-type="float" office:value="107953" calcext:value-type="float">
            <text:p>1079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00" xlink:type="simple">TRICAUD Lé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ea.tricaud@ensad.fr" xlink:type="simple">lea.tricaud@ensad.fr</text:a></text:p>
          </table:table-cell>
          <table:table-cell office:value-type="float" office:value="106800" calcext:value-type="float">
            <text:p>10680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91" xlink:type="simple">TRUFFIER Mar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marie.truffier@ensad.fr" xlink:type="simple">marie.truffier@ensad.fr</text:a></text:p>
          </table:table-cell>
          <table:table-cell office:value-type="float" office:value="107091" calcext:value-type="float">
            <text:p>10709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78" xlink:type="simple">TUREAU Liso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ison.tureau@ensad.fr" xlink:type="simple">lison.tureau@ensad.fr</text:a></text:p>
          </table:table-cell>
          <table:table-cell office:value-type="float" office:value="107678" calcext:value-type="float">
            <text:p>10767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48" xlink:type="simple">TURGY-LAURENT Julia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julian.turgy@ensad.fr" xlink:type="simple">julian.turgy@ensad.fr</text:a></text:p>
          </table:table-cell>
          <table:table-cell office:value-type="float" office:value="107748" calcext:value-type="float">
            <text:p>10774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93" xlink:type="simple">UNG Eugéni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eugenie.ung@ensad.fr" xlink:type="simple">eugenie.ung@ensad.fr</text:a></text:p>
          </table:table-cell>
          <table:table-cell office:value-type="float" office:value="107393" calcext:value-type="float">
            <text:p>10739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03" xlink:type="simple">UNREIN Joséphin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josephine.unrein@ensad.fr" xlink:type="simple">josephine.unrein@ensad.fr</text:a></text:p>
          </table:table-cell>
          <table:table-cell office:value-type="float" office:value="107703" calcext:value-type="float">
            <text:p>10770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679" xlink:type="simple">UYGUN Nisan Aylin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nisan-aylin.uygun@ensad.fr" xlink:type="simple">nisan-aylin.uygun@ensad.fr</text:a></text:p>
          </table:table-cell>
          <table:table-cell office:value-type="float" office:value="106679" calcext:value-type="float">
            <text:p>10667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80" xlink:type="simple">VALET Tatian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tatiana.valet@ensad.fr" xlink:type="simple">tatiana.valet@ensad.fr</text:a></text:p>
          </table:table-cell>
          <table:table-cell office:value-type="float" office:value="107780" calcext:value-type="float">
            <text:p>107780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58" xlink:type="simple">VANDERSTRAETEN Chloé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.vanderstraeten@ensad.fr" xlink:type="simple">c.vanderstraeten@ensad.fr</text:a></text:p>
          </table:table-cell>
          <table:table-cell office:value-type="float" office:value="106858" calcext:value-type="float">
            <text:p>10685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62" xlink:type="simple">VARANGOT Léan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eanie.varangot@ensad.fr" xlink:type="simple">leanie.varangot@ensad.fr</text:a></text:p>
          </table:table-cell>
          <table:table-cell office:value-type="float" office:value="107362" calcext:value-type="float">
            <text:p>10736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68" xlink:type="simple">VARDON Clar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clara.vardon@ensad.fr" xlink:type="simple">clara.vardon@ensad.fr</text:a></text:p>
          </table:table-cell>
          <table:table-cell office:value-type="float" office:value="107268" calcext:value-type="float">
            <text:p>1072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15" xlink:type="simple">VARSAVSKAJA Monik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monika.varsavskaja@ensad.fr" xlink:type="simple">monika.varsavskaja@ensad.fr</text:a></text:p>
          </table:table-cell>
          <table:table-cell office:value-type="float" office:value="107315" calcext:value-type="float">
            <text:p>10731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04" xlink:type="simple">VASSAL Paulin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pauline.vassal@ensad.fr" xlink:type="simple">pauline.vassal@ensad.fr</text:a></text:p>
          </table:table-cell>
          <table:table-cell office:value-type="float" office:value="107304" calcext:value-type="float">
            <text:p>10730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39" xlink:type="simple">VERGÈS Alexi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alexia.verges@ensad.fr" xlink:type="simple">alexia.verges@ensad.fr</text:a></text:p>
          </table:table-cell>
          <table:table-cell office:value-type="float" office:value="107539" calcext:value-type="float">
            <text:p>107539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68" xlink:type="simple">VERGUIN Guillaume</text:a></text:p>
          </table:table-cell>
          <table:table-cell office:value-type="string" calcext:value-type="string">
            <text:p>Post-diplôme</text:p>
          </table:table-cell>
          <table:table-cell office:value-type="string" calcext:value-type="string">
            <text:p><text:a xlink:href="mailto:guillaume.verguin@ensad.fr" xlink:type="simple">guillaume.verguin@ensad.fr</text:a></text:p>
          </table:table-cell>
          <table:table-cell office:value-type="float" office:value="106868" calcext:value-type="float">
            <text:p>1068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298" xlink:type="simple">VERREY Baptist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baptiste.verrey@ensad.fr" xlink:type="simple">baptiste.verrey@ensad.fr</text:a></text:p>
          </table:table-cell>
          <table:table-cell office:value-type="float" office:value="106298" calcext:value-type="float">
            <text:p>10629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57" xlink:type="simple">VETILLARD Clémence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clemence.vetillard@ensad.fr" xlink:type="simple">clemence.vetillard@ensad.fr</text:a></text:p>
          </table:table-cell>
          <table:table-cell office:value-type="float" office:value="106857" calcext:value-type="float">
            <text:p>1068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32" xlink:type="simple">VETTORI Alexi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alexia.vettori@ensad.fr" xlink:type="simple">alexia.vettori@ensad.fr</text:a></text:p>
          </table:table-cell>
          <table:table-cell office:value-type="float" office:value="107632" calcext:value-type="float">
            <text:p>10763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125" xlink:type="simple">VIALE Ali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alix.viale@ensad.fr" xlink:type="simple">alix.viale@ensad.fr</text:a></text:p>
          </table:table-cell>
          <table:table-cell office:value-type="float" office:value="107125" calcext:value-type="float">
            <text:p>10712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22" xlink:type="simple">VIDAL Ros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rose.vidal@ensad.fr" xlink:type="simple">rose.vidal@ensad.fr</text:a></text:p>
          </table:table-cell>
          <table:table-cell office:value-type="float" office:value="107022" calcext:value-type="float">
            <text:p>10702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33" xlink:type="simple">VIDAL-AYRINHAC Célest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eleste.vidal@ensad.fr" xlink:type="simple">celeste.vidal@ensad.fr</text:a></text:p>
          </table:table-cell>
          <table:table-cell office:value-type="float" office:value="107033" calcext:value-type="float">
            <text:p>10703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18" xlink:type="simple">WALCZYNSKA Zuzan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zuzanna.walczynska@ensad.fr" xlink:type="simple">zuzanna.walczynska@ensad.fr</text:a></text:p>
          </table:table-cell>
          <table:table-cell office:value-type="float" office:value="107818" calcext:value-type="float">
            <text:p>10781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07" xlink:type="simple">WANIS Varti-eva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varti-eva.wanis@ensad.fr" xlink:type="simple">varti-eva.wanis@ensad.fr</text:a></text:p>
          </table:table-cell>
          <table:table-cell office:value-type="float" office:value="106807" calcext:value-type="float">
            <text:p>10680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995" xlink:type="simple">WAROCQUIER Shann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shanna.warocquier@ensad.fr" xlink:type="simple">shanna.warocquier@ensad.fr</text:a></text:p>
          </table:table-cell>
          <table:table-cell office:value-type="float" office:value="106995" calcext:value-type="float">
            <text:p>10699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14" xlink:type="simple">WARREN Olivi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olivia.warren@ensad.fr" xlink:type="simple">olivia.warren@ensad.fr</text:a></text:p>
          </table:table-cell>
          <table:table-cell office:value-type="float" office:value="107814" calcext:value-type="float">
            <text:p>10781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05" xlink:type="simple">WATIER Hélène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helene.watier@ensad.fr" xlink:type="simple">helene.watier@ensad.fr</text:a></text:p>
          </table:table-cell>
          <table:table-cell office:value-type="float" office:value="107805" calcext:value-type="float">
            <text:p>10780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668" xlink:type="simple">WATSON Emm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emma.watson@ensad.fr" xlink:type="simple">emma.watson@ensad.fr</text:a></text:p>
          </table:table-cell>
          <table:table-cell office:value-type="float" office:value="107668" calcext:value-type="float">
            <text:p>10766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11" xlink:type="simple">WEBER Elise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elise.weber@ensad.fr" xlink:type="simple">elise.weber@ensad.fr</text:a></text:p>
          </table:table-cell>
          <table:table-cell office:value-type="float" office:value="107311" calcext:value-type="float">
            <text:p>10731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06" xlink:type="simple">WEGNER Selam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selam.wegner@ensad.fr" xlink:type="simple">selam.wegner@ensad.fr</text:a></text:p>
          </table:table-cell>
          <table:table-cell office:value-type="float" office:value="107506" calcext:value-type="float">
            <text:p>10750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14" xlink:type="simple">WELSCHINGER Loïs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loise.welschinger@ensad.fr" xlink:type="simple">loise.welschinger@ensad.fr</text:a></text:p>
          </table:table-cell>
          <table:table-cell office:value-type="float" office:value="107014" calcext:value-type="float">
            <text:p>10701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361" xlink:type="simple">WEYLAND Maxenc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maxence.weyland@ensad.fr" xlink:type="simple">maxence.weyland@ensad.fr</text:a></text:p>
          </table:table-cell>
          <table:table-cell office:value-type="float" office:value="106361" calcext:value-type="float">
            <text:p>1063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561" xlink:type="simple">WILLIS Catalina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atalina.willis@ensad.fr" xlink:type="simple">catalina.willis@ensad.fr</text:a></text:p>
          </table:table-cell>
          <table:table-cell office:value-type="float" office:value="107561" calcext:value-type="float">
            <text:p>10756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653" xlink:type="simple">XIONG Guofan</text:a></text:p>
          </table:table-cell>
          <table:table-cell office:value-type="string" calcext:value-type="string">
            <text:p>Doctorat</text:p>
          </table:table-cell>
          <table:table-cell office:value-type="string" calcext:value-type="string">
            <text:p><text:a xlink:href="mailto:guofan.xiong@ensad.fr" xlink:type="simple">guofan.xiong@ensad.fr</text:a></text:p>
          </table:table-cell>
          <table:table-cell office:value-type="float" office:value="106653" calcext:value-type="float">
            <text:p>106653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52" xlink:type="simple">XIONG Zhenyi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zhenyi.xiong@ensad.fr" xlink:type="simple">zhenyi.xiong@ensad.fr</text:a></text:p>
          </table:table-cell>
          <table:table-cell office:value-type="float" office:value="107952" calcext:value-type="float">
            <text:p>10795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82" xlink:type="simple">XU Bo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bo.xu@ensad.fr" xlink:type="simple">bo.xu@ensad.fr</text:a></text:p>
          </table:table-cell>
          <table:table-cell office:value-type="float" office:value="107382" calcext:value-type="float">
            <text:p>107382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75" xlink:type="simple">YAN Jingyu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ingyu.yan@ensad.fr" xlink:type="simple">jingyu.yan@ensad.fr</text:a></text:p>
          </table:table-cell>
          <table:table-cell office:value-type="float" office:value="107075" calcext:value-type="float">
            <text:p>10707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87" xlink:type="simple">YOUB Altaï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altair.youb@ensad.fr" xlink:type="simple">altair.youb@ensad.fr</text:a></text:p>
          </table:table-cell>
          <table:table-cell office:value-type="float" office:value="107887" calcext:value-type="float">
            <text:p>10788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54" xlink:type="simple">YOUCEF Chahinas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chahinase.youcef@ensad.fr" xlink:type="simple">chahinase.youcef@ensad.fr</text:a></text:p>
          </table:table-cell>
          <table:table-cell office:value-type="float" office:value="107054" calcext:value-type="float">
            <text:p>1070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95" xlink:type="simple">YVEN Clarisse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clarisse.yven@ensad.fr" xlink:type="simple">clarisse.yven@ensad.fr</text:a></text:p>
          </table:table-cell>
          <table:table-cell office:value-type="float" office:value="107795" calcext:value-type="float">
            <text:p>10779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901" xlink:type="simple">ZAHER Mélinda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elinda.zaher@ensad.fr" xlink:type="simple">melinda.zaher@ensad.fr</text:a></text:p>
          </table:table-cell>
          <table:table-cell office:value-type="float" office:value="107901" calcext:value-type="float">
            <text:p>107901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298" xlink:type="simple">ZANTAIN Judith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judith.zantain@ensad.fr" xlink:type="simple">judith.zantain@ensad.fr</text:a></text:p>
          </table:table-cell>
          <table:table-cell office:value-type="float" office:value="107298" calcext:value-type="float">
            <text:p>10729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828" xlink:type="simple">ZAPICO VASQUEZ Zazie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zazie.zapico@ensad.fr" xlink:type="simple">zazie.zapico@ensad.fr</text:a></text:p>
          </table:table-cell>
          <table:table-cell office:value-type="float" office:value="107828" calcext:value-type="float">
            <text:p>107828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757" xlink:type="simple">ZHANG Lucy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lucy.zhang@ensad.fr" xlink:type="simple">lucy.zhang@ensad.fr</text:a></text:p>
          </table:table-cell>
          <table:table-cell office:value-type="float" office:value="107757" calcext:value-type="float">
            <text:p>107757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454" xlink:type="simple">ZHAO Jialei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jialei.zhao@ensad.fr" xlink:type="simple">jialei.zhao@ensad.fr</text:a></text:p>
          </table:table-cell>
          <table:table-cell office:value-type="float" office:value="107454" calcext:value-type="float">
            <text:p>107454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025" xlink:type="simple">ZIMMERMANN Yvan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yvan.zimmermann@ensad.fr" xlink:type="simple">yvan.zimmermann@ensad.fr</text:a></text:p>
          </table:table-cell>
          <table:table-cell office:value-type="float" office:value="107025" calcext:value-type="float">
            <text:p>107025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16" xlink:type="simple">ZIMMERMANN Lisa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lisa.zimmermann@ensad.fr" xlink:type="simple">lisa.zimmermann@ensad.fr</text:a></text:p>
          </table:table-cell>
          <table:table-cell office:value-type="float" office:value="107316" calcext:value-type="float">
            <text:p>10731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7366" xlink:type="simple">ZORINA Viktoriya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viktoriya.zorina@ensad.fr" xlink:type="simple">viktoriya.zorina@ensad.fr</text:a></text:p>
          </table:table-cell>
          <table:table-cell office:value-type="float" office:value="107366" calcext:value-type="float">
            <text:p>107366</text:p>
          </table:table-cell>
        </table:table-row>
        <table:table-row table:style-name="ro1">
          <table:table-cell office:value-type="string" calcext:value-type="string">
            <text:p><text:a xlink:href="http://intranet.ensad.fr/annuaires/eleves/detail.php?PK_ELEVE=106811" xlink:type="simple">ZUCCARELLI Eugéni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eugenie.zuccarelli@ensad.fr" xlink:type="simple">eugenie.zuccarelli@ensad.fr</text:a></text:p>
          </table:table-cell>
          <table:table-cell office:value-type="float" office:value="106811" calcext:value-type="float">
            <text:p>106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4:09:48.367258933</meta:creation-date>
    <dc:date>2021-11-19T14:40:01.959710147</dc:date>
    <meta:editing-duration>PT30M13S</meta:editing-duration>
    <meta:editing-cycles>1</meta:editing-cycles>
    <meta:document-statistic meta:table-count="1" meta:cell-count="3344" meta:object-count="0"/>
    <meta:generator>LibreOffice/6.4.7.2$Linux_X86_64 LibreOffice_project/40$Build-2</meta:generator>
  </office:meta>
</office:document-meta>
</file>